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F000001846D475807BEF7F7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-color="#131416" draw:textarea-horizontal-align="justify" draw:textarea-vertical-align="middle" draw:auto-grow-height="false" fo:min-height="37.85cm" fo:min-width="27.44cm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ac75d5" draw:opacity="46%" draw:textarea-vertical-align="middle" draw:auto-grow-height="false" draw:fit-to-size="false" style:shrink-to-fit="false" fo:min-height="8.112cm" fo:min-width="2.02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f78911" draw:opacity="46%" draw:textarea-vertical-align="middle" draw:auto-grow-height="false" draw:fit-to-size="false" style:shrink-to-fit="false" fo:min-height="1.723cm" fo:min-width="1.58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ac75d5" draw:opacity="46%" draw:textarea-vertical-align="middle" draw:auto-grow-height="false" draw:fit-to-size="false" style:shrink-to-fit="false" fo:min-height="1.65cm" fo:min-width="1.01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ac75d5" draw:opacity="46%" draw:textarea-vertical-align="middle" draw:auto-grow-height="false" draw:fit-to-size="false" style:shrink-to-fit="false" fo:min-height="4.053cm" fo:min-width="1.97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1.701cm" fo:min-width="1.351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solid" svg:stroke-width="0.079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46cm, 31.616cm, 7.187cm, 5.838cm)" draw:image-opacity="100%" style:mirror="none"/>
    </style:style>
    <style:style style:name="gr8" style:family="graphic" style:parent-style-name="standard">
      <style:graphic-properties draw:stroke="solid" svg:stroke-width="0.079cm" svg:stroke-color="#000000" draw:stroke-linejoin="miter" svg:stroke-linecap="butt" draw:fill="solid" draw:fill-color="#c5c5c5" draw:textarea-vertical-align="middle" draw:auto-grow-height="false" draw:fit-to-size="false" style:shrink-to-fit="false" fo:min-height="8.139cm" fo:min-width="33.43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134cm" fo:min-width="1.01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96cm" fo:min-width="1.01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134cm" fo:min-width="0.40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626cm" fo:min-width="0.23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227cm" fo:min-width="1.34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308cm" fo:min-width="1.34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405cm" fo:min-width="1.48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589cm" fo:min-width="1.32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51cm" fo:min-width="0.7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" svg:stroke-width="0.07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51cm" fo:min-width="0.70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68cm" fo:min-width="0.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76cm" fo:min-width="0.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51cm" fo:min-width="0.72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728cm" fo:min-width="1.35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858cm" fo:min-width="1.33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941cm" fo:min-width="1.3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0.2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.119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051cm" fo:min-width="0.32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099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18cm" svg:stroke-color="#000000" draw:stroke-linejoin="miter" svg:stroke-linecap="butt" draw:fill="none" draw:textarea-vertical-align="middle" draw:auto-grow-height="false" draw:fit-to-size="false" style:shrink-to-fit="false" fo:min-height="0.192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stroke-linejoin="miter" svg:stroke-linecap="butt" draw:fill="solid" draw:fill-color="#a6a6a6" draw:textarea-vertical-align="middle" draw:auto-grow-height="false" draw:fit-to-size="false" style:shrink-to-fit="false" fo:min-height="0.556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ac75d5" draw:opacity="46%" draw:textarea-vertical-align="middle" draw:auto-grow-height="false" draw:fit-to-size="false" style:shrink-to-fit="false" fo:min-height="4.005cm" fo:min-width="0.69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35cm" draw:stroke-linejoin="miter" svg:stroke-linecap="butt" draw:fill="solid" draw:fill-color="#f456d2" draw:opacity="46%" draw:textarea-vertical-align="middle" draw:auto-grow-height="false" draw:fit-to-size="false" style:shrink-to-fit="false" fo:min-height="4.048cm" fo:min-width="2.002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35cm" draw:stroke-linejoin="miter" svg:stroke-linecap="butt" draw:fill="solid" draw:fill-color="#f456d2" draw:opacity="46%" draw:textarea-vertical-align="middle" draw:auto-grow-height="false" draw:fit-to-size="false" style:shrink-to-fit="false" fo:min-height="4.135cm" fo:min-width="0.693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35cm" draw:stroke-linejoin="miter" svg:stroke-linecap="butt" draw:fill="solid" draw:fill-color="#f456d2" draw:opacity="46%" draw:textarea-vertical-align="middle" draw:auto-grow-height="false" draw:fit-to-size="false" style:shrink-to-fit="false" fo:min-height="4.135cm" fo:min-width="0.685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9cm" draw:stroke-linejoin="miter" svg:stroke-linecap="butt" draw:fill="solid" draw:fill-color="#f456d2" draw:opacity="36%" draw:textarea-vertical-align="middle" draw:auto-grow-height="false" draw:fit-to-size="false" style:shrink-to-fit="false" fo:min-height="1.589cm" fo:min-width="1.326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35cm" draw:stroke-linejoin="miter" svg:stroke-linecap="butt" draw:fill="solid" draw:fill-color="#f78911" draw:opacity="46%" draw:textarea-vertical-align="middle" draw:auto-grow-height="false" draw:fit-to-size="false" style:shrink-to-fit="false" fo:min-height="4.032cm" fo:min-width="4.181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35cm" draw:stroke-linejoin="miter" svg:stroke-linecap="butt" draw:fill="solid" draw:fill-color="#f456d2" draw:opacity="46%" draw:textarea-vertical-align="middle" draw:auto-grow-height="false" draw:fit-to-size="false" style:shrink-to-fit="false" fo:min-height="4.076cm" fo:min-width="4.89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stroke-linejoin="miter" svg:stroke-linecap="butt" draw:fill="solid" draw:fill-color="#ff0000" draw:opacity="41%" draw:textarea-vertical-align="middle" draw:auto-grow-height="false" draw:fit-to-size="false" style:shrink-to-fit="false" fo:min-height="1.723cm" fo:min-width="3.28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35cm" draw:stroke-linejoin="miter" svg:stroke-linecap="butt" draw:fill="solid" draw:fill-color="#f456d2" draw:opacity="36%" draw:textarea-vertical-align="middle" draw:auto-grow-height="false" draw:fit-to-size="false" style:shrink-to-fit="false" fo:min-height="3.132cm" fo:min-width="1.992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.525cm" fo:min-width="1.494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1.58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1.729cm" fo:min-width="3.74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1.358cm" fo:min-width="3.884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cm" fo:min-width="1.58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259cm" fo:min-width="1.573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cm" fo:min-width="3.896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247cm" fo:min-width="3.902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79cm" svg:stroke-color="#f08106" draw:marker-end="msArrowEnd_20_5" draw:marker-end-width="0.237cm" draw:marker-end-center="false" draw:stroke-linejoin="miter" svg:stroke-linecap="butt" draw:fill="none" draw:textarea-vertical-align="top" draw:auto-grow-height="false" fo:min-height="1.104cm" fo:min-width="0.979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1.014cm" fo:padding-top="0.125cm" fo:padding-bottom="0.125cm" fo:padding-left="0.25cm" fo:padding-right="0.25cm" fo:wrap-option="wrap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059cm" fo:min-width="1.464cm" fo:padding-top="0.125cm" fo:padding-bottom="0.125cm" fo:padding-left="0.25cm" fo:padding-right="0.25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188cm" fo:min-width="1.441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1.637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218cm" fo:min-width="3.749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3.91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139cm" fo:min-width="3.751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solid" svg:stroke-width="0.159cm" svg:stroke-color="#f117c2" draw:marker-start-width="0.32cm" draw:marker-end="msArrowEnd_20_5" draw:marker-end-width="0.357cm" draw:marker-end-center="false" draw:stroke-linejoin="miter" svg:stroke-linecap="butt" draw:fill="none" draw:textarea-vertical-align="top" draw:auto-grow-height="false" fo:min-height="1.947cm" fo:min-width="0cm" fo:padding-top="0.165cm" fo:padding-bottom="0.165cm" fo:padding-left="0.29cm" fo:padding-right="0.29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solid" svg:stroke-width="0.079cm" svg:stroke-color="#f08106" draw:marker-end="msArrowEnd_20_5" draw:marker-end-width="0.237cm" draw:marker-end-center="false" draw:stroke-linejoin="miter" svg:stroke-linecap="butt" draw:fill="none" draw:textarea-vertical-align="top" draw:auto-grow-height="false" fo:min-height="2.027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3">
      <style:graphic-properties draw:stroke="none" draw:stroke-dash="Dash" svg:stroke-width="0cm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.021cm" fo:min-width="2.092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.421cm" fo:min-width="3.605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1.044cm" fo:min-width="4.922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solid" svg:stroke-width="0.079cm" svg:stroke-color="#7030a0" draw:marker-end="msArrowEnd_20_5" draw:marker-end-width="0.237cm" draw:marker-end-center="false" draw:stroke-linejoin="miter" svg:stroke-linecap="butt" draw:fill="none" draw:textarea-vertical-align="top" draw:auto-grow-height="false" fo:min-height="0cm" fo:min-width="2.387cm" fo:padding-top="0.125cm" fo:padding-bottom="0.125cm" fo:padding-left="0.25cm" fo:padding-right="0.25cm" fo:wrap-option="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width="0.159cm" svg:stroke-color="#cc0000" draw:marker-start-width="0.32cm" draw:marker-end="msArrowEnd_20_5" draw:marker-end-width="0.357cm" draw:marker-end-center="false" draw:stroke-linejoin="miter" svg:stroke-linecap="butt" draw:fill="none" draw:textarea-vertical-align="top" draw:auto-grow-height="false" fo:min-height="0.909cm" fo:min-width="0cm" fo:padding-top="0.165cm" fo:padding-bottom="0.165cm" fo:padding-left="0.29cm" fo:padding-right="0.29cm" fo:wrap-option="wrap"/>
    </style:style>
    <style:style style:name="gr10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cm" fo:min-width="2.076cm" fo:padding-top="0.125cm" fo:padding-bottom="0.125cm" fo:padding-left="0.25cm" fo:padding-right="0.25cm" fo:wrap-option="wrap"/>
    </style:style>
    <style:style style:name="gr111" style:family="graphic">
      <style:graphic-properties style:protect="size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solid" svg:stroke-width="0.079cm" svg:stroke-color="#f117c2" draw:marker-end="msArrowEnd_20_5" draw:marker-end-width="0.237cm" draw:marker-end-center="false" draw:stroke-linejoin="miter" svg:stroke-linecap="butt" draw:fill="none" draw:textarea-vertical-align="top" draw:auto-grow-height="false" fo:min-height="0.266cm" fo:min-width="1.441cm" fo:padding-top="0.125cm" fo:padding-bottom="0.125cm" fo:padding-left="0.25cm" fo:padding-right="0.25cm" fo:wrap-option="wrap"/>
    </style:style>
    <style:style style:name="gr1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3">
      <style:graphic-properties draw:stroke="none" draw:stroke-dash="Dash" svg:stroke-width="0cm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131416"/>
      <style:paragraph-properties fo:text-align="center"/>
    </style:style>
    <style:style style:name="P2" style:family="paragraph">
      <loext:graphic-properties draw:fill="solid" draw:fill-color="#ac75d5" draw:opacity="46%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f78911" draw:opacity="46%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92d050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c5c5c5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a6a6a6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f456d2" draw:opacity="46%"/>
      <style:paragraph-properties fo:text-align="center" style:font-independent-line-spacing="true"/>
      <style:text-properties fo:font-size="18pt"/>
    </style:style>
    <style:style style:name="P11" style:family="paragraph">
      <loext:graphic-properties draw:fill="solid" draw:fill-color="#f456d2" draw:opacity="36%"/>
      <style:paragraph-properties fo:text-align="center" style:font-independent-line-spacing="true"/>
      <style:text-properties fo:font-size="18pt"/>
    </style:style>
    <style:style style:name="P12" style:family="paragraph">
      <loext:graphic-properties draw:fill="solid" draw:fill-color="#ff0000" draw:opacity="41%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8pt" style:font-size-asian="28pt" style:font-size-complex="2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2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7030a0" loext:opacity="100%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f117c2" loext:opacity="100%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f08106" loext:opacity="100%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f117c2" loext:opacity="100%" style:text-line-through-style="none" style:text-line-through-type="none" style:text-position="0% 100%" style:font-name="Calibri1" fo:font-size="28pt" fo:letter-spacing="normal" fo:language="fr" fo:country="CH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117c2" loext:opacity="100%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cc0000" loext:opacity="100%" style:text-line-through-style="none" style:text-line-through-type="none" style:text-position="0% 100%" style:font-name="Calibri1" fo:font-size="28pt" fo:letter-spacing="normal" fo:language="fr" fo:country="CH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92d050" loext:opacity="100%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117c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0810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94cm" svg:height="38.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" draw:style-name="gr2" draw:text-style-name="P2" draw:layer="layout" svg:width="2.527cm" svg:height="8.361cm" draw:transform="rotate (-1.5707963267949) translate (18.161cm 2.5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" draw:text-style-name="P3" draw:layer="layout" svg:width="2.086cm" svg:height="1.972cm" draw:transform="rotate (-1.5707963267949) translate (11.772cm 28.26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2" draw:layer="layout" svg:width="1.514cm" svg:height="1.899cm" draw:transform="rotate (-1.5707963267949) translate (11.729cm 24.52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.473cm" svg:height="4.302cm" draw:transform="rotate (-1.5707963267949) translate (17.238cm 30.39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4" draw:layer="layout" svg:width="1.85cm" svg:height="1.95cm" draw:transform="rotate (-1.5707963267949) translate (18.139cm 34.61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5" draw:style-name="gr7" draw:text-style-name="P5" draw:layer="layout" svg:width="1.632cm" svg:height="0.976cm" draw:transform="rotate (-1.5707963267949) translate (16.989cm 7.581cm)">
          <draw:image xlink:href="Pictures/10000001000005CF000001846D475807BEF7F7CA.png" xlink:type="simple" xlink:show="embed" xlink:actuate="onLoad" draw:mime-type="image/png">
            <text:p/>
          </draw:image>
          <svg:desc>Diagram, engineering drawing

Description automatically generated</svg:desc>
        </draw:frame>
        <draw:custom-shape draw:name="Rectangle 7" draw:style-name="gr8" draw:text-style-name="P6" draw:layer="layout" svg:width="33.93cm" svg:height="8.388cm" draw:transform="rotate (-1.5707963267949) translate (18.186cm 2.55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7" draw:layer="layout" svg:width="1.514cm" svg:height="1.383cm" draw:transform="rotate (-1.5707963267949) translate (18.161cm 2.57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7" draw:layer="layout" svg:width="1.514cm" svg:height="1.209cm" draw:transform="rotate (-1.5707963267949) translate (16.778cm 2.57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7" draw:layer="layout" svg:width="1.514cm" svg:height="1.209cm" draw:transform="rotate (-1.5707963267949) translate (15.576cm 2.57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7" draw:layer="layout" svg:width="0.907cm" svg:height="1.383cm" draw:transform="rotate (-1.5707963267949) translate (11.656cm 2.55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7" draw:layer="layout" svg:width="0.736cm" svg:height="0.875cm" draw:transform="rotate (-1.5707963267949) translate (11.148cm 3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13" draw:text-style-name="P5" draw:layer="layout" svg:x1="18.161cm" svg:y1="5.095cm" svg:x2="9.829cm" svg:y2="5.096cm">
          <text:p/>
        </draw:line>
        <draw:line draw:name="Straight Connector 17" draw:style-name="gr13" draw:text-style-name="P5" draw:layer="layout" svg:x1="11.656cm" svg:y1="4.222cm" svg:x2="10.439cm" svg:y2="4.223cm">
          <text:p/>
        </draw:line>
        <draw:line draw:name="Straight Connector 19" draw:style-name="gr13" draw:text-style-name="P5" draw:layer="layout" svg:x1="18.116cm" svg:y1="6.386cm" svg:x2="12.359cm" svg:y2="6.387cm">
          <text:p/>
        </draw:line>
        <draw:line draw:name="Straight Connector 21" draw:style-name="gr13" draw:text-style-name="P5" draw:layer="layout" svg:x1="13.849cm" svg:y1="6.347cm" svg:x2="13.85cm" svg:y2="7.777cm">
          <text:p/>
        </draw:line>
        <draw:line draw:name="Straight Connector 23" draw:style-name="gr13" draw:text-style-name="P5" draw:layer="layout" svg:x1="13.849cm" svg:y1="7.695cm" svg:x2="12.943cm" svg:y2="8.944cm">
          <text:p/>
        </draw:line>
        <draw:line draw:name="Straight Connector 25" draw:style-name="gr13" draw:text-style-name="P5" draw:layer="layout" svg:x1="12.944cm" svg:y1="8.984cm" svg:x2="12.945cm" svg:y2="16.501cm">
          <text:p/>
        </draw:line>
        <draw:line draw:name="Straight Connector 27" draw:style-name="gr13" draw:text-style-name="P5" draw:layer="layout" svg:x1="17.246cm" svg:y1="6.425cm" svg:x2="17.247cm" svg:y2="16.482cm">
          <text:p/>
        </draw:line>
        <draw:custom-shape draw:name="Rectangle 28" draw:style-name="gr14" draw:text-style-name="P7" draw:layer="layout" svg:width="1.842cm" svg:height="1.476cm" draw:transform="rotate (-1.5707963267949) translate (17.242cm 7.4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" draw:text-style-name="P7" draw:layer="layout" svg:width="1.842cm" svg:height="1.557cm" draw:transform="rotate (-1.5707963267949) translate (17.247cm 9.92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3" draw:text-style-name="P5" draw:layer="layout" svg:x1="15.013cm" svg:y1="10.705cm" svg:x2="13.6cm" svg:y2="10.706cm">
          <text:p/>
        </draw:line>
        <draw:custom-shape draw:name="Rectangle 32" draw:style-name="gr16" draw:text-style-name="P7" draw:layer="layout" svg:width="1.986cm" svg:height="0.654cm" draw:transform="rotate (-1.5707963267949) translate (13.599cm 8.94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" draw:style-name="gr13" draw:text-style-name="P5" draw:layer="layout" svg:x1="17.246cm" svg:y1="11.771cm" svg:x2="12.944cm" svg:y2="11.772cm">
          <text:p/>
        </draw:line>
        <draw:line draw:name="Straight Connector 36" draw:style-name="gr13" draw:text-style-name="P5" draw:layer="layout" svg:x1="17.245cm" svg:y1="14.003cm" svg:x2="13.849cm" svg:y2="14.004cm">
          <text:p/>
        </draw:line>
        <draw:line draw:name="Straight Connector 38" draw:style-name="gr13" draw:text-style-name="P5" draw:layer="layout" svg:x1="13.849cm" svg:y1="13.987cm" svg:x2="13.85cm" svg:y2="15.287cm">
          <text:p/>
        </draw:line>
        <draw:custom-shape draw:name="Oval 39" draw:style-name="gr17" draw:text-style-name="P7" draw:layer="layout" svg:width="2.58cm" svg:height="2.601cm" draw:transform="rotate (-1.5707963267949) translate (15.71cm 15.19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7" draw:text-style-name="P7" draw:layer="layout" svg:width="2.58cm" svg:height="2.601cm" draw:transform="rotate (-1.5707963267949) translate (15.71cm 23.719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2" draw:style-name="gr13" draw:text-style-name="P5" draw:layer="layout" svg:x1="17.245cm" svg:y1="16.476cm" svg:x2="12.96cm" svg:y2="16.477cm">
          <text:p/>
        </draw:line>
        <draw:line draw:name="Straight Connector 46" draw:style-name="gr13" draw:text-style-name="P5" draw:layer="layout" svg:x1="12.359cm" svg:y1="5.094cm" svg:x2="12.36cm" svg:y2="7.799cm">
          <text:p/>
        </draw:line>
        <draw:line draw:name="Straight Connector 48" draw:style-name="gr13" draw:text-style-name="P5" draw:layer="layout" svg:x1="12.36cm" svg:y1="7.778cm" svg:x2="9.785cm" svg:y2="7.779cm">
          <text:p/>
        </draw:line>
        <draw:line draw:name="Straight Connector 54" draw:style-name="gr13" draw:text-style-name="P5" draw:layer="layout" svg:x1="11.755cm" svg:y1="7.778cm" svg:x2="11.756cm" svg:y2="33.382cm">
          <text:p/>
        </draw:line>
        <draw:line draw:name="Straight Connector 57" draw:style-name="gr13" draw:text-style-name="P5" draw:layer="layout" svg:x1="11.798cm" svg:y1="9.497cm" svg:x2="9.776cm" svg:y2="9.498cm">
          <text:p/>
        </draw:line>
        <draw:line draw:name="Straight Connector 58" draw:style-name="gr13" draw:text-style-name="P5" draw:layer="layout" svg:x1="11.798cm" svg:y1="11.6cm" svg:x2="9.776cm" svg:y2="11.601cm">
          <text:p/>
        </draw:line>
        <draw:line draw:name="Straight Connector 59" draw:style-name="gr13" draw:text-style-name="P5" draw:layer="layout" svg:x1="11.798cm" svg:y1="15.41cm" svg:x2="9.776cm" svg:y2="15.411cm">
          <text:p/>
        </draw:line>
        <draw:line draw:name="Straight Connector 60" draw:style-name="gr13" draw:text-style-name="P5" draw:layer="layout" svg:x1="11.8cm" svg:y1="16.945cm" svg:x2="9.778cm" svg:y2="16.946cm">
          <text:p/>
        </draw:line>
        <draw:line draw:name="Straight Connector 61" draw:style-name="gr13" draw:text-style-name="P5" draw:layer="layout" svg:x1="11.798cm" svg:y1="18.483cm" svg:x2="9.776cm" svg:y2="18.484cm">
          <text:p/>
        </draw:line>
        <draw:line draw:name="Straight Connector 62" draw:style-name="gr13" draw:text-style-name="P5" draw:layer="layout" svg:x1="11.8cm" svg:y1="19.671cm" svg:x2="9.778cm" svg:y2="19.672cm">
          <text:p/>
        </draw:line>
        <draw:line draw:name="Straight Connector 63" draw:style-name="gr13" draw:text-style-name="P5" draw:layer="layout" svg:x1="11.8cm" svg:y1="22.6cm" svg:x2="9.778cm" svg:y2="22.601cm">
          <text:p/>
        </draw:line>
        <draw:line draw:name="Straight Connector 64" draw:style-name="gr13" draw:text-style-name="P5" draw:layer="layout" svg:x1="11.748cm" svg:y1="24.504cm" svg:x2="9.799cm" svg:y2="24.505cm">
          <text:p/>
        </draw:line>
        <draw:line draw:name="Straight Connector 65" draw:style-name="gr13" draw:text-style-name="P5" draw:layer="layout" svg:x1="11.756cm" svg:y1="26.041cm" svg:x2="9.806cm" svg:y2="26.042cm">
          <text:p/>
        </draw:line>
        <draw:line draw:name="Straight Connector 67" draw:style-name="gr13" draw:text-style-name="P5" draw:layer="layout" svg:x1="11.756cm" svg:y1="28.274cm" svg:x2="9.806cm" svg:y2="28.275cm">
          <text:p/>
        </draw:line>
        <draw:line draw:name="Straight Connector 68" draw:style-name="gr13" draw:text-style-name="P5" draw:layer="layout" svg:x1="11.756cm" svg:y1="30.362cm" svg:x2="9.806cm" svg:y2="30.363cm">
          <text:p/>
        </draw:line>
        <draw:line draw:name="Straight Connector 69" draw:style-name="gr13" draw:text-style-name="P5" draw:layer="layout" svg:x1="11.756cm" svg:y1="31.811cm" svg:x2="9.806cm" svg:y2="31.812cm">
          <text:p/>
        </draw:line>
        <draw:line draw:name="Straight Connector 70" draw:style-name="gr13" draw:text-style-name="P5" draw:layer="layout" svg:x1="11.776cm" svg:y1="33.381cm" svg:x2="9.826cm" svg:y2="33.382cm">
          <text:p/>
        </draw:line>
        <draw:line draw:name="Straight Connector 71" draw:style-name="gr13" draw:text-style-name="P5" draw:layer="layout" svg:x1="11.795cm" svg:y1="34.043cm" svg:x2="9.774cm" svg:y2="34.044cm">
          <text:p/>
        </draw:line>
        <draw:custom-shape draw:name="Rectangle 72" draw:style-name="gr18" draw:text-style-name="P7" draw:layer="layout" svg:width="1.199cm" svg:height="2.1cm" draw:transform="rotate (-1.5707963267949) translate (17.246cm 19.16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4" draw:style-name="gr19" draw:text-style-name="P5" draw:layer="layout" svg:x1="15.997cm" svg:y1="19.164cm" svg:x2="15.998cm" svg:y2="20.352cm">
          <text:p/>
        </draw:line>
        <draw:custom-shape draw:name="Rectangle 76" draw:style-name="gr18" draw:text-style-name="P7" draw:layer="layout" svg:width="1.199cm" svg:height="2.1cm" draw:transform="rotate (-1.5707963267949) translate (15.032cm 19.16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7" draw:style-name="gr19" draw:text-style-name="P5" draw:layer="layout" svg:x1="14.087cm" svg:y1="19.164cm" svg:x2="14.088cm" svg:y2="20.352cm">
          <text:p/>
        </draw:line>
        <draw:custom-shape draw:name="Rectangle 78" draw:style-name="gr18" draw:text-style-name="P7" draw:layer="layout" svg:width="1.199cm" svg:height="2.1cm" draw:transform="rotate (-1.5707963267949) translate (17.246cm 20.46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8" draw:text-style-name="P7" draw:layer="layout" svg:width="1.199cm" svg:height="2.1cm" draw:transform="rotate (-1.5707963267949) translate (15.032cm 20.4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20" draw:text-style-name="P7" draw:layer="layout" svg:width="1.204cm" svg:height="2.1cm" draw:transform="rotate (-1.5707963267949) translate (17.246cm 21.76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1" draw:style-name="gr19" draw:text-style-name="P5" draw:layer="layout" svg:x1="16cm" svg:y1="21.754cm" svg:x2="16.001cm" svg:y2="22.942cm">
          <text:p/>
        </draw:line>
        <draw:custom-shape draw:name="Rectangle 82" draw:style-name="gr18" draw:text-style-name="P7" draw:layer="layout" svg:width="1.199cm" svg:height="2.1cm" draw:transform="rotate (-1.5707963267949) translate (15.032cm 21.76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3" draw:style-name="gr19" draw:text-style-name="P5" draw:layer="layout" svg:x1="14.071cm" svg:y1="21.749cm" svg:x2="14.072cm" svg:y2="22.937cm">
          <text:p/>
        </draw:line>
        <draw:line draw:name="Straight Connector 85" draw:style-name="gr13" draw:text-style-name="P5" draw:layer="layout" svg:x1="17.246cm" svg:y1="23.51cm" svg:x2="17.247cm" svg:y2="26.507cm">
          <text:p/>
        </draw:line>
        <draw:line draw:name="Straight Connector 87" draw:style-name="gr13" draw:text-style-name="P5" draw:layer="layout" svg:x1="17.207cm" svg:y1="25.01cm" svg:x2="13.108cm" svg:y2="25.011cm">
          <text:p/>
        </draw:line>
        <draw:custom-shape draw:name="Rectangle 89" draw:style-name="gr18" draw:text-style-name="P7" draw:layer="layout" svg:width="1.199cm" svg:height="2.1cm" draw:transform="rotate (-1.5707963267949) translate (17.246cm 27.01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0" draw:style-name="gr19" draw:text-style-name="P5" draw:layer="layout" svg:x1="15.997cm" svg:y1="27.034cm" svg:x2="15.998cm" svg:y2="28.222cm">
          <text:p/>
        </draw:line>
        <draw:custom-shape draw:name="Rectangle 91" draw:style-name="gr18" draw:text-style-name="P7" draw:layer="layout" svg:width="1.199cm" svg:height="2.1cm" draw:transform="rotate (-1.5707963267949) translate (17.246cm 28.31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19" draw:text-style-name="P5" draw:layer="layout" svg:x1="16.016cm" svg:y1="28.233cm" svg:x2="16.017cm" svg:y2="29.421cm">
          <text:p/>
        </draw:line>
        <draw:custom-shape draw:name="Rectangle 93" draw:style-name="gr18" draw:text-style-name="P7" draw:layer="layout" svg:width="1.199cm" svg:height="2.1cm" draw:transform="rotate (-1.5707963267949) translate (15.032cm 27.01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4" draw:style-name="gr19" draw:text-style-name="P5" draw:layer="layout" svg:x1="14.137cm" svg:y1="27.017cm" svg:x2="14.138cm" svg:y2="28.206cm">
          <text:p/>
        </draw:line>
        <draw:custom-shape draw:name="Rectangle 95" draw:style-name="gr18" draw:text-style-name="P7" draw:layer="layout" svg:width="1.199cm" svg:height="2.1cm" draw:transform="rotate (-1.5707963267949) translate (15.032cm 28.32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19" draw:text-style-name="P5" draw:layer="layout" svg:x1="14.13cm" svg:y1="28.233cm" svg:x2="14.131cm" svg:y2="29.421cm">
          <text:p/>
        </draw:line>
        <draw:custom-shape draw:name="Rectangle 97" draw:style-name="gr21" draw:text-style-name="P7" draw:layer="layout" svg:width="1.199cm" svg:height="2.117cm" draw:transform="rotate (-1.5707963267949) translate (17.245cm 30.3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22" draw:text-style-name="P7" draw:layer="layout" svg:width="1.199cm" svg:height="2.125cm" draw:transform="rotate (-1.5707963267949) translate (17.246cm 31.66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3" draw:text-style-name="P7" draw:layer="layout" svg:width="1.22cm" svg:height="2.1cm" draw:transform="rotate (-1.5707963267949) translate (15.032cm 30.35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8" draw:text-style-name="P7" draw:layer="layout" svg:width="1.199cm" svg:height="2.1cm" draw:transform="rotate (-1.5707963267949) translate (15.032cm 31.66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" draw:text-style-name="P7" draw:layer="layout" svg:width="1.85cm" svg:height="1.977cm" draw:transform="rotate (-1.5707963267949) translate (18.182cm 34.6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5" draw:text-style-name="P7" draw:layer="layout" svg:width="1.836cm" svg:height="2.107cm" draw:transform="rotate (-1.5707963267949) translate (14.568cm 34.6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4" draw:style-name="gr13" draw:text-style-name="P5" draw:layer="layout" svg:x1="12.459cm" svg:y1="33.257cm" svg:x2="12.46cm" svg:y2="34.588cm">
          <text:p/>
        </draw:line>
        <draw:custom-shape draw:name="Rectangle 105" draw:style-name="gr26" draw:text-style-name="P7" draw:layer="layout" svg:width="1.809cm" svg:height="2.19cm" draw:transform="rotate (-1.5707963267949) translate (12.011cm 34.67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7" draw:style-name="gr27" draw:text-style-name="P5" draw:layer="layout" svg:x1="10.94cm" svg:y1="33.437cm" svg:x2="10.941cm" svg:y2="34.037cm">
          <text:p/>
        </draw:line>
        <draw:line draw:name="Straight Connector 108" draw:style-name="gr27" draw:text-style-name="P5" draw:layer="layout" svg:x1="10.817cm" svg:y1="33.437cm" svg:x2="10.818cm" svg:y2="34.037cm">
          <text:p/>
        </draw:line>
        <draw:line draw:name="Straight Connector 109" draw:style-name="gr27" draw:text-style-name="P5" draw:layer="layout" svg:x1="10.701cm" svg:y1="33.437cm" svg:x2="10.702cm" svg:y2="34.037cm">
          <text:p/>
        </draw:line>
        <draw:line draw:name="Straight Connector 110" draw:style-name="gr27" draw:text-style-name="P5" draw:layer="layout" svg:x1="10.579cm" svg:y1="33.437cm" svg:x2="10.58cm" svg:y2="34.037cm">
          <text:p/>
        </draw:line>
        <draw:line draw:name="Straight Connector 111" draw:style-name="gr27" draw:text-style-name="P5" draw:layer="layout" svg:x1="10.447cm" svg:y1="33.437cm" svg:x2="10.448cm" svg:y2="34.037cm">
          <text:p/>
        </draw:line>
        <draw:line draw:name="Straight Connector 112" draw:style-name="gr27" draw:text-style-name="P5" draw:layer="layout" svg:x1="10.325cm" svg:y1="33.437cm" svg:x2="10.326cm" svg:y2="34.037cm">
          <text:p/>
        </draw:line>
        <draw:line draw:name="Straight Connector 113" draw:style-name="gr27" draw:text-style-name="P5" draw:layer="layout" svg:x1="10.209cm" svg:y1="33.437cm" svg:x2="10.21cm" svg:y2="34.037cm">
          <text:p/>
        </draw:line>
        <draw:line draw:name="Straight Connector 114" draw:style-name="gr27" draw:text-style-name="P5" draw:layer="layout" svg:x1="10.085cm" svg:y1="33.437cm" svg:x2="10.086cm" svg:y2="34.037cm">
          <text:p/>
        </draw:line>
        <draw:line draw:name="Straight Connector 115" draw:style-name="gr27" draw:text-style-name="P5" draw:layer="layout" svg:x1="9.972cm" svg:y1="33.437cm" svg:x2="9.973cm" svg:y2="34.037cm">
          <text:p/>
        </draw:line>
        <draw:line draw:name="Straight Connector 116" draw:style-name="gr27" draw:text-style-name="P5" draw:layer="layout" svg:x1="9.857cm" svg:y1="33.437cm" svg:x2="9.858cm" svg:y2="34.037cm">
          <text:p/>
        </draw:line>
        <draw:line draw:name="Straight Connector 118" draw:style-name="gr27" draw:text-style-name="P5" draw:layer="layout" svg:x1="15.777cm" svg:y1="5.803cm" svg:x2="15.778cm" svg:y2="6.378cm">
          <text:p/>
        </draw:line>
        <draw:line draw:name="Straight Connector 119" draw:style-name="gr27" draw:text-style-name="P5" draw:layer="layout" svg:x1="15.66cm" svg:y1="5.803cm" svg:x2="15.661cm" svg:y2="6.378cm">
          <text:p/>
        </draw:line>
        <draw:line draw:name="Straight Connector 120" draw:style-name="gr27" draw:text-style-name="P5" draw:layer="layout" svg:x1="15.541cm" svg:y1="5.803cm" svg:x2="15.542cm" svg:y2="6.378cm">
          <text:p/>
        </draw:line>
        <draw:line draw:name="Straight Connector 121" draw:style-name="gr27" draw:text-style-name="P5" draw:layer="layout" svg:x1="15.423cm" svg:y1="5.803cm" svg:x2="15.424cm" svg:y2="6.378cm">
          <text:p/>
        </draw:line>
        <draw:line draw:name="Straight Connector 122" draw:style-name="gr27" draw:text-style-name="P5" draw:layer="layout" svg:x1="15.306cm" svg:y1="5.803cm" svg:x2="15.307cm" svg:y2="6.378cm">
          <text:p/>
        </draw:line>
        <draw:line draw:name="Straight Connector 123" draw:style-name="gr27" draw:text-style-name="P5" draw:layer="layout" svg:x1="15.187cm" svg:y1="5.803cm" svg:x2="15.188cm" svg:y2="6.378cm">
          <text:p/>
        </draw:line>
        <draw:line draw:name="Straight Connector 124" draw:style-name="gr27" draw:text-style-name="P5" draw:layer="layout" svg:x1="15.069cm" svg:y1="5.803cm" svg:x2="15.07cm" svg:y2="6.378cm">
          <text:p/>
        </draw:line>
        <draw:line draw:name="Straight Connector 125" draw:style-name="gr27" draw:text-style-name="P5" draw:layer="layout" svg:x1="14.952cm" svg:y1="5.803cm" svg:x2="14.953cm" svg:y2="6.378cm">
          <text:p/>
        </draw:line>
        <draw:line draw:name="Straight Connector 126" draw:style-name="gr27" draw:text-style-name="P5" draw:layer="layout" svg:x1="14.833cm" svg:y1="5.803cm" svg:x2="14.834cm" svg:y2="6.378cm">
          <text:p/>
        </draw:line>
        <draw:line draw:name="Straight Connector 127" draw:style-name="gr27" draw:text-style-name="P5" draw:layer="layout" svg:x1="14.716cm" svg:y1="5.803cm" svg:x2="14.717cm" svg:y2="6.378cm">
          <text:p/>
        </draw:line>
        <draw:line draw:name="Straight Connector 128" draw:style-name="gr27" draw:text-style-name="P5" draw:layer="layout" svg:x1="14.597cm" svg:y1="5.803cm" svg:x2="14.598cm" svg:y2="6.378cm">
          <text:p/>
        </draw:line>
        <draw:line draw:name="Straight Connector 129" draw:style-name="gr27" draw:text-style-name="P5" draw:layer="layout" svg:x1="14.479cm" svg:y1="5.803cm" svg:x2="14.48cm" svg:y2="6.378cm">
          <text:p/>
        </draw:line>
        <draw:line draw:name="Straight Connector 130" draw:style-name="gr27" draw:text-style-name="P5" draw:layer="layout" svg:x1="14.362cm" svg:y1="5.803cm" svg:x2="14.363cm" svg:y2="6.378cm">
          <text:p/>
        </draw:line>
        <draw:line draw:name="Straight Connector 131" draw:style-name="gr27" draw:text-style-name="P5" draw:layer="layout" svg:x1="14.243cm" svg:y1="5.803cm" svg:x2="14.244cm" svg:y2="6.378cm">
          <text:p/>
        </draw:line>
        <draw:line draw:name="Straight Connector 132" draw:style-name="gr27" draw:text-style-name="P5" draw:layer="layout" svg:x1="14.125cm" svg:y1="5.803cm" svg:x2="14.126cm" svg:y2="6.378cm">
          <text:p/>
        </draw:line>
        <draw:line draw:name="Straight Connector 139" draw:style-name="gr13" draw:text-style-name="P5" draw:layer="layout" svg:x1="10.448cm" svg:y1="20.352cm" svg:x2="10.449cm" svg:y2="22.599cm">
          <text:p/>
        </draw:line>
        <draw:line draw:name="Straight Connector 141" draw:style-name="gr13" draw:text-style-name="P5" draw:layer="layout" svg:x1="11.104cm" svg:y1="20.434cm" svg:x2="11.105cm" svg:y2="21.622cm">
          <text:p/>
        </draw:line>
        <draw:line draw:name="Straight Connector 143" draw:style-name="gr27" draw:text-style-name="P5" draw:layer="layout" svg:x1="11.613cm" svg:y1="20.434cm" svg:x2="11.104cm" svg:y2="20.435cm">
          <text:p/>
        </draw:line>
        <draw:line draw:name="Straight Connector 144" draw:style-name="gr27" draw:text-style-name="P5" draw:layer="layout" svg:x1="11.613cm" svg:y1="20.536cm" svg:x2="11.104cm" svg:y2="20.537cm">
          <text:p/>
        </draw:line>
        <draw:line draw:name="Straight Connector 145" draw:style-name="gr27" draw:text-style-name="P5" draw:layer="layout" svg:x1="11.613cm" svg:y1="20.638cm" svg:x2="11.104cm" svg:y2="20.639cm">
          <text:p/>
        </draw:line>
        <draw:line draw:name="Straight Connector 146" draw:style-name="gr27" draw:text-style-name="P5" draw:layer="layout" svg:x1="11.613cm" svg:y1="20.74cm" svg:x2="11.104cm" svg:y2="20.741cm">
          <text:p/>
        </draw:line>
        <draw:line draw:name="Straight Connector 147" draw:style-name="gr27" draw:text-style-name="P5" draw:layer="layout" svg:x1="11.613cm" svg:y1="20.842cm" svg:x2="11.104cm" svg:y2="20.843cm">
          <text:p/>
        </draw:line>
        <draw:line draw:name="Straight Connector 148" draw:style-name="gr27" draw:text-style-name="P5" draw:layer="layout" svg:x1="11.613cm" svg:y1="20.944cm" svg:x2="11.104cm" svg:y2="20.945cm">
          <text:p/>
        </draw:line>
        <draw:line draw:name="Straight Connector 149" draw:style-name="gr27" draw:text-style-name="P5" draw:layer="layout" svg:x1="11.613cm" svg:y1="21.046cm" svg:x2="11.104cm" svg:y2="21.047cm">
          <text:p/>
        </draw:line>
        <draw:line draw:name="Straight Connector 150" draw:style-name="gr27" draw:text-style-name="P5" draw:layer="layout" svg:x1="11.613cm" svg:y1="21.148cm" svg:x2="11.104cm" svg:y2="21.149cm">
          <text:p/>
        </draw:line>
        <draw:line draw:name="Straight Connector 151" draw:style-name="gr27" draw:text-style-name="P5" draw:layer="layout" svg:x1="11.613cm" svg:y1="21.25cm" svg:x2="11.104cm" svg:y2="21.251cm">
          <text:p/>
        </draw:line>
        <draw:line draw:name="Straight Connector 152" draw:style-name="gr27" draw:text-style-name="P5" draw:layer="layout" svg:x1="11.613cm" svg:y1="21.352cm" svg:x2="11.104cm" svg:y2="21.353cm">
          <text:p/>
        </draw:line>
        <draw:line draw:name="Straight Connector 153" draw:style-name="gr27" draw:text-style-name="P5" draw:layer="layout" svg:x1="10.982cm" svg:y1="20.734cm" svg:x2="10.473cm" svg:y2="20.735cm">
          <text:p/>
        </draw:line>
        <draw:line draw:name="Straight Connector 154" draw:style-name="gr27" draw:text-style-name="P5" draw:layer="layout" svg:x1="10.982cm" svg:y1="20.836cm" svg:x2="10.473cm" svg:y2="20.837cm">
          <text:p/>
        </draw:line>
        <draw:line draw:name="Straight Connector 155" draw:style-name="gr27" draw:text-style-name="P5" draw:layer="layout" svg:x1="10.982cm" svg:y1="20.938cm" svg:x2="10.473cm" svg:y2="20.939cm">
          <text:p/>
        </draw:line>
        <draw:line draw:name="Straight Connector 156" draw:style-name="gr27" draw:text-style-name="P5" draw:layer="layout" svg:x1="10.982cm" svg:y1="21.04cm" svg:x2="10.473cm" svg:y2="21.041cm">
          <text:p/>
        </draw:line>
        <draw:line draw:name="Straight Connector 157" draw:style-name="gr27" draw:text-style-name="P5" draw:layer="layout" svg:x1="10.982cm" svg:y1="21.142cm" svg:x2="10.473cm" svg:y2="21.143cm">
          <text:p/>
        </draw:line>
        <draw:line draw:name="Straight Connector 158" draw:style-name="gr27" draw:text-style-name="P5" draw:layer="layout" svg:x1="10.982cm" svg:y1="21.244cm" svg:x2="10.473cm" svg:y2="21.245cm">
          <text:p/>
        </draw:line>
        <draw:line draw:name="Straight Connector 159" draw:style-name="gr27" draw:text-style-name="P5" draw:layer="layout" svg:x1="10.982cm" svg:y1="21.346cm" svg:x2="10.473cm" svg:y2="21.347cm">
          <text:p/>
        </draw:line>
        <draw:line draw:name="Straight Connector 160" draw:style-name="gr27" draw:text-style-name="P5" draw:layer="layout" svg:x1="10.982cm" svg:y1="21.448cm" svg:x2="10.473cm" svg:y2="21.449cm">
          <text:p/>
        </draw:line>
        <draw:line draw:name="Straight Connector 161" draw:style-name="gr27" draw:text-style-name="P5" draw:layer="layout" svg:x1="10.982cm" svg:y1="21.55cm" svg:x2="10.473cm" svg:y2="21.551cm">
          <text:p/>
        </draw:line>
        <draw:line draw:name="Straight Connector 162" draw:style-name="gr27" draw:text-style-name="P5" draw:layer="layout" svg:x1="10.982cm" svg:y1="21.651cm" svg:x2="10.473cm" svg:y2="21.652cm">
          <text:p/>
        </draw:line>
        <draw:g draw:name="Group 178">
          <draw:custom-shape draw:name="Arc 174" draw:style-name="gr28" draw:text-style-name="P7" draw:layer="layout" svg:width="0.756cm" svg:height="0.916cm" draw:transform="rotate (-1.5707963267949) translate (17.692cm 30.075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76" draw:style-name="gr13" draw:text-style-name="P5" draw:layer="layout" svg:x1="17.697cm" svg:y1="30.446cm" svg:x2="17.256cm" svg:y2="30.447cm">
            <text:p/>
          </draw:line>
          <draw:custom-shape draw:name="Rectangle 177" draw:style-name="gr29" draw:text-style-name="P8" draw:layer="layout" svg:width="0.308cm" svg:height="0.132cm" draw:transform="rotate (-1.5707963267949) translate (17.319cm 30.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9">
          <draw:custom-shape draw:name="Arc 180" draw:style-name="gr30" draw:text-style-name="P7" draw:layer="layout" svg:width="0.756cm" svg:height="0.915cm" draw:transform="rotate (-1.5707963267949) translate (17.681cm 20.216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81" draw:style-name="gr13" draw:text-style-name="P5" draw:layer="layout" svg:x1="17.687cm" svg:y1="20.587cm" svg:x2="17.246cm" svg:y2="20.588cm">
            <text:p/>
          </draw:line>
          <draw:custom-shape draw:name="Rectangle 182" draw:style-name="gr29" draw:text-style-name="P8" draw:layer="layout" svg:width="0.31cm" svg:height="0.132cm" draw:transform="rotate (-1.5707963267949) translate (17.31cm 20.63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3">
          <draw:custom-shape draw:name="Arc 184" draw:style-name="gr30" draw:text-style-name="P7" draw:layer="layout" svg:width="0.756cm" svg:height="0.915cm" draw:transform="rotate (-1.5707963267949) translate (17.681cm 14.65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85" draw:style-name="gr13" draw:text-style-name="P5" draw:layer="layout" svg:x1="17.688cm" svg:y1="15.028cm" svg:x2="17.247cm" svg:y2="15.029cm">
            <text:p/>
          </draw:line>
          <draw:custom-shape draw:name="Rectangle 186" draw:style-name="gr29" draw:text-style-name="P8" draw:layer="layout" svg:width="0.31cm" svg:height="0.132cm" draw:transform="rotate (-1.5707963267949) translate (17.31cm 15.0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7">
          <draw:custom-shape draw:name="Arc 188" draw:style-name="gr30" draw:text-style-name="P7" draw:layer="layout" svg:width="0.756cm" svg:height="0.915cm" draw:transform="rotate (-1.5707963267949) translate (17.699cm 12.304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89" draw:style-name="gr13" draw:text-style-name="P5" draw:layer="layout" svg:x1="17.706cm" svg:y1="12.675cm" svg:x2="17.265cm" svg:y2="12.676cm">
            <text:p/>
          </draw:line>
          <draw:custom-shape draw:name="Rectangle 190" draw:style-name="gr29" draw:text-style-name="P8" draw:layer="layout" svg:width="0.308cm" svg:height="0.132cm" draw:transform="rotate (-1.5707963267949) translate (17.328cm 12.71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1">
          <draw:custom-shape draw:name="Arc 192" draw:style-name="gr30" draw:text-style-name="P7" draw:layer="layout" svg:width="0.756cm" svg:height="0.915cm" draw:transform="rotate (-1.5707963267949) translate (17.704cm 9.946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93" draw:style-name="gr13" draw:text-style-name="P5" draw:layer="layout" svg:x1="17.71cm" svg:y1="10.317cm" svg:x2="17.27cm" svg:y2="10.318cm">
            <text:p/>
          </draw:line>
          <draw:custom-shape draw:name="Rectangle 194" draw:style-name="gr29" draw:text-style-name="P8" draw:layer="layout" svg:width="0.308cm" svg:height="0.132cm" draw:transform="rotate (-1.5707963267949) translate (17.333cm 10.35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Arc 197" draw:style-name="gr30" draw:text-style-name="P7" draw:layer="layout" svg:width="0.756cm" svg:height="0.915cm" draw:transform="rotate (-1.5707963267949) translate (14.3cm 14.01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198" draw:style-name="gr13" draw:text-style-name="P5" draw:layer="layout" svg:x1="14.307cm" svg:y1="14.388cm" svg:x2="13.866cm" svg:y2="14.389cm">
            <text:p/>
          </draw:line>
          <draw:custom-shape draw:name="Rectangle 199" draw:style-name="gr29" draw:text-style-name="P8" draw:layer="layout" svg:width="0.31cm" svg:height="0.132cm" draw:transform="rotate (-1.5707963267949) translate (13.929cm 14.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200" draw:style-name="gr31" draw:text-style-name="P8" draw:layer="layout" svg:width="0.466cm" svg:height="0.521cm" draw:transform="rotate (-1.5707963267949) translate (15.71cm 16.95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1" draw:style-name="gr31" draw:text-style-name="P8" draw:layer="layout" svg:width="0.466cm" svg:height="0.521cm" draw:transform="rotate (-1.5707963267949) translate (15.651cm 15.43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2" draw:style-name="gr31" draw:text-style-name="P8" draw:layer="layout" svg:width="0.466cm" svg:height="0.521cm" draw:transform="rotate (-1.5707963267949) translate (15.603cm 23.96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3" draw:style-name="gr31" draw:text-style-name="P8" draw:layer="layout" svg:width="0.466cm" svg:height="0.521cm" draw:transform="rotate (-1.5707963267949) translate (15.651cm 25.62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04">
          <draw:custom-shape draw:name="Arc 205" draw:style-name="gr28" draw:text-style-name="P7" draw:layer="layout" svg:width="0.756cm" svg:height="0.916cm" draw:transform="rotate (-1.5707963267949) translate (14.054cm 9.595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06" draw:style-name="gr13" draw:text-style-name="P5" draw:layer="layout" svg:x1="14.059cm" svg:y1="9.966cm" svg:x2="13.618cm" svg:y2="9.967cm">
            <text:p/>
          </draw:line>
          <draw:custom-shape draw:name="Rectangle 207" draw:style-name="gr29" draw:text-style-name="P8" draw:layer="layout" svg:width="0.31cm" svg:height="0.132cm" draw:transform="rotate (-1.5707963267949) translate (13.681cm 10.0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08" draw:style-name="gr32" draw:text-style-name="P7" draw:layer="layout" svg:width="0.828cm" svg:height="1.3cm" draw:transform="rotate (-1.5707963267949) translate (15.166cm 6.38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9">
          <draw:custom-shape draw:name="Arc 210" draw:style-name="gr28" draw:text-style-name="P7" draw:layer="layout" svg:width="0.756cm" svg:height="0.916cm" draw:transform="rotate (-1.5707963267949) translate (14.991cm 34.886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11" draw:style-name="gr13" draw:text-style-name="P5" draw:layer="layout" svg:x1="14.996cm" svg:y1="35.257cm" svg:x2="14.555cm" svg:y2="35.258cm">
            <text:p/>
          </draw:line>
          <draw:custom-shape draw:name="Rectangle 212" draw:style-name="gr29" draw:text-style-name="P8" draw:layer="layout" svg:width="0.31cm" svg:height="0.132cm" draw:transform="rotate (-1.5707963267949) translate (14.618cm 35.30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7">
          <draw:custom-shape draw:name="Arc 218" draw:style-name="gr28" draw:text-style-name="P7" draw:layer="layout" svg:width="0.756cm" svg:height="0.916cm" draw:transform="rotate (-1.5707963267949) translate (12.202cm 27.989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19" draw:style-name="gr13" draw:text-style-name="P5" draw:layer="layout" svg:x1="12.207cm" svg:y1="28.36cm" svg:x2="11.766cm" svg:y2="28.361cm">
            <text:p/>
          </draw:line>
          <draw:custom-shape draw:name="Rectangle 220" draw:style-name="gr29" draw:text-style-name="P8" draw:layer="layout" svg:width="0.31cm" svg:height="0.132cm" draw:transform="rotate (-1.5707963267949) translate (11.829cm 28.4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1">
          <draw:custom-shape draw:name="Arc 222" draw:style-name="gr28" draw:text-style-name="P7" draw:layer="layout" svg:width="0.756cm" svg:height="0.916cm" draw:transform="rotate (-1.5707963267949) translate (12.191cm 18.72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23" draw:style-name="gr13" draw:text-style-name="P5" draw:layer="layout" svg:x1="12.196cm" svg:y1="19.098cm" svg:x2="11.755cm" svg:y2="19.099cm">
            <text:p/>
          </draw:line>
          <draw:custom-shape draw:name="Rectangle 224" draw:style-name="gr29" draw:text-style-name="P8" draw:layer="layout" svg:width="0.308cm" svg:height="0.132cm" draw:transform="rotate (-1.5707963267949) translate (11.818cm 19.1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5">
          <draw:custom-shape draw:name="Arc 226" draw:style-name="gr28" draw:text-style-name="P7" draw:layer="layout" svg:width="0.756cm" svg:height="0.916cm" draw:transform="rotate (-1.5707963267949) translate (12.188cm 13.02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27" draw:style-name="gr13" draw:text-style-name="P5" draw:layer="layout" svg:x1="12.193cm" svg:y1="13.398cm" svg:x2="11.752cm" svg:y2="13.399cm">
            <text:p/>
          </draw:line>
          <draw:custom-shape draw:name="Rectangle 228" draw:style-name="gr29" draw:text-style-name="P8" draw:layer="layout" svg:width="0.308cm" svg:height="0.132cm" draw:transform="rotate (-1.5707963267949) translate (11.815cm 13.4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9">
          <draw:custom-shape draw:name="Arc 230" draw:style-name="gr28" draw:text-style-name="P7" draw:layer="layout" svg:width="0.756cm" svg:height="0.916cm" draw:transform="rotate (-1.5707963267949) translate (12.179cm 8.605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31" draw:style-name="gr13" draw:text-style-name="P5" draw:layer="layout" svg:x1="12.184cm" svg:y1="8.976cm" svg:x2="11.743cm" svg:y2="8.977cm">
            <text:p/>
          </draw:line>
          <draw:custom-shape draw:name="Rectangle 232" draw:style-name="gr29" draw:text-style-name="P8" draw:layer="layout" svg:width="0.308cm" svg:height="0.132cm" draw:transform="rotate (-1.5707963267949) translate (11.806cm 9.0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3">
          <draw:custom-shape draw:name="Arc 234" draw:style-name="gr28" draw:text-style-name="P7" draw:layer="layout" svg:width="0.756cm" svg:height="0.916cm" draw:transform="rotate (-1.5707963267949) translate (12.179cm 9.662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35" draw:style-name="gr13" draw:text-style-name="P5" draw:layer="layout" svg:x1="12.184cm" svg:y1="10.048cm" svg:x2="11.743cm" svg:y2="10.049cm">
            <text:p/>
          </draw:line>
          <draw:custom-shape draw:name="Rectangle 236" draw:style-name="gr29" draw:text-style-name="P8" draw:layer="layout" svg:width="0.309cm" svg:height="0.132cm" draw:transform="rotate (-1.5707963267949) translate (11.806cm 9.691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7">
          <draw:custom-shape draw:name="Arc 238" draw:style-name="gr30" draw:text-style-name="P7" draw:layer="layout" svg:width="0.756cm" svg:height="0.915cm" draw:transform="rotate (1.5707963267949) translate (11.335cm 15.934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39" draw:style-name="gr13" draw:text-style-name="P5" draw:layer="layout" svg:x1="11.328cm" svg:y1="15.549cm" svg:x2="11.769cm" svg:y2="15.55cm">
            <text:p/>
          </draw:line>
          <draw:custom-shape draw:name="Rectangle 240" draw:style-name="gr29" draw:text-style-name="P8" draw:layer="layout" svg:width="0.309cm" svg:height="0.131cm" draw:transform="rotate (1.5707963267949) translate (11.708cm 15.915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242" draw:style-name="gr13" draw:text-style-name="P5" draw:layer="layout" svg:x1="10.901cm" svg:y1="15.389cm" svg:x2="10.902cm" svg:y2="18.68cm">
          <text:p/>
        </draw:line>
        <draw:line draw:name="Straight Connector 244" draw:style-name="gr13" draw:text-style-name="P5" draw:layer="layout" svg:x1="10.487cm" svg:y1="16.945cm" svg:x2="10.488cm" svg:y2="17.52cm">
          <text:p/>
        </draw:line>
        <draw:line draw:name="Straight Connector 246" draw:style-name="gr13" draw:text-style-name="P5" draw:layer="layout" svg:x1="10.114cm" svg:y1="16.945cm" svg:x2="10.115cm" svg:y2="17.537cm">
          <text:p/>
        </draw:line>
        <draw:line draw:name="Straight Connector 248" draw:style-name="gr13" draw:text-style-name="P5" draw:layer="layout" svg:x1="11.35cm" svg:y1="17.844cm" svg:x2="10.884cm" svg:y2="17.845cm">
          <text:p/>
        </draw:line>
        <draw:line draw:name="Straight Connector 250" draw:style-name="gr13" draw:text-style-name="P5" draw:layer="layout" svg:x1="10.901cm" svg:y1="18.459cm" svg:x2="10.902cm" svg:y2="19.67cm">
          <text:p/>
        </draw:line>
        <draw:g draw:name="Group 255">
          <draw:custom-shape draw:name="Arc 256" draw:style-name="gr30" draw:text-style-name="P7" draw:layer="layout" svg:width="0.756cm" svg:height="0.915cm" draw:transform="rotate (1.5707963267949) translate (10.48cm 15.953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57" draw:style-name="gr13" draw:text-style-name="P5" draw:layer="layout" svg:x1="10.473cm" svg:y1="15.568cm" svg:x2="10.914cm" svg:y2="15.569cm">
            <text:p/>
          </draw:line>
          <draw:custom-shape draw:name="Rectangle 258" draw:style-name="gr29" draw:text-style-name="P8" draw:layer="layout" svg:width="0.309cm" svg:height="0.131cm" draw:transform="rotate (1.5707963267949) translate (10.853cm 15.934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9">
          <draw:custom-shape draw:name="Arc 260" draw:style-name="gr30" draw:text-style-name="P7" draw:layer="layout" svg:width="0.756cm" svg:height="0.915cm" draw:transform="rotate (1.5707963267949) translate (11.303cm 18.68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61" draw:style-name="gr13" draw:text-style-name="P5" draw:layer="layout" svg:x1="11.296cm" svg:y1="18.309cm" svg:x2="11.737cm" svg:y2="18.31cm">
            <text:p/>
          </draw:line>
          <draw:custom-shape draw:name="Rectangle 262" draw:style-name="gr29" draw:text-style-name="P8" draw:layer="layout" svg:width="0.309cm" svg:height="0.132cm" draw:transform="rotate (1.5707963267949) translate (11.674cm 18.26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4">
          <draw:custom-shape draw:name="Arc 265" draw:style-name="gr28" draw:text-style-name="P7" draw:layer="layout" svg:width="0.756cm" svg:height="0.916cm" draw:transform="rotate (-1.5707963267949) translate (11.358cm 19.098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66" draw:style-name="gr13" draw:text-style-name="P5" draw:layer="layout" svg:x1="11.363cm" svg:y1="19.484cm" svg:x2="10.922cm" svg:y2="19.485cm">
            <text:p/>
          </draw:line>
          <draw:custom-shape draw:name="Rectangle 267" draw:style-name="gr29" draw:text-style-name="P8" draw:layer="layout" svg:width="0.309cm" svg:height="0.132cm" draw:transform="rotate (-1.5707963267949) translate (10.985cm 19.127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0">
          <draw:custom-shape draw:name="Arc 271" draw:style-name="gr30" draw:text-style-name="P7" draw:layer="layout" svg:width="0.756cm" svg:height="0.915cm" draw:transform="rotate (1.5707963267949) translate (10.467cm 18.721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72" draw:style-name="gr13" draw:text-style-name="P5" draw:layer="layout" svg:x1="10.46cm" svg:y1="18.35cm" svg:x2="10.901cm" svg:y2="18.351cm">
            <text:p/>
          </draw:line>
          <draw:custom-shape draw:name="Rectangle 273" draw:style-name="gr29" draw:text-style-name="P8" draw:layer="layout" svg:width="0.309cm" svg:height="0.131cm" draw:transform="rotate (1.5707963267949) translate (10.84cm 18.30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5">
          <draw:custom-shape draw:name="Arc 276" draw:style-name="gr30" draw:text-style-name="P7" draw:layer="layout" svg:width="0.756cm" svg:height="0.915cm" draw:transform="rotate (1.5707963267949) translate (11.31cm 20.212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77" draw:style-name="gr13" draw:text-style-name="P5" draw:layer="layout" svg:x1="11.303cm" svg:y1="19.827cm" svg:x2="11.744cm" svg:y2="19.828cm">
            <text:p/>
          </draw:line>
          <draw:custom-shape draw:name="Rectangle 278" draw:style-name="gr29" draw:text-style-name="P8" draw:layer="layout" svg:width="0.309cm" svg:height="0.131cm" draw:transform="rotate (1.5707963267949) translate (11.683cm 20.193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9">
          <draw:custom-shape draw:name="Arc 280" draw:style-name="gr30" draw:text-style-name="P7" draw:layer="layout" svg:width="0.756cm" svg:height="0.915cm" draw:transform="rotate (-1.5707963267949) translate (12.17cm 23.85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81" draw:style-name="gr13" draw:text-style-name="P5" draw:layer="layout" svg:x1="12.176cm" svg:y1="24.236cm" svg:x2="11.735cm" svg:y2="24.237cm">
            <text:p/>
          </draw:line>
          <draw:custom-shape draw:name="Rectangle 282" draw:style-name="gr29" draw:text-style-name="P8" draw:layer="layout" svg:width="0.309cm" svg:height="0.132cm" draw:transform="rotate (-1.5707963267949) translate (11.799cm 23.879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3">
          <draw:custom-shape draw:name="Arc 284" draw:style-name="gr28" draw:text-style-name="P7" draw:layer="layout" svg:width="0.756cm" svg:height="0.916cm" draw:transform="rotate (-1.5707963267949) translate (12.184cm 26.136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85" draw:style-name="gr13" draw:text-style-name="P5" draw:layer="layout" svg:x1="12.189cm" svg:y1="26.522cm" svg:x2="11.748cm" svg:y2="26.523cm">
            <text:p/>
          </draw:line>
          <draw:custom-shape draw:name="Rectangle 286" draw:style-name="gr29" draw:text-style-name="P8" draw:layer="layout" svg:width="0.309cm" svg:height="0.132cm" draw:transform="rotate (-1.5707963267949) translate (11.811cm 26.165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7">
          <draw:custom-shape draw:name="Arc 288" draw:style-name="gr28" draw:text-style-name="P7" draw:layer="layout" svg:width="0.756cm" svg:height="0.916cm" draw:transform="rotate (-1.5707963267949) translate (12.243cm 25.172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89" draw:style-name="gr13" draw:text-style-name="P5" draw:layer="layout" svg:x1="12.248cm" svg:y1="25.543cm" svg:x2="11.807cm" svg:y2="25.544cm">
            <text:p/>
          </draw:line>
          <draw:custom-shape draw:name="Rectangle 290" draw:style-name="gr29" draw:text-style-name="P8" draw:layer="layout" svg:width="0.31cm" svg:height="0.132cm" draw:transform="rotate (-1.5707963267949) translate (11.87cm 25.59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1">
          <draw:custom-shape draw:name="Arc 292" draw:style-name="gr30" draw:text-style-name="P7" draw:layer="layout" svg:width="0.757cm" svg:height="0.915cm" draw:transform="rotate (1.5707963267949) translate (11.34cm 30.881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293" draw:style-name="gr13" draw:text-style-name="P5" draw:layer="layout" svg:x1="11.333cm" svg:y1="30.497cm" svg:x2="11.774cm" svg:y2="30.498cm">
            <text:p/>
          </draw:line>
          <draw:custom-shape draw:name="Rectangle 294" draw:style-name="gr29" draw:text-style-name="P8" draw:layer="layout" svg:width="0.309cm" svg:height="0.131cm" draw:transform="rotate (1.5707963267949) translate (11.713cm 30.864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295" draw:style-name="gr13" draw:text-style-name="P5" draw:layer="layout" svg:x1="10.695cm" svg:y1="30.353cm" svg:x2="10.677cm" svg:y2="33.38cm">
          <text:p/>
        </draw:line>
        <draw:g draw:name="Group 298">
          <draw:custom-shape draw:name="Arc 299" draw:style-name="gr30" draw:text-style-name="P7" draw:layer="layout" svg:width="0.756cm" svg:height="0.915cm" draw:transform="rotate (1.5707963267949) translate (10.273cm 30.875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00" draw:style-name="gr13" draw:text-style-name="P5" draw:layer="layout" svg:x1="10.266cm" svg:y1="30.49cm" svg:x2="10.707cm" svg:y2="30.491cm">
            <text:p/>
          </draw:line>
          <draw:custom-shape draw:name="Rectangle 301" draw:style-name="gr29" draw:text-style-name="P8" draw:layer="layout" svg:width="0.309cm" svg:height="0.131cm" draw:transform="rotate (1.5707963267949) translate (10.646cm 30.856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2">
          <draw:custom-shape draw:name="Arc 303" draw:style-name="gr30" draw:text-style-name="P7" draw:layer="layout" svg:width="0.756cm" svg:height="0.915cm" draw:transform="rotate (1.5707963267949) translate (11.326cm 33.543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04" draw:style-name="gr13" draw:text-style-name="P5" draw:layer="layout" svg:x1="11.319cm" svg:y1="33.172cm" svg:x2="11.76cm" svg:y2="33.173cm">
            <text:p/>
          </draw:line>
          <draw:custom-shape draw:name="Rectangle 305" draw:style-name="gr29" draw:text-style-name="P8" draw:layer="layout" svg:width="0.309cm" svg:height="0.132cm" draw:transform="rotate (1.5707963267949) translate (11.697cm 33.12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6">
          <draw:custom-shape draw:name="Arc 307" draw:style-name="gr30" draw:text-style-name="P7" draw:layer="layout" svg:width="0.756cm" svg:height="0.915cm" draw:transform="rotate (1.5707963267949) translate (10.249cm 33.55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08" draw:style-name="gr13" draw:text-style-name="P5" draw:layer="layout" svg:x1="10.242cm" svg:y1="33.186cm" svg:x2="10.683cm" svg:y2="33.187cm">
            <text:p/>
          </draw:line>
          <draw:custom-shape draw:name="Rectangle 309" draw:style-name="gr29" draw:text-style-name="P8" draw:layer="layout" svg:width="0.309cm" svg:height="0.132cm" draw:transform="rotate (1.5707963267949) translate (10.62cm 33.14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0">
          <draw:custom-shape draw:name="Arc 311" draw:style-name="gr30" draw:text-style-name="P7" draw:layer="layout" svg:width="0.756cm" svg:height="0.915cm" draw:transform="rotate (-1.5707963267949) translate (17.676cm 32.334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12" draw:style-name="gr13" draw:text-style-name="P5" draw:layer="layout" svg:x1="17.683cm" svg:y1="32.72cm" svg:x2="17.242cm" svg:y2="32.721cm">
            <text:p/>
          </draw:line>
          <draw:custom-shape draw:name="Rectangle 313" draw:style-name="gr29" draw:text-style-name="P8" draw:layer="layout" svg:width="0.309cm" svg:height="0.132cm" draw:transform="rotate (-1.5707963267949) translate (17.305cm 32.363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4">
          <draw:custom-shape draw:name="Arc 315" draw:style-name="gr28" draw:text-style-name="P7" draw:layer="layout" svg:width="0.756cm" svg:height="0.916cm" draw:transform="rotate (-1.5707963267949) translate (17.703cm 10.7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16" draw:style-name="gr13" draw:text-style-name="P5" draw:layer="layout" svg:x1="17.708cm" svg:y1="11.086cm" svg:x2="17.267cm" svg:y2="11.087cm">
            <text:p/>
          </draw:line>
          <draw:custom-shape draw:name="Rectangle 317" draw:style-name="gr29" draw:text-style-name="P8" draw:layer="layout" svg:width="0.427cm" svg:height="0.126cm" draw:transform="rotate (-1.5707963267949) translate (17.329cm 10.611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8">
          <draw:custom-shape draw:name="Arc 319" draw:style-name="gr30" draw:text-style-name="P7" draw:layer="layout" svg:width="0.757cm" svg:height="0.915cm" draw:transform="rotate (1.5707963267949) translate (12.499cm 30.857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20" draw:style-name="gr13" draw:text-style-name="P5" draw:layer="layout" svg:x1="12.492cm" svg:y1="30.473cm" svg:x2="12.933cm" svg:y2="30.474cm">
            <text:p/>
          </draw:line>
          <draw:custom-shape draw:name="Rectangle 321" draw:style-name="gr29" draw:text-style-name="P8" draw:layer="layout" svg:width="0.309cm" svg:height="0.132cm" draw:transform="rotate (1.5707963267949) translate (12.87cm 30.84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2">
          <draw:custom-shape draw:name="Arc 323" draw:style-name="gr30" draw:text-style-name="P7" draw:layer="layout" svg:width="0.757cm" svg:height="0.915cm" draw:transform="rotate (1.5707963267949) translate (12.497cm 20.998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24" draw:style-name="gr13" draw:text-style-name="P5" draw:layer="layout" svg:x1="12.49cm" svg:y1="20.614cm" svg:x2="12.931cm" svg:y2="20.615cm">
            <text:p/>
          </draw:line>
          <draw:custom-shape draw:name="Rectangle 325" draw:style-name="gr29" draw:text-style-name="P8" draw:layer="layout" svg:width="0.309cm" svg:height="0.131cm" draw:transform="rotate (1.5707963267949) translate (12.87cm 20.981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6">
          <draw:custom-shape draw:name="Arc 327" draw:style-name="gr30" draw:text-style-name="P7" draw:layer="layout" svg:width="0.757cm" svg:height="0.915cm" draw:transform="rotate (1.5707963267949) translate (12.506cm 12.654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28" draw:style-name="gr13" draw:text-style-name="P5" draw:layer="layout" svg:x1="12.499cm" svg:y1="12.27cm" svg:x2="12.94cm" svg:y2="12.271cm">
            <text:p/>
          </draw:line>
          <draw:custom-shape draw:name="Rectangle 329" draw:style-name="gr29" draw:text-style-name="P8" draw:layer="layout" svg:width="0.309cm" svg:height="0.132cm" draw:transform="rotate (1.5707963267949) translate (12.877cm 12.637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32">
          <draw:custom-shape draw:name="Arc 333" draw:style-name="gr30" draw:text-style-name="P7" draw:layer="layout" svg:width="0.756cm" svg:height="0.915cm" draw:transform="rotate (1.5707963267949) translate (12.506cm 33.095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34" draw:style-name="gr13" draw:text-style-name="P5" draw:layer="layout" svg:x1="12.499cm" svg:y1="32.724cm" svg:x2="12.94cm" svg:y2="32.725cm">
            <text:p/>
          </draw:line>
          <draw:custom-shape draw:name="Rectangle 335" draw:style-name="gr29" draw:text-style-name="P8" draw:layer="layout" svg:width="0.309cm" svg:height="0.131cm" draw:transform="rotate (1.5707963267949) translate (12.879cm 32.68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36">
          <draw:custom-shape draw:name="Arc 337" draw:style-name="gr30" draw:text-style-name="P7" draw:layer="layout" svg:width="0.757cm" svg:height="0.915cm" draw:transform="rotate (1.5707963267949) translate (15.724cm 35.616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38" draw:style-name="gr13" draw:text-style-name="P5" draw:layer="layout" svg:x1="15.716cm" svg:y1="35.232cm" svg:x2="16.157cm" svg:y2="35.233cm">
            <text:p/>
          </draw:line>
          <draw:custom-shape draw:name="Rectangle 339" draw:style-name="gr29" draw:text-style-name="P8" draw:layer="layout" svg:width="0.309cm" svg:height="0.132cm" draw:transform="rotate (1.5707963267949) translate (16.095cm 35.599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0">
          <draw:custom-shape draw:name="Arc 341" draw:style-name="gr28" draw:text-style-name="P7" draw:layer="layout" svg:width="0.755cm" svg:height="0.916cm" draw:transform="rotate (-3.14159265358979) translate (16.879cm 29.951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42" draw:style-name="gr13" draw:text-style-name="P5" draw:layer="layout" svg:x1="16.509cm" svg:y1="29.956cm" svg:x2="16.51cm" svg:y2="29.515cm">
            <text:p/>
          </draw:line>
          <draw:custom-shape draw:name="Rectangle 343" draw:style-name="gr29" draw:text-style-name="P8" draw:layer="layout" svg:width="0.307cm" svg:height="0.131cm" draw:transform="rotate (-3.14159265358979) translate (16.456cm 29.57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44" draw:style-name="gr33" draw:text-style-name="P8" draw:layer="layout" svg:width="0.344cm" svg:height="0.348cm" draw:transform="rotate (-1.5707963267949) translate (16.038cm 29.40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5">
          <draw:custom-shape draw:name="Arc 346" draw:style-name="gr28" draw:text-style-name="P7" draw:layer="layout" svg:width="0.758cm" svg:height="0.916cm" svg:x="13.211cm" svg:y="18.723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47" draw:style-name="gr13" draw:text-style-name="P5" draw:layer="layout" svg:x1="13.582cm" svg:y1="18.717cm" svg:x2="13.583cm" svg:y2="19.158cm">
            <text:p/>
          </draw:line>
          <draw:custom-shape draw:name="Rectangle 348" draw:style-name="gr29" draw:text-style-name="P8" draw:layer="layout" svg:width="0.31cm" svg:height="0.131cm" svg:x="13.634cm" svg:y="19.0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49" draw:style-name="gr33" draw:text-style-name="P8" draw:layer="layout" svg:width="0.344cm" svg:height="0.348cm" draw:transform="rotate (-1.5707963267949) translate (14.55cm 29.38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0">
          <draw:custom-shape draw:name="Arc 351" draw:style-name="gr28" draw:text-style-name="P7" draw:layer="layout" svg:width="0.755cm" svg:height="0.916cm" draw:transform="rotate (-3.14159265358979) translate (16.895cm 23.43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52" draw:style-name="gr13" draw:text-style-name="P5" draw:layer="layout" svg:x1="16.525cm" svg:y1="23.435cm" svg:x2="16.526cm" svg:y2="22.994cm">
            <text:p/>
          </draw:line>
          <draw:custom-shape draw:name="Rectangle 353" draw:style-name="gr29" draw:text-style-name="P8" draw:layer="layout" svg:width="0.309cm" svg:height="0.131cm" draw:transform="rotate (-3.14159265358979) translate (16.472cm 23.05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54" draw:style-name="gr33" draw:text-style-name="P8" draw:layer="layout" svg:width="0.344cm" svg:height="0.348cm" draw:transform="rotate (-1.5707963267949) translate (15.929cm 22.88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55">
          <draw:custom-shape draw:name="Arc 356" draw:style-name="gr28" draw:text-style-name="P7" draw:layer="layout" svg:width="0.758cm" svg:height="0.916cm" svg:x="13.286cm" svg:y="29.068cm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57" draw:style-name="gr13" draw:text-style-name="P5" draw:layer="layout" svg:x1="13.657cm" svg:y1="29.99cm" svg:x2="13.658cm" svg:y2="29.55cm">
            <text:p/>
          </draw:line>
          <draw:custom-shape draw:name="Rectangle 358" draw:style-name="gr29" draw:text-style-name="P8" draw:layer="layout" svg:width="0.309cm" svg:height="0.131cm" svg:x="13.701cm" svg:y="29.476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9">
          <draw:custom-shape draw:name="Arc 360" draw:style-name="gr28" draw:text-style-name="P7" draw:layer="layout" svg:width="0.755cm" svg:height="0.916cm" svg:x="16.11cm" svg:y="18.706cm">
            <text:p/>
            <draw:enhanced-geometry draw:mirror-horizontal="tru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61" draw:style-name="gr13" draw:text-style-name="P5" draw:layer="layout" svg:x1="16.499cm" svg:y1="18.7cm" svg:x2="16.5cm" svg:y2="19.141cm">
            <text:p/>
          </draw:line>
          <draw:custom-shape draw:name="Rectangle 362" draw:style-name="gr29" draw:text-style-name="P8" draw:layer="layout" svg:width="0.309cm" svg:height="0.131cm" svg:x="16.142cm" svg:y="19.0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63" draw:style-name="gr33" draw:text-style-name="P8" draw:layer="layout" svg:width="0.344cm" svg:height="0.348cm" draw:transform="rotate (-1.5707963267949) translate (15.919cm 19.0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4" draw:style-name="gr33" draw:text-style-name="P8" draw:layer="layout" svg:width="0.344cm" svg:height="0.348cm" draw:transform="rotate (-1.5707963267949) translate (14.477cm 18.95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65">
          <draw:custom-shape draw:name="Arc 366" draw:style-name="gr28" draw:text-style-name="P7" draw:layer="layout" svg:width="0.758cm" svg:height="0.916cm" svg:x="13.313cm" svg:y="26.601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67" draw:style-name="gr13" draw:text-style-name="P5" draw:layer="layout" svg:x1="13.684cm" svg:y1="26.595cm" svg:x2="13.685cm" svg:y2="27.036cm">
            <text:p/>
          </draw:line>
          <draw:custom-shape draw:name="Rectangle 368" draw:style-name="gr29" draw:text-style-name="P8" draw:layer="layout" svg:width="0.31cm" svg:height="0.131cm" svg:x="13.738cm" svg:y="26.9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9">
          <draw:custom-shape draw:name="Arc 370" draw:style-name="gr28" draw:text-style-name="P7" draw:layer="layout" svg:width="0.755cm" svg:height="0.916cm" svg:x="16.069cm" svg:y="26.585cm">
            <text:p/>
            <draw:enhanced-geometry draw:mirror-horizontal="tru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1" draw:style-name="gr13" draw:text-style-name="P5" draw:layer="layout" svg:x1="16.458cm" svg:y1="26.578cm" svg:x2="16.459cm" svg:y2="27.019cm">
            <text:p/>
          </draw:line>
          <draw:custom-shape draw:name="Rectangle 372" draw:style-name="gr29" draw:text-style-name="P8" draw:layer="layout" svg:width="0.309cm" svg:height="0.131cm" svg:x="16.101cm" svg:y="26.95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73" draw:style-name="gr33" draw:text-style-name="P8" draw:layer="layout" svg:width="0.344cm" svg:height="0.348cm" draw:transform="rotate (-1.5707963267949) translate (15.94cm 26.91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4" draw:style-name="gr33" draw:text-style-name="P8" draw:layer="layout" svg:width="0.344cm" svg:height="0.348cm" draw:transform="rotate (-1.5707963267949) translate (14.539cm 26.8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5" draw:style-name="gr33" draw:text-style-name="P8" draw:layer="layout" svg:width="0.344cm" svg:height="0.348cm" draw:transform="rotate (-1.5707963267949) translate (14.488cm 22.81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6">
          <draw:custom-shape draw:name="Arc 377" draw:style-name="gr28" draw:text-style-name="P7" draw:layer="layout" svg:width="0.758cm" svg:height="0.916cm" svg:x="13.183cm" svg:y="22.5cm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8" draw:style-name="gr13" draw:text-style-name="P5" draw:layer="layout" svg:x1="13.554cm" svg:y1="23.422cm" svg:x2="13.555cm" svg:y2="22.981cm">
            <text:p/>
          </draw:line>
          <draw:custom-shape draw:name="Rectangle 379" draw:style-name="gr29" draw:text-style-name="P8" draw:layer="layout" svg:width="0.309cm" svg:height="0.131cm" svg:x="13.598cm" svg:y="22.908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0">
          <draw:custom-shape draw:name="Arc 381" draw:style-name="gr30" draw:text-style-name="P7" draw:layer="layout" svg:width="0.756cm" svg:height="0.915cm" draw:transform="rotate (1.5707963267949) translate (15.342cm 8.904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2" draw:style-name="gr13" draw:text-style-name="P5" draw:layer="layout" svg:x1="15.335cm" svg:y1="8.519cm" svg:x2="15.776cm" svg:y2="8.52cm">
            <text:p/>
          </draw:line>
          <draw:custom-shape draw:name="Rectangle 383" draw:style-name="gr29" draw:text-style-name="P8" draw:layer="layout" svg:width="0.308cm" svg:height="0.131cm" draw:transform="rotate (1.5707963267949) translate (15.715cm 8.886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4">
          <draw:custom-shape draw:name="Arc 385" draw:style-name="gr28" draw:text-style-name="P7" draw:layer="layout" svg:width="0.758cm" svg:height="0.917cm" svg:x="13.659cm" svg:y="6.726cm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6" draw:style-name="gr13" draw:text-style-name="P5" draw:layer="layout" svg:x1="14.03cm" svg:y1="7.652cm" svg:x2="14.031cm" svg:y2="7.212cm">
            <text:p/>
          </draw:line>
          <draw:custom-shape draw:name="Rectangle 387" draw:style-name="gr29" draw:text-style-name="P8" draw:layer="layout" svg:width="0.309cm" svg:height="0.131cm" svg:x="14.074cm" svg:y="7.138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8">
          <draw:custom-shape draw:name="Arc 389" draw:style-name="gr30" draw:text-style-name="P7" draw:layer="layout" svg:width="0.755cm" svg:height="0.914cm" draw:transform="skewX (0.0010471975511965) rotate (0.873537290623162) translate (12.714cm 8.471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0" draw:style-name="gr13" draw:text-style-name="P5" draw:layer="layout" svg:x1="12.946cm" svg:y1="8.184cm" svg:x2="13.284cm" svg:y2="8.468cm">
            <text:p/>
          </draw:line>
          <draw:custom-shape draw:name="Rectangle 391" draw:style-name="gr29" draw:text-style-name="P8" draw:layer="layout" svg:width="0.309cm" svg:height="0.188cm" draw:transform="skewX (0.00523598775598305) rotate (0.874759021099558) translate (13.227cm 8.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2">
          <draw:custom-shape draw:name="Arc 393" draw:style-name="gr30" draw:text-style-name="P7" draw:layer="layout" svg:width="0.756cm" svg:height="0.915cm" draw:transform="rotate (-1.5707963267949) translate (16.134cm 9.919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4" draw:style-name="gr13" draw:text-style-name="P5" draw:layer="layout" svg:x1="16.14cm" svg:y1="10.29cm" svg:x2="15.699cm" svg:y2="10.291cm">
            <text:p/>
          </draw:line>
          <draw:custom-shape draw:name="Rectangle 395" draw:style-name="gr29" draw:text-style-name="P8" draw:layer="layout" svg:width="0.31cm" svg:height="0.132cm" draw:transform="rotate (-1.5707963267949) translate (15.763cm 10.34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6">
          <draw:custom-shape draw:name="Arc 397" draw:style-name="gr28" draw:text-style-name="P7" draw:layer="layout" svg:width="0.756cm" svg:height="0.916cm" draw:transform="rotate (-1.5707963267949) translate (16.133cm 10.673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8" draw:style-name="gr13" draw:text-style-name="P5" draw:layer="layout" svg:x1="16.138cm" svg:y1="11.059cm" svg:x2="15.697cm" svg:y2="11.06cm">
            <text:p/>
          </draw:line>
          <draw:custom-shape draw:name="Rectangle 399" draw:style-name="gr29" draw:text-style-name="P8" draw:layer="layout" svg:width="0.427cm" svg:height="0.126cm" draw:transform="rotate (-1.5707963267949) translate (15.759cm 10.596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0">
          <draw:custom-shape draw:name="Arc 401" draw:style-name="gr30" draw:text-style-name="P7" draw:layer="layout" svg:width="0.758cm" svg:height="0.915cm" svg:x="12.847cm" svg:y="5.957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2" draw:style-name="gr13" draw:text-style-name="P5" draw:layer="layout" svg:x1="13.218cm" svg:y1="5.951cm" svg:x2="13.219cm" svg:y2="6.392cm">
            <text:p/>
          </draw:line>
          <draw:custom-shape draw:name="Rectangle 403" draw:style-name="gr29" draw:text-style-name="P8" draw:layer="layout" svg:width="0.307cm" svg:height="0.131cm" svg:x="13.26cm" svg:y="6.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4">
          <draw:custom-shape draw:name="Arc 405" draw:style-name="gr30" draw:text-style-name="P7" draw:layer="layout" svg:width="0.758cm" svg:height="0.915cm" svg:x="12.895cm" svg:y="4.659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6" draw:style-name="gr13" draw:text-style-name="P5" draw:layer="layout" svg:x1="13.266cm" svg:y1="4.653cm" svg:x2="13.267cm" svg:y2="5.094cm">
            <text:p/>
          </draw:line>
          <draw:custom-shape draw:name="Rectangle 407" draw:style-name="gr29" draw:text-style-name="P8" draw:layer="layout" svg:width="0.31cm" svg:height="0.131cm" svg:x="13.32cm" svg:y="5.0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8">
          <draw:custom-shape draw:name="Arc 409" draw:style-name="gr30" draw:text-style-name="P7" draw:layer="layout" svg:width="0.758cm" svg:height="0.915cm" svg:x="16.557cm" svg:y="3.673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0" draw:style-name="gr13" draw:text-style-name="P5" draw:layer="layout" svg:x1="16.928cm" svg:y1="3.667cm" svg:x2="16.929cm" svg:y2="4.108cm">
            <text:p/>
          </draw:line>
          <draw:custom-shape draw:name="Rectangle 411" draw:style-name="gr29" draw:text-style-name="P8" draw:layer="layout" svg:width="0.307cm" svg:height="0.131cm" svg:x="16.97cm" svg:y="4.0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12">
          <draw:custom-shape draw:name="Arc 413" draw:style-name="gr28" draw:text-style-name="P7" draw:layer="layout" svg:width="0.758cm" svg:height="0.916cm" svg:x="15.327cm" svg:y="3.663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4" draw:style-name="gr13" draw:text-style-name="P5" draw:layer="layout" svg:x1="15.698cm" svg:y1="3.657cm" svg:x2="15.699cm" svg:y2="4.098cm">
            <text:p/>
          </draw:line>
          <draw:custom-shape draw:name="Rectangle 415" draw:style-name="gr29" draw:text-style-name="P8" draw:layer="layout" svg:width="0.307cm" svg:height="0.131cm" svg:x="15.74cm" svg:y="4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16">
          <draw:custom-shape draw:name="Arc 417" draw:style-name="gr30" draw:text-style-name="P7" draw:layer="layout" svg:width="0.755cm" svg:height="0.915cm" svg:x="15.052cm" svg:y="3.667cm">
            <text:p/>
            <draw:enhanced-geometry draw:mirror-horizontal="tru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8" draw:style-name="gr13" draw:text-style-name="P5" draw:layer="layout" svg:x1="15.441cm" svg:y1="3.661cm" svg:x2="15.442cm" svg:y2="4.102cm">
            <text:p/>
          </draw:line>
          <draw:custom-shape draw:name="Rectangle 419" draw:style-name="gr29" draw:text-style-name="P8" draw:layer="layout" svg:width="0.31cm" svg:height="0.131cm" svg:x="15.074cm" svg:y="4.0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20">
          <draw:custom-shape draw:name="Arc 421" draw:style-name="gr30" draw:text-style-name="P7" draw:layer="layout" svg:width="0.755cm" svg:height="0.915cm" svg:x="11.166cm" svg:y="3.044cm">
            <text:p/>
            <draw:enhanced-geometry draw:mirror-horizontal="tru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2" draw:style-name="gr13" draw:text-style-name="P5" draw:layer="layout" svg:x1="11.555cm" svg:y1="3.038cm" svg:x2="11.556cm" svg:y2="3.479cm">
            <text:p/>
          </draw:line>
          <draw:custom-shape draw:name="Rectangle 423" draw:style-name="gr29" draw:text-style-name="P8" draw:layer="layout" svg:width="0.309cm" svg:height="0.131cm" svg:x="11.198cm" svg:y="3.417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24">
          <draw:custom-shape draw:name="Arc 425" draw:style-name="gr30" draw:text-style-name="P7" draw:layer="layout" svg:width="0.756cm" svg:height="0.915cm" draw:transform="rotate (1.5707963267949) translate (10.688cm 4.069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6" draw:style-name="gr13" draw:text-style-name="P5" draw:layer="layout" svg:x1="10.681cm" svg:y1="3.684cm" svg:x2="11.122cm" svg:y2="3.685cm">
            <text:p/>
          </draw:line>
          <draw:custom-shape draw:name="Rectangle 427" draw:style-name="gr29" draw:text-style-name="P8" draw:layer="layout" svg:width="0.31cm" svg:height="0.131cm" draw:transform="rotate (1.5707963267949) translate (11.061cm 4.041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29" draw:style-name="gr13" draw:text-style-name="P5" draw:layer="layout" svg:x1="10.272cm" svg:y1="4.213cm" svg:x2="10.273cm" svg:y2="5.094cm">
          <text:p/>
        </draw:line>
        <draw:g draw:name="Group 430">
          <draw:custom-shape draw:name="Arc 431" draw:style-name="gr30" draw:text-style-name="P7" draw:layer="layout" svg:width="0.756cm" svg:height="0.915cm" draw:transform="rotate (1.5707963267949) translate (9.816cm 5.22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2" draw:style-name="gr13" draw:text-style-name="P5" draw:layer="layout" svg:x1="9.809cm" svg:y1="4.85cm" svg:x2="10.25cm" svg:y2="4.851cm">
            <text:p/>
          </draw:line>
          <draw:custom-shape draw:name="Rectangle 433" draw:style-name="gr29" draw:text-style-name="P8" draw:layer="layout" svg:width="0.309cm" svg:height="0.131cm" draw:transform="rotate (1.5707963267949) translate (10.189cm 4.8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34">
          <draw:custom-shape draw:name="Arc 435" draw:style-name="gr34" draw:text-style-name="P7" draw:layer="layout" svg:width="0.697cm" svg:height="0.899cm" draw:transform="rotate (-3.14159265358979) translate (10.517cm 2.984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6" draw:style-name="gr13" draw:text-style-name="P5" draw:layer="layout" svg:x1="10.174cm" svg:y1="2.991cm" svg:x2="10.175cm" svg:y2="2.558cm">
            <text:p/>
          </draw:line>
          <draw:custom-shape draw:name="Rectangle 437" draw:style-name="gr29" draw:text-style-name="P8" draw:layer="layout" svg:width="0.284cm" svg:height="0.128cm" draw:transform="rotate (-3.14159265358979) translate (10.122cm 2.6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39">
          <draw:custom-shape draw:name="Arc 440" draw:style-name="gr30" draw:text-style-name="P7" draw:layer="layout" svg:width="0.756cm" svg:height="0.915cm" draw:transform="rotate (1.5707963267949) translate (11.966cm 5.705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1" draw:style-name="gr13" draw:text-style-name="P5" draw:layer="layout" svg:x1="11.959cm" svg:y1="5.32cm" svg:x2="12.4cm" svg:y2="5.321cm">
            <text:p/>
          </draw:line>
          <draw:custom-shape draw:name="Rectangle 442" draw:style-name="gr29" draw:text-style-name="P8" draw:layer="layout" svg:width="0.308cm" svg:height="0.132cm" draw:transform="rotate (1.5707963267949) translate (12.337cm 5.687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44" draw:style-name="gr35" draw:text-style-name="P9" draw:layer="layout" svg:width="0.126cm" svg:height="0.805cm" draw:transform="rotate (-1.5707963267949) translate (15.757cm 36.3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6" draw:text-style-name="P2" draw:layer="layout" svg:width="1.19cm" svg:height="4.254cm" draw:transform="rotate (-1.5707963267949) translate (17.217cm 20.47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7" draw:text-style-name="P10" draw:layer="layout" svg:width="2.501cm" svg:height="4.297cm" draw:transform="rotate (-1.5707963267949) translate (17.217cm 27.04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8" draw:text-style-name="P10" draw:layer="layout" svg:width="1.192cm" svg:height="4.384cm" draw:transform="rotate (-1.5707963267949) translate (17.267cm 21.78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10" draw:layer="layout" svg:width="1.184cm" svg:height="4.384cm" draw:transform="rotate (-1.5707963267949) translate (17.26cm 19.17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40" draw:text-style-name="P11" draw:layer="layout" svg:width="2.58cm" svg:height="2.599cm" draw:transform="rotate (-1.5707963267949) translate (15.706cm 15.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: Shape 18" draw:style-name="gr41" draw:text-style-name="P3" draw:layer="layout" svg:width="4.68cm" svg:height="4.281cm" draw:transform="rotate (-1.5707963267949) translate (17.23cm 11.788cm)">
          <text:p/>
          <draw:enhanced-geometry draw:mirror-horizontal="false" draw:mirror-vertical="false" svg:viewBox="0 0 0 0" drawooo:sub-view-size="1685261 1541721" draw:text-areas="0 0 ?f22 ?f23" draw:type="ooxml-non-primitive" draw:enhanced-path="M 0 5317 L 792126 0 797442 1217428 1265275 1217428 1376916 1360968 1435395 1408814 1536405 1461977 1679944 1488558 1685261 1541721 5316 1536405 0 5317 Z N">
            <draw:equation draw:name="f0" draw:formula="0*logwidth/1685261"/>
            <draw:equation draw:name="f1" draw:formula="5317*logheight/1541721"/>
            <draw:equation draw:name="f2" draw:formula="792126*logwidth/1685261"/>
            <draw:equation draw:name="f3" draw:formula="0*logheight/1541721"/>
            <draw:equation draw:name="f4" draw:formula="797442*logwidth/1685261"/>
            <draw:equation draw:name="f5" draw:formula="1217428*logheight/1541721"/>
            <draw:equation draw:name="f6" draw:formula="1265275*logwidth/1685261"/>
            <draw:equation draw:name="f7" draw:formula="1217428*logheight/1541721"/>
            <draw:equation draw:name="f8" draw:formula="1376916*logwidth/1685261"/>
            <draw:equation draw:name="f9" draw:formula="1360968*logheight/1541721"/>
            <draw:equation draw:name="f10" draw:formula="1435395*logwidth/1685261"/>
            <draw:equation draw:name="f11" draw:formula="1408814*logheight/1541721"/>
            <draw:equation draw:name="f12" draw:formula="1536405*logwidth/1685261"/>
            <draw:equation draw:name="f13" draw:formula="1461977*logheight/1541721"/>
            <draw:equation draw:name="f14" draw:formula="1679944*logwidth/1685261"/>
            <draw:equation draw:name="f15" draw:formula="1488558*logheight/1541721"/>
            <draw:equation draw:name="f16" draw:formula="1685261*logwidth/1685261"/>
            <draw:equation draw:name="f17" draw:formula="1541721*logheight/1541721"/>
            <draw:equation draw:name="f18" draw:formula="5316*logwidth/1685261"/>
            <draw:equation draw:name="f19" draw:formula="1536405*logheight/1541721"/>
            <draw:equation draw:name="f20" draw:formula="0*logwidth/1685261"/>
            <draw:equation draw:name="f21" draw:formula="5317*logheight/1541721"/>
            <draw:equation draw:name="f22" draw:formula="logwidth"/>
            <draw:equation draw:name="f23" draw:formula="logheight"/>
          </draw:enhanced-geometry>
        </draw:custom-shape>
        <draw:custom-shape draw:name="Freeform: Shape 20" draw:style-name="gr42" draw:text-style-name="P10" draw:layer="layout" svg:width="5.389cm" svg:height="4.325cm" draw:transform="rotate (-1.5707963267949) translate (17.274cm 6.4cm)">
          <text:p/>
          <draw:enhanced-geometry draw:mirror-horizontal="false" draw:mirror-vertical="false" svg:viewBox="0 0 0 0" drawooo:sub-view-size="1940442 1557670" draw:text-areas="0 0 ?f14 ?f15" draw:type="ooxml-non-primitive" draw:enhanced-path="M 0 0 L 1935126 10633 1940442 1552354 909084 1557670 489098 1233377 0 1233377 0 0 Z N">
            <draw:equation draw:name="f0" draw:formula="0*logwidth/1940442"/>
            <draw:equation draw:name="f1" draw:formula="0*logheight/1557670"/>
            <draw:equation draw:name="f2" draw:formula="1935126*logwidth/1940442"/>
            <draw:equation draw:name="f3" draw:formula="10633*logheight/1557670"/>
            <draw:equation draw:name="f4" draw:formula="1940442*logwidth/1940442"/>
            <draw:equation draw:name="f5" draw:formula="1552354*logheight/1557670"/>
            <draw:equation draw:name="f6" draw:formula="909084*logwidth/1940442"/>
            <draw:equation draw:name="f7" draw:formula="1557670*logheight/1557670"/>
            <draw:equation draw:name="f8" draw:formula="489098*logwidth/1940442"/>
            <draw:equation draw:name="f9" draw:formula="1233377*logheight/1557670"/>
            <draw:equation draw:name="f10" draw:formula="0*logwidth/1940442"/>
            <draw:equation draw:name="f11" draw:formula="1233377*logheight/1557670"/>
            <draw:equation draw:name="f12" draw:formula="0*logwidth/1940442"/>
            <draw:equation draw:name="f13" draw:formula="0*logheight/1557670"/>
            <draw:equation draw:name="f14" draw:formula="logwidth"/>
            <draw:equation draw:name="f15" draw:formula="logheight"/>
          </draw:enhanced-geometry>
        </draw:custom-shape>
        <draw:custom-shape draw:name="Rectangle 24" draw:style-name="gr43" draw:text-style-name="P12" draw:layer="layout" svg:width="3.782cm" svg:height="1.972cm" draw:transform="rotate (-1.5707963267949) translate (11.781cm 11.62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26" draw:style-name="gr44" draw:text-style-name="P11" draw:layer="layout" svg:width="2.491cm" svg:height="3.381cm" draw:transform="rotate (-1.5707963267949) translate (17.247cm 13.997cm)">
          <text:p/>
          <draw:enhanced-geometry draw:mirror-horizontal="false" draw:mirror-vertical="false" svg:viewBox="0 0 0 0" drawooo:sub-view-size="897066 1217755" draw:text-areas="0 0 ?f24 ?f25" draw:type="ooxml-non-primitive" draw:enhanced-path="M 4334 4334 L 897066 0 897066 546040 745388 572042 632713 637046 502703 758389 455033 879731 429031 992406 442032 1113748 476702 1217755 0 1213422 C 1445 810393 2889 407363 4334 4334 Z N">
            <draw:equation draw:name="f0" draw:formula="4334*logwidth/897066"/>
            <draw:equation draw:name="f1" draw:formula="4334*logheight/1217755"/>
            <draw:equation draw:name="f2" draw:formula="897066*logwidth/897066"/>
            <draw:equation draw:name="f3" draw:formula="0*logheight/1217755"/>
            <draw:equation draw:name="f4" draw:formula="897066*logwidth/897066"/>
            <draw:equation draw:name="f5" draw:formula="546040*logheight/1217755"/>
            <draw:equation draw:name="f6" draw:formula="745388*logwidth/897066"/>
            <draw:equation draw:name="f7" draw:formula="572042*logheight/1217755"/>
            <draw:equation draw:name="f8" draw:formula="632713*logwidth/897066"/>
            <draw:equation draw:name="f9" draw:formula="637046*logheight/1217755"/>
            <draw:equation draw:name="f10" draw:formula="502703*logwidth/897066"/>
            <draw:equation draw:name="f11" draw:formula="758389*logheight/1217755"/>
            <draw:equation draw:name="f12" draw:formula="455033*logwidth/897066"/>
            <draw:equation draw:name="f13" draw:formula="879731*logheight/1217755"/>
            <draw:equation draw:name="f14" draw:formula="429031*logwidth/897066"/>
            <draw:equation draw:name="f15" draw:formula="992406*logheight/1217755"/>
            <draw:equation draw:name="f16" draw:formula="442032*logwidth/897066"/>
            <draw:equation draw:name="f17" draw:formula="1113748*logheight/1217755"/>
            <draw:equation draw:name="f18" draw:formula="476702*logwidth/897066"/>
            <draw:equation draw:name="f19" draw:formula="1217755*logheight/1217755"/>
            <draw:equation draw:name="f20" draw:formula="0*logwidth/897066"/>
            <draw:equation draw:name="f21" draw:formula="1213422*logheight/1217755"/>
            <draw:equation draw:name="f22" draw:formula="4334*logwidth/897066"/>
            <draw:equation draw:name="f23" draw:formula="4334*logheight/1217755"/>
            <draw:equation draw:name="f24" draw:formula="logwidth"/>
            <draw:equation draw:name="f25" draw:formula="logheight"/>
          </draw:enhanced-geometry>
        </draw:custom-shape>
        <draw:custom-shape draw:name="TextBox 37" draw:style-name="gr45" draw:text-style-name="P14" draw:layer="layout" svg:width="5.466cm" svg:height="1.435cm" svg:x="18.664cm" svg:y="32.374cm">
          <text:p text:style-name="P13"><text:span text:style-name="T1">CSRU </text:span></text:p>
          <text:p text:style-name="P13"><text:span text:style-name="T1">Interview roo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46" draw:text-style-name="P5" draw:layer="layout" svg:width="1.994cm" svg:height="0.775cm" svg:x="16.67cm" svg:y="32.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4" draw:style-name="gr47" draw:text-style-name="P14" draw:layer="layout" svg:width="5.333cm" svg:height="1.435cm" svg:x="18.664cm" svg:y="30.382cm">
          <text:p text:style-name="P13"><text:span text:style-name="T1">CSRU </text:span></text:p>
          <text:p text:style-name="P13"><text:span text:style-name="T1">Interview roo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48" draw:text-style-name="P5" draw:layer="layout" svg:width="2.08cm" svg:height="0.172cm" svg:x="16.583cm" svg:y="30.9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50" draw:style-name="gr49" draw:text-style-name="P16" draw:layer="layout" svg:width="5.351cm" svg:height="1.435cm" svg:x="3.811cm" svg:y="33.544cm">
          <text:p text:style-name="P15"><text:span text:style-name="T1">CSRU </text:span></text:p>
          <text:p text:style-name="P15"><text:span text:style-name="T1">Interview roo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50" draw:text-style-name="P16" draw:layer="layout" svg:width="5.53cm" svg:height="1.433cm" svg:x="3.631cm" svg:y="31.824cm">
          <text:p text:style-name="P15"><text:span text:style-name="T1">CSRU </text:span></text:p>
          <text:p text:style-name="P15"><text:span text:style-name="T1">Interview roo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2" draw:style-name="gr51" draw:text-style-name="P5" draw:layer="layout" svg:width="4.249cm" svg:height="1.979cm" svg:x="9.164cm" svg:y="32.2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52" draw:text-style-name="P5" draw:layer="layout" svg:width="4.384cm" svg:height="1.608cm" svg:x="9.163cm" svg:y="30.9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3" draw:style-name="gr53" draw:text-style-name="P14" draw:layer="layout" svg:width="2.926cm" svg:height="1.433cm" svg:x="18.664cm" svg:y="28.205cm">
          <text:p text:style-name="P13"><text:span text:style-name="T2">EEG Boot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6" draw:style-name="gr54" draw:text-style-name="P5" draw:layer="layout" svg:width="2.08cm" svg:height="0.001cm" svg:x="16.583cm" svg:y="28.9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17" draw:style-name="gr55" draw:text-style-name="P14" draw:layer="layout" svg:width="3.561cm" svg:height="1.433cm" svg:x="18.666cm" svg:y="26.415cm">
          <text:p text:style-name="P13"><text:span text:style-name="T2">EEG <text:s/>Booth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3" draw:style-name="gr56" draw:text-style-name="P5" draw:layer="layout" svg:width="2.073cm" svg:height="0.509cm" svg:x="16.588cm" svg:y="27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4" draw:style-name="gr57" draw:text-style-name="P16" draw:layer="layout" svg:width="3.445cm" svg:height="1.433cm" svg:x="5.716cm" svg:y="28.227cm">
          <text:p text:style-name="P15"><text:span text:style-name="T2">EEG</text:span></text:p>
          <text:p text:style-name="P15"><text:span text:style-name="T2">Booth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58" draw:text-style-name="P16" draw:layer="layout" svg:width="3.445cm" svg:height="1.433cm" svg:x="5.716cm" svg:y="26.415cm">
          <text:p text:style-name="P15"><text:span text:style-name="T2">EEG <text:s/>Booth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6" draw:style-name="gr59" draw:text-style-name="P5" draw:layer="layout" svg:width="4.396cm" svg:height="0.001cm" svg:x="9.164cm" svg:y="28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7" draw:style-name="gr60" draw:text-style-name="P5" draw:layer="layout" svg:width="4.402cm" svg:height="0.497cm" svg:x="9.164cm" svg:y="27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7" draw:style-name="gr61" draw:text-style-name="P16" draw:layer="layout" svg:width="6.414cm" svg:height="1.435cm" svg:x="2.748cm" svg:y="29.952cm">
          <text:p text:style-name="P15"><text:span text:style-name="T3">VR </text:span></text:p>
          <text:p text:style-name="P15"><text:span text:style-name="T3">Body Scanner 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9" draw:style-name="gr62" draw:text-style-name="P5" draw:layer="layout" svg:width="1.479cm" svg:height="1.354cm" svg:x="9.164cm" svg:y="29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73" draw:style-name="gr63" draw:text-style-name="P16" draw:layer="layout" svg:width="5.349cm" svg:height="1.433cm" svg:x="3.811cm" svg:y="24.466cm">
          <text:p text:style-name="P15"><text:span text:style-name="T1">CSRU</text:span></text:p>
          <text:p text:style-name="P15"><text:span text:style-name="T1">Biomarker 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5" draw:style-name="gr64" draw:text-style-name="P5" draw:layer="layout" svg:width="1.514cm" svg:height="0.001cm" svg:x="9.208cm" svg:y="25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49" draw:style-name="gr65" draw:text-style-name="P14" draw:layer="layout" svg:width="4.196cm" svg:height="1.433cm" svg:x="18.662cm" svg:y="22.21cm">
          <text:p text:style-name="P13"><text:span text:style-name="T2">EEG</text:span></text:p>
          <text:p text:style-name="P13"><text:span text:style-name="T2">Booth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1" draw:style-name="gr66" draw:text-style-name="P5" draw:layer="layout" svg:width="1.964cm" svg:height="0.309cm" svg:x="16.698cm" svg:y="22.40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52" draw:style-name="gr67" draw:text-style-name="P14" draw:layer="layout" svg:width="3.561cm" svg:height="1.433cm" svg:x="18.666cm" svg:y="18.591cm">
          <text:p text:style-name="P13"><text:span text:style-name="T2">EEG</text:span></text:p>
          <text:p text:style-name="P13"><text:span text:style-name="T2">Booth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3" draw:style-name="gr68" draw:text-style-name="P5" draw:layer="layout" svg:width="1.941cm" svg:height="0.516cm" svg:x="16.72cm" svg:y="19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54" draw:style-name="gr69" draw:text-style-name="P14" draw:layer="layout" svg:width="5.466cm" svg:height="1.435cm" svg:x="18.664cm" svg:y="20.328cm">
          <text:p text:style-name="P13"><text:span text:style-name="T1">CSRU </text:span></text:p>
          <text:p text:style-name="P13"><text:span text:style-name="T1">Interview room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8" draw:style-name="gr70" draw:text-style-name="P5" draw:layer="layout" svg:width="2.137cm" svg:height="0.001cm" svg:x="16.524cm" svg:y="21.07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74" draw:style-name="gr71" draw:text-style-name="P16" draw:layer="layout" svg:width="4.082cm" svg:height="1.433cm" svg:x="5.08cm" svg:y="22.023cm">
          <text:p text:style-name="P15"><text:span text:style-name="T2">EEG</text:span></text:p>
          <text:p text:style-name="P15"><text:span text:style-name="T2">Booth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6" draw:style-name="gr72" draw:text-style-name="P16" draw:layer="layout" svg:width="3.445cm" svg:height="1.433cm" svg:x="5.716cm" svg:y="18.573cm">
          <text:p text:style-name="P15"><text:span text:style-name="T2">EEG <text:s/>Booth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7" draw:style-name="gr73" draw:text-style-name="P16" draw:layer="layout" svg:width="5.351cm" svg:height="1.435cm" svg:x="3.811cm" svg:y="20.342cm">
          <text:p text:style-name="P15"><text:span text:style-name="T1">CSRU </text:span></text:p>
          <text:p text:style-name="P15"><text:span text:style-name="T1">Interview room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0" draw:style-name="gr74" draw:text-style-name="P5" draw:layer="layout" svg:width="4.249cm" svg:height="0.468cm" svg:x="9.163cm" svg:y="22.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38" draw:style-name="gr75" draw:text-style-name="P5" draw:layer="layout" svg:width="4.41cm" svg:height="0.001cm" svg:x="9.1cm" svg:y="21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5" draw:style-name="gr76" draw:text-style-name="P5" draw:layer="layout" svg:width="4.251cm" svg:height="0.389cm" svg:x="9.163cm" svg:y="19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7" draw:style-name="gr77" draw:text-style-name="P14" draw:layer="layout" svg:width="0.501cm" svg:height="0.841cm" svg:x="15.821cm" svg:y="31.86cm">
          <text:p text:style-name="P13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9" draw:style-name="gr78" draw:text-style-name="P14" draw:layer="layout" svg:width="0.501cm" svg:height="0.841cm" svg:x="15.821cm" svg:y="30.547cm">
          <text:p text:style-name="P13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0" draw:style-name="gr79" draw:text-style-name="P14" draw:layer="layout" svg:width="0.501cm" svg:height="0.841cm" svg:x="13.603cm" svg:y="31.86cm">
          <text:p text:style-name="P13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1" draw:style-name="gr80" draw:text-style-name="P14" draw:layer="layout" svg:width="0.501cm" svg:height="0.841cm" svg:x="13.603cm" svg:y="30.547cm">
          <text:p text:style-name="P13"><text:span text:style-name="T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2" draw:style-name="gr81" draw:text-style-name="P14" draw:layer="layout" svg:width="0.501cm" svg:height="0.841cm" svg:x="15.171cm" svg:y="28.522cm">
          <text:p text:style-name="P13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3" draw:style-name="gr82" draw:text-style-name="P14" draw:layer="layout" svg:width="0.501cm" svg:height="0.841cm" svg:x="15.171cm" svg:y="27.187cm">
          <text:p text:style-name="P13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4" draw:style-name="gr83" draw:text-style-name="P14" draw:layer="layout" svg:width="0.501cm" svg:height="0.841cm" svg:x="14.188cm" svg:y="28.522cm">
          <text:p text:style-name="P13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5" draw:style-name="gr84" draw:text-style-name="P14" draw:layer="layout" svg:width="0.501cm" svg:height="0.841cm" svg:x="14.188cm" svg:y="27.187cm">
          <text:p text:style-name="P13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6" draw:style-name="gr85" draw:text-style-name="P14" draw:layer="layout" svg:width="0.501cm" svg:height="0.841cm" svg:x="15.171cm" svg:y="21.949cm">
          <text:p text:style-name="P13"><text:span text:style-name="T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7" draw:style-name="gr86" draw:text-style-name="P14" draw:layer="layout" svg:width="0.501cm" svg:height="0.841cm" svg:x="15.171cm" svg:y="19.37cm">
          <text:p text:style-name="P13"><text:span text:style-name="T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8" draw:style-name="gr87" draw:text-style-name="P14" draw:layer="layout" svg:width="0.501cm" svg:height="0.841cm" svg:x="14.177cm" svg:y="21.949cm">
          <text:p text:style-name="P13"><text:span text:style-name="T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9" draw:style-name="gr88" draw:text-style-name="P14" draw:layer="layout" svg:width="0.654cm" svg:height="0.841cm" svg:x="14.177cm" svg:y="19.37cm">
          <text:p text:style-name="P13"><text:span text:style-name="T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1" draw:style-name="gr89" draw:text-style-name="P14" draw:layer="layout" svg:width="0.501cm" svg:height="0.841cm" svg:x="15.171cm" svg:y="20.678cm">
          <text:p text:style-name="P13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3" draw:style-name="gr90" draw:text-style-name="P14" draw:layer="layout" svg:width="0.501cm" svg:height="0.841cm" svg:x="14.177cm" svg:y="20.678cm">
          <text:p text:style-name="P13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4" draw:style-name="gr91" draw:text-style-name="P18" draw:layer="layout" svg:width="8.746cm" svg:height="2.621cm" svg:x="18.559cm" svg:y="13.505cm">
          <text:p text:style-name="P17"><text:span text:style-name="T4">M/EEG-NMOD Off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5" draw:style-name="gr92" draw:text-style-name="P5" draw:layer="layout" svg:width="0.001cm" svg:height="2.277cm" draw:transform="rotate (-1.5707963267949) translate (18.529cm 14.7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7" draw:style-name="gr93" draw:text-style-name="P14" draw:layer="layout" svg:width="2.533cm" svg:height="1.435cm" svg:x="18.591cm" svg:y="12.128cm">
          <text:p text:style-name="P13"><text:span text:style-name="T3">VR Off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8" draw:style-name="gr94" draw:text-style-name="P5" draw:layer="layout" svg:width="0.001cm" svg:height="2.277cm" draw:transform="rotate (-1.5707963267949) translate (18.529cm 12.8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9" draw:style-name="gr95" draw:text-style-name="P20" draw:layer="layout" svg:width="4.213cm" svg:height="1.013cm" svg:x="18.646cm" svg:y="9.092cm">
          <text:p text:style-name="P19"><text:span text:style-name="T5">ME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2" draw:style-name="gr96" draw:text-style-name="P14" draw:layer="layout" svg:width="5.011cm" svg:height="1.433cm" svg:x="20.389cm" svg:y="2.411cm">
          <text:p text:style-name="P13"><text:span text:style-name="T1">CSRU </text:span></text:p>
          <text:p text:style-name="P13"><text:span text:style-name="T1">Sleep roo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3" draw:style-name="gr97" draw:text-style-name="P14" draw:layer="layout" svg:width="5.646cm" svg:height="0.841cm" svg:x="20.389cm" svg:y="3.732cm">
          <text:p text:style-name="P13"><text:span text:style-name="T1">Sleep roo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4" draw:style-name="gr98" draw:text-style-name="P14" draw:layer="layout" svg:width="5.011cm" svg:height="0.841cm" svg:x="20.389cm" svg:y="4.438cm">
          <text:p text:style-name="P13"><text:span text:style-name="T1">Sleep roo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5" draw:style-name="gr99" draw:text-style-name="P5" draw:layer="layout" svg:width="2.592cm" svg:height="0.271cm" svg:x="17.754cm" svg:y="3.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77" draw:style-name="gr100" draw:text-style-name="P5" draw:layer="layout" svg:width="4.105cm" svg:height="0.671cm" svg:x="16.322cm" svg:y="3.4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79" draw:style-name="gr101" draw:text-style-name="P5" draw:layer="layout" svg:width="5.422cm" svg:height="1.294cm" svg:x="15.009cm" svg:y="3.5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81" draw:style-name="gr102" draw:text-style-name="P16" draw:layer="layout" svg:width="4.462cm" svg:height="1.435cm" svg:x="4.952cm" svg:y="3.162cm">
          <text:p text:style-name="P15"><text:span text:style-name="T1">CSRU </text:span></text:p>
          <text:p text:style-name="P15"><text:span text:style-name="T1">Relaxing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2" draw:style-name="gr103" draw:text-style-name="P5" draw:layer="layout" svg:width="2.887cm" svg:height="0.001cm" svg:x="9.459cm" svg:y="3.8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5" draw:style-name="gr104" draw:text-style-name="P22" draw:layer="layout" svg:width="9.796cm" svg:height="1.436cm" svg:x="-0.135cm" svg:y="12.608cm">
          <text:p text:style-name="P21"><text:span text:style-name="T6">Neuromo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6" draw:style-name="gr105" draw:text-style-name="P5" draw:layer="layout" svg:width="0.001cm" svg:height="1.239cm" draw:transform="rotate (1.5707963267949) translate (9.399cm 13.42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90" draw:style-name="gr106" draw:text-style-name="P14" draw:layer="layout" svg:width="0.501cm" svg:height="0.841cm" svg:x="14.753cm" svg:y="2.781cm">
          <text:p text:style-name="P13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1" draw:style-name="gr107" draw:text-style-name="P14" draw:layer="layout" svg:width="0.663cm" svg:height="0.841cm" draw:transform="rotate (-0.0542797397370241) translate (15.839cm 2.781cm)">
          <text:p text:style-name="P13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2" draw:style-name="gr108" draw:text-style-name="P14" draw:layer="layout" svg:width="0.501cm" svg:height="0.841cm" svg:x="17.052cm" svg:y="2.781cm">
          <text:p text:style-name="P13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5" draw:style-name="gr109" draw:text-style-name="P14" draw:layer="layout" svg:width="4.574cm" svg:height="1.433cm" svg:x="18.711cm" svg:y="34.882cm">
          <text:p text:style-name="P13"><text:span text:style-name="T7">MRI</text:span></text:p>
          <text:p text:style-name="P13"><text:span text:style-name="T7">R&amp;D 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10" draw:text-style-name="P5" draw:layer="layout" svg:width="2.576cm" svg:height="0.001cm" svg:x="15.974cm" svg:y="9.59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11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name="Rectangle 138" draw:style-name="gr2" draw:text-style-name="P2" draw:layer="layout" svg:width="2.527cm" svg:height="8.361cm" draw:transform="rotate (-1.5707963267949) translate (18.161cm 2.5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3" draw:text-style-name="P3" draw:layer="layout" svg:width="2.086cm" svg:height="1.972cm" draw:transform="rotate (-1.5707963267949) translate (11.772cm 28.26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4" draw:text-style-name="P2" draw:layer="layout" svg:width="1.514cm" svg:height="1.899cm" draw:transform="rotate (-1.5707963267949) translate (11.729cm 24.52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5" draw:text-style-name="P2" draw:layer="layout" svg:width="2.473cm" svg:height="4.302cm" draw:transform="rotate (-1.5707963267949) translate (17.238cm 30.39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6" draw:text-style-name="P4" draw:layer="layout" svg:width="1.85cm" svg:height="1.95cm" draw:transform="rotate (-1.5707963267949) translate (18.139cm 34.61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5" draw:layer="layout" svg:width="1.632cm" svg:height="0.976cm" draw:transform="rotate (-1.5707963267949) translate (16.989cm 7.581cm)">
          <draw:image xlink:href="Pictures/10000001000005CF000001846D475807BEF7F7CA.png" xlink:type="simple" xlink:show="embed" xlink:actuate="onLoad" draw:mime-type="image/png">
            <text:p/>
          </draw:image>
          <svg:desc>Diagram, engineering drawing

Description automatically generated</svg:desc>
        </draw:frame>
        <draw:custom-shape draw:name="Rectangle 143" draw:style-name="gr8" draw:text-style-name="P6" draw:layer="layout" svg:width="33.93cm" svg:height="8.388cm" draw:transform="rotate (-1.5707963267949) translate (18.186cm 2.55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9" draw:text-style-name="P7" draw:layer="layout" svg:width="1.514cm" svg:height="1.383cm" draw:transform="rotate (-1.5707963267949) translate (18.161cm 2.57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10" draw:text-style-name="P7" draw:layer="layout" svg:width="1.514cm" svg:height="1.209cm" draw:transform="rotate (-1.5707963267949) translate (16.778cm 2.57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10" draw:text-style-name="P7" draw:layer="layout" svg:width="1.514cm" svg:height="1.209cm" draw:transform="rotate (-1.5707963267949) translate (15.576cm 2.57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11" draw:text-style-name="P7" draw:layer="layout" svg:width="0.907cm" svg:height="1.383cm" draw:transform="rotate (-1.5707963267949) translate (11.656cm 2.55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12" draw:text-style-name="P7" draw:layer="layout" svg:width="0.736cm" svg:height="0.875cm" draw:transform="rotate (-1.5707963267949) translate (11.148cm 3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8" draw:style-name="gr13" draw:text-style-name="P5" draw:layer="layout" svg:x1="18.161cm" svg:y1="5.095cm" svg:x2="9.829cm" svg:y2="5.096cm">
          <text:p/>
        </draw:line>
        <draw:line draw:name="Straight Connector 259" draw:style-name="gr13" draw:text-style-name="P5" draw:layer="layout" svg:x1="11.656cm" svg:y1="4.222cm" svg:x2="10.439cm" svg:y2="4.223cm">
          <text:p/>
        </draw:line>
        <draw:line draw:name="Straight Connector 260" draw:style-name="gr13" draw:text-style-name="P5" draw:layer="layout" svg:x1="18.116cm" svg:y1="6.386cm" svg:x2="12.359cm" svg:y2="6.387cm">
          <text:p/>
        </draw:line>
        <draw:line draw:name="Straight Connector 262" draw:style-name="gr13" draw:text-style-name="P5" draw:layer="layout" svg:x1="13.849cm" svg:y1="6.347cm" svg:x2="13.85cm" svg:y2="7.777cm">
          <text:p/>
        </draw:line>
        <draw:line draw:name="Straight Connector 263" draw:style-name="gr13" draw:text-style-name="P5" draw:layer="layout" svg:x1="13.849cm" svg:y1="7.695cm" svg:x2="12.943cm" svg:y2="8.944cm">
          <text:p/>
        </draw:line>
        <draw:line draw:name="Straight Connector 264" draw:style-name="gr13" draw:text-style-name="P5" draw:layer="layout" svg:x1="12.944cm" svg:y1="8.984cm" svg:x2="12.945cm" svg:y2="16.501cm">
          <text:p/>
        </draw:line>
        <draw:line draw:name="Straight Connector 265" draw:style-name="gr13" draw:text-style-name="P5" draw:layer="layout" svg:x1="17.246cm" svg:y1="6.425cm" svg:x2="17.247cm" svg:y2="16.482cm">
          <text:p/>
        </draw:line>
        <draw:custom-shape draw:name="Rectangle 149" draw:style-name="gr14" draw:text-style-name="P7" draw:layer="layout" svg:width="1.842cm" svg:height="1.476cm" draw:transform="rotate (-1.5707963267949) translate (17.242cm 7.4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15" draw:text-style-name="P7" draw:layer="layout" svg:width="1.842cm" svg:height="1.557cm" draw:transform="rotate (-1.5707963267949) translate (17.247cm 9.92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7" draw:style-name="gr13" draw:text-style-name="P5" draw:layer="layout" svg:x1="15.013cm" svg:y1="10.705cm" svg:x2="13.6cm" svg:y2="10.706cm">
          <text:p/>
        </draw:line>
        <draw:custom-shape draw:name="Rectangle 151" draw:style-name="gr16" draw:text-style-name="P7" draw:layer="layout" svg:width="1.986cm" svg:height="0.654cm" draw:transform="rotate (-1.5707963267949) translate (13.599cm 8.94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8" draw:style-name="gr13" draw:text-style-name="P5" draw:layer="layout" svg:x1="17.246cm" svg:y1="11.771cm" svg:x2="12.944cm" svg:y2="11.772cm">
          <text:p/>
        </draw:line>
        <draw:line draw:name="Straight Connector 269" draw:style-name="gr13" draw:text-style-name="P5" draw:layer="layout" svg:x1="17.245cm" svg:y1="14.003cm" svg:x2="13.849cm" svg:y2="14.004cm">
          <text:p/>
        </draw:line>
        <draw:line draw:name="Straight Connector 270" draw:style-name="gr13" draw:text-style-name="P5" draw:layer="layout" svg:x1="13.849cm" svg:y1="13.987cm" svg:x2="13.85cm" svg:y2="15.287cm">
          <text:p/>
        </draw:line>
        <draw:custom-shape draw:name="Oval 8" draw:style-name="gr17" draw:text-style-name="P7" draw:layer="layout" svg:width="2.58cm" svg:height="2.601cm" draw:transform="rotate (-1.5707963267949) translate (15.71cm 15.19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7" draw:text-style-name="P7" draw:layer="layout" svg:width="2.58cm" svg:height="2.601cm" draw:transform="rotate (-1.5707963267949) translate (15.71cm 23.719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1" draw:style-name="gr13" draw:text-style-name="P5" draw:layer="layout" svg:x1="17.245cm" svg:y1="16.476cm" svg:x2="12.96cm" svg:y2="16.477cm">
          <text:p/>
        </draw:line>
        <draw:line draw:name="Straight Connector 273" draw:style-name="gr13" draw:text-style-name="P5" draw:layer="layout" svg:x1="12.359cm" svg:y1="5.094cm" svg:x2="12.36cm" svg:y2="7.799cm">
          <text:p/>
        </draw:line>
        <draw:line draw:name="Straight Connector 274" draw:style-name="gr13" draw:text-style-name="P5" draw:layer="layout" svg:x1="12.36cm" svg:y1="7.778cm" svg:x2="9.785cm" svg:y2="7.779cm">
          <text:p/>
        </draw:line>
        <draw:line draw:name="Straight Connector 275" draw:style-name="gr13" draw:text-style-name="P5" draw:layer="layout" svg:x1="11.755cm" svg:y1="7.778cm" svg:x2="11.756cm" svg:y2="33.382cm">
          <text:p/>
        </draw:line>
        <draw:line draw:name="Straight Connector 276" draw:style-name="gr13" draw:text-style-name="P5" draw:layer="layout" svg:x1="11.798cm" svg:y1="9.497cm" svg:x2="9.776cm" svg:y2="9.498cm">
          <text:p/>
        </draw:line>
        <draw:line draw:name="Straight Connector 278" draw:style-name="gr13" draw:text-style-name="P5" draw:layer="layout" svg:x1="11.798cm" svg:y1="11.6cm" svg:x2="9.776cm" svg:y2="11.601cm">
          <text:p/>
        </draw:line>
        <draw:line draw:name="Straight Connector 279" draw:style-name="gr13" draw:text-style-name="P5" draw:layer="layout" svg:x1="11.798cm" svg:y1="15.41cm" svg:x2="9.776cm" svg:y2="15.411cm">
          <text:p/>
        </draw:line>
        <draw:line draw:name="Straight Connector 280" draw:style-name="gr13" draw:text-style-name="P5" draw:layer="layout" svg:x1="11.8cm" svg:y1="16.945cm" svg:x2="9.778cm" svg:y2="16.946cm">
          <text:p/>
        </draw:line>
        <draw:line draw:name="Straight Connector 282" draw:style-name="gr13" draw:text-style-name="P5" draw:layer="layout" svg:x1="11.798cm" svg:y1="18.483cm" svg:x2="9.776cm" svg:y2="18.484cm">
          <text:p/>
        </draw:line>
        <draw:line draw:name="Straight Connector 283" draw:style-name="gr13" draw:text-style-name="P5" draw:layer="layout" svg:x1="11.8cm" svg:y1="19.671cm" svg:x2="9.778cm" svg:y2="19.672cm">
          <text:p/>
        </draw:line>
        <draw:line draw:name="Straight Connector 284" draw:style-name="gr13" draw:text-style-name="P5" draw:layer="layout" svg:x1="11.8cm" svg:y1="22.6cm" svg:x2="9.778cm" svg:y2="22.601cm">
          <text:p/>
        </draw:line>
        <draw:line draw:name="Straight Connector 286" draw:style-name="gr13" draw:text-style-name="P5" draw:layer="layout" svg:x1="11.748cm" svg:y1="24.504cm" svg:x2="9.799cm" svg:y2="24.505cm">
          <text:p/>
        </draw:line>
        <draw:line draw:name="Straight Connector 287" draw:style-name="gr13" draw:text-style-name="P5" draw:layer="layout" svg:x1="11.756cm" svg:y1="26.041cm" svg:x2="9.806cm" svg:y2="26.042cm">
          <text:p/>
        </draw:line>
        <draw:line draw:name="Straight Connector 288" draw:style-name="gr13" draw:text-style-name="P5" draw:layer="layout" svg:x1="11.756cm" svg:y1="28.274cm" svg:x2="9.806cm" svg:y2="28.275cm">
          <text:p/>
        </draw:line>
        <draw:line draw:name="Straight Connector 290" draw:style-name="gr13" draw:text-style-name="P5" draw:layer="layout" svg:x1="11.756cm" svg:y1="30.362cm" svg:x2="9.806cm" svg:y2="30.363cm">
          <text:p/>
        </draw:line>
        <draw:line draw:name="Straight Connector 291" draw:style-name="gr13" draw:text-style-name="P5" draw:layer="layout" svg:x1="11.756cm" svg:y1="31.811cm" svg:x2="9.806cm" svg:y2="31.812cm">
          <text:p/>
        </draw:line>
        <draw:line draw:name="Straight Connector 292" draw:style-name="gr13" draw:text-style-name="P5" draw:layer="layout" svg:x1="11.776cm" svg:y1="33.381cm" svg:x2="9.826cm" svg:y2="33.382cm">
          <text:p/>
        </draw:line>
        <draw:line draw:name="Straight Connector 294" draw:style-name="gr13" draw:text-style-name="P5" draw:layer="layout" svg:x1="11.795cm" svg:y1="34.043cm" svg:x2="9.774cm" svg:y2="34.044cm">
          <text:p/>
        </draw:line>
        <draw:custom-shape draw:name="Rectangle 152" draw:style-name="gr18" draw:text-style-name="P7" draw:layer="layout" svg:width="1.199cm" svg:height="2.1cm" draw:transform="rotate (-1.5707963267949) translate (17.246cm 19.16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6" draw:style-name="gr19" draw:text-style-name="P5" draw:layer="layout" svg:x1="15.997cm" svg:y1="19.164cm" svg:x2="15.998cm" svg:y2="20.352cm">
          <text:p/>
        </draw:line>
        <draw:custom-shape draw:name="Rectangle 153" draw:style-name="gr18" draw:text-style-name="P7" draw:layer="layout" svg:width="1.199cm" svg:height="2.1cm" draw:transform="rotate (-1.5707963267949) translate (15.032cm 19.16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7" draw:style-name="gr19" draw:text-style-name="P5" draw:layer="layout" svg:x1="14.087cm" svg:y1="19.164cm" svg:x2="14.088cm" svg:y2="20.352cm">
          <text:p/>
        </draw:line>
        <draw:custom-shape draw:name="Rectangle 154" draw:style-name="gr18" draw:text-style-name="P7" draw:layer="layout" svg:width="1.199cm" svg:height="2.1cm" draw:transform="rotate (-1.5707963267949) translate (17.246cm 20.46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18" draw:text-style-name="P7" draw:layer="layout" svg:width="1.199cm" svg:height="2.1cm" draw:transform="rotate (-1.5707963267949) translate (15.032cm 20.4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20" draw:text-style-name="P7" draw:layer="layout" svg:width="1.204cm" svg:height="2.1cm" draw:transform="rotate (-1.5707963267949) translate (17.246cm 21.76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8" draw:style-name="gr19" draw:text-style-name="P5" draw:layer="layout" svg:x1="16cm" svg:y1="21.754cm" svg:x2="16.001cm" svg:y2="22.942cm">
          <text:p/>
        </draw:line>
        <draw:custom-shape draw:name="Rectangle 157" draw:style-name="gr18" draw:text-style-name="P7" draw:layer="layout" svg:width="1.199cm" svg:height="2.1cm" draw:transform="rotate (-1.5707963267949) translate (15.032cm 21.76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9" draw:style-name="gr19" draw:text-style-name="P5" draw:layer="layout" svg:x1="14.071cm" svg:y1="21.749cm" svg:x2="14.072cm" svg:y2="22.937cm">
          <text:p/>
        </draw:line>
        <draw:line draw:name="Straight Connector 301" draw:style-name="gr13" draw:text-style-name="P5" draw:layer="layout" svg:x1="17.246cm" svg:y1="23.51cm" svg:x2="17.247cm" svg:y2="26.507cm">
          <text:p/>
        </draw:line>
        <draw:line draw:name="Straight Connector 302" draw:style-name="gr13" draw:text-style-name="P5" draw:layer="layout" svg:x1="17.207cm" svg:y1="25.01cm" svg:x2="13.108cm" svg:y2="25.011cm">
          <text:p/>
        </draw:line>
        <draw:custom-shape draw:name="Rectangle 158" draw:style-name="gr18" draw:text-style-name="P7" draw:layer="layout" svg:width="1.199cm" svg:height="2.1cm" draw:transform="rotate (-1.5707963267949) translate (17.246cm 27.01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3" draw:style-name="gr19" draw:text-style-name="P5" draw:layer="layout" svg:x1="15.997cm" svg:y1="27.034cm" svg:x2="15.998cm" svg:y2="28.222cm">
          <text:p/>
        </draw:line>
        <draw:custom-shape draw:name="Rectangle 159" draw:style-name="gr18" draw:text-style-name="P7" draw:layer="layout" svg:width="1.199cm" svg:height="2.1cm" draw:transform="rotate (-1.5707963267949) translate (17.246cm 28.31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5" draw:style-name="gr19" draw:text-style-name="P5" draw:layer="layout" svg:x1="16.016cm" svg:y1="28.233cm" svg:x2="16.017cm" svg:y2="29.421cm">
          <text:p/>
        </draw:line>
        <draw:custom-shape draw:name="Rectangle 160" draw:style-name="gr18" draw:text-style-name="P7" draw:layer="layout" svg:width="1.199cm" svg:height="2.1cm" draw:transform="rotate (-1.5707963267949) translate (15.032cm 27.01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6" draw:style-name="gr19" draw:text-style-name="P5" draw:layer="layout" svg:x1="14.137cm" svg:y1="27.017cm" svg:x2="14.138cm" svg:y2="28.206cm">
          <text:p/>
        </draw:line>
        <draw:custom-shape draw:name="Rectangle 161" draw:style-name="gr18" draw:text-style-name="P7" draw:layer="layout" svg:width="1.199cm" svg:height="2.1cm" draw:transform="rotate (-1.5707963267949) translate (15.032cm 28.32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7" draw:style-name="gr19" draw:text-style-name="P5" draw:layer="layout" svg:x1="14.13cm" svg:y1="28.233cm" svg:x2="14.131cm" svg:y2="29.421cm">
          <text:p/>
        </draw:line>
        <draw:custom-shape draw:name="Rectangle 162" draw:style-name="gr21" draw:text-style-name="P7" draw:layer="layout" svg:width="1.199cm" svg:height="2.117cm" draw:transform="rotate (-1.5707963267949) translate (17.245cm 30.3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22" draw:text-style-name="P7" draw:layer="layout" svg:width="1.199cm" svg:height="2.125cm" draw:transform="rotate (-1.5707963267949) translate (17.246cm 31.66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23" draw:text-style-name="P7" draw:layer="layout" svg:width="1.22cm" svg:height="2.1cm" draw:transform="rotate (-1.5707963267949) translate (15.032cm 30.35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8" draw:text-style-name="P7" draw:layer="layout" svg:width="1.199cm" svg:height="2.1cm" draw:transform="rotate (-1.5707963267949) translate (15.032cm 31.66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24" draw:text-style-name="P7" draw:layer="layout" svg:width="1.85cm" svg:height="1.977cm" draw:transform="rotate (-1.5707963267949) translate (18.182cm 34.6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25" draw:text-style-name="P7" draw:layer="layout" svg:width="1.836cm" svg:height="2.107cm" draw:transform="rotate (-1.5707963267949) translate (14.568cm 34.6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9" draw:style-name="gr13" draw:text-style-name="P5" draw:layer="layout" svg:x1="12.459cm" svg:y1="33.257cm" svg:x2="12.46cm" svg:y2="34.588cm">
          <text:p/>
        </draw:line>
        <draw:custom-shape draw:name="Rectangle 168" draw:style-name="gr26" draw:text-style-name="P7" draw:layer="layout" svg:width="1.809cm" svg:height="2.19cm" draw:transform="rotate (-1.5707963267949) translate (12.011cm 34.67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0" draw:style-name="gr27" draw:text-style-name="P5" draw:layer="layout" svg:x1="10.94cm" svg:y1="33.437cm" svg:x2="10.941cm" svg:y2="34.037cm">
          <text:p/>
        </draw:line>
        <draw:line draw:name="Straight Connector 311" draw:style-name="gr27" draw:text-style-name="P5" draw:layer="layout" svg:x1="10.817cm" svg:y1="33.437cm" svg:x2="10.818cm" svg:y2="34.037cm">
          <text:p/>
        </draw:line>
        <draw:line draw:name="Straight Connector 313" draw:style-name="gr27" draw:text-style-name="P5" draw:layer="layout" svg:x1="10.701cm" svg:y1="33.437cm" svg:x2="10.702cm" svg:y2="34.037cm">
          <text:p/>
        </draw:line>
        <draw:line draw:name="Straight Connector 314" draw:style-name="gr27" draw:text-style-name="P5" draw:layer="layout" svg:x1="10.579cm" svg:y1="33.437cm" svg:x2="10.58cm" svg:y2="34.037cm">
          <text:p/>
        </draw:line>
        <draw:line draw:name="Straight Connector 315" draw:style-name="gr27" draw:text-style-name="P5" draw:layer="layout" svg:x1="10.447cm" svg:y1="33.437cm" svg:x2="10.448cm" svg:y2="34.037cm">
          <text:p/>
        </draw:line>
        <draw:line draw:name="Straight Connector 317" draw:style-name="gr27" draw:text-style-name="P5" draw:layer="layout" svg:x1="10.325cm" svg:y1="33.437cm" svg:x2="10.326cm" svg:y2="34.037cm">
          <text:p/>
        </draw:line>
        <draw:line draw:name="Straight Connector 318" draw:style-name="gr27" draw:text-style-name="P5" draw:layer="layout" svg:x1="10.209cm" svg:y1="33.437cm" svg:x2="10.21cm" svg:y2="34.037cm">
          <text:p/>
        </draw:line>
        <draw:line draw:name="Straight Connector 319" draw:style-name="gr27" draw:text-style-name="P5" draw:layer="layout" svg:x1="10.085cm" svg:y1="33.437cm" svg:x2="10.086cm" svg:y2="34.037cm">
          <text:p/>
        </draw:line>
        <draw:line draw:name="Straight Connector 321" draw:style-name="gr27" draw:text-style-name="P5" draw:layer="layout" svg:x1="9.972cm" svg:y1="33.437cm" svg:x2="9.973cm" svg:y2="34.037cm">
          <text:p/>
        </draw:line>
        <draw:line draw:name="Straight Connector 322" draw:style-name="gr27" draw:text-style-name="P5" draw:layer="layout" svg:x1="9.857cm" svg:y1="33.437cm" svg:x2="9.858cm" svg:y2="34.037cm">
          <text:p/>
        </draw:line>
        <draw:line draw:name="Straight Connector 323" draw:style-name="gr27" draw:text-style-name="P5" draw:layer="layout" svg:x1="15.777cm" svg:y1="5.803cm" svg:x2="15.778cm" svg:y2="6.378cm">
          <text:p/>
        </draw:line>
        <draw:line draw:name="Straight Connector 325" draw:style-name="gr27" draw:text-style-name="P5" draw:layer="layout" svg:x1="15.66cm" svg:y1="5.803cm" svg:x2="15.661cm" svg:y2="6.378cm">
          <text:p/>
        </draw:line>
        <draw:line draw:name="Straight Connector 326" draw:style-name="gr27" draw:text-style-name="P5" draw:layer="layout" svg:x1="15.541cm" svg:y1="5.803cm" svg:x2="15.542cm" svg:y2="6.378cm">
          <text:p/>
        </draw:line>
        <draw:line draw:name="Straight Connector 327" draw:style-name="gr27" draw:text-style-name="P5" draw:layer="layout" svg:x1="15.423cm" svg:y1="5.803cm" svg:x2="15.424cm" svg:y2="6.378cm">
          <text:p/>
        </draw:line>
        <draw:line draw:name="Straight Connector 329" draw:style-name="gr27" draw:text-style-name="P5" draw:layer="layout" svg:x1="15.306cm" svg:y1="5.803cm" svg:x2="15.307cm" svg:y2="6.378cm">
          <text:p/>
        </draw:line>
        <draw:line draw:name="Straight Connector 330" draw:style-name="gr27" draw:text-style-name="P5" draw:layer="layout" svg:x1="15.187cm" svg:y1="5.803cm" svg:x2="15.188cm" svg:y2="6.378cm">
          <text:p/>
        </draw:line>
        <draw:line draw:name="Straight Connector 331" draw:style-name="gr27" draw:text-style-name="P5" draw:layer="layout" svg:x1="15.069cm" svg:y1="5.803cm" svg:x2="15.07cm" svg:y2="6.378cm">
          <text:p/>
        </draw:line>
        <draw:line draw:name="Straight Connector 332" draw:style-name="gr27" draw:text-style-name="P5" draw:layer="layout" svg:x1="14.952cm" svg:y1="5.803cm" svg:x2="14.953cm" svg:y2="6.378cm">
          <text:p/>
        </draw:line>
        <draw:line draw:name="Straight Connector 333" draw:style-name="gr27" draw:text-style-name="P5" draw:layer="layout" svg:x1="14.833cm" svg:y1="5.803cm" svg:x2="14.834cm" svg:y2="6.378cm">
          <text:p/>
        </draw:line>
        <draw:line draw:name="Straight Connector 335" draw:style-name="gr27" draw:text-style-name="P5" draw:layer="layout" svg:x1="14.716cm" svg:y1="5.803cm" svg:x2="14.717cm" svg:y2="6.378cm">
          <text:p/>
        </draw:line>
        <draw:line draw:name="Straight Connector 336" draw:style-name="gr27" draw:text-style-name="P5" draw:layer="layout" svg:x1="14.597cm" svg:y1="5.803cm" svg:x2="14.598cm" svg:y2="6.378cm">
          <text:p/>
        </draw:line>
        <draw:line draw:name="Straight Connector 337" draw:style-name="gr27" draw:text-style-name="P5" draw:layer="layout" svg:x1="14.479cm" svg:y1="5.803cm" svg:x2="14.48cm" svg:y2="6.378cm">
          <text:p/>
        </draw:line>
        <draw:line draw:name="Straight Connector 339" draw:style-name="gr27" draw:text-style-name="P5" draw:layer="layout" svg:x1="14.362cm" svg:y1="5.803cm" svg:x2="14.363cm" svg:y2="6.378cm">
          <text:p/>
        </draw:line>
        <draw:line draw:name="Straight Connector 340" draw:style-name="gr27" draw:text-style-name="P5" draw:layer="layout" svg:x1="14.243cm" svg:y1="5.803cm" svg:x2="14.244cm" svg:y2="6.378cm">
          <text:p/>
        </draw:line>
        <draw:line draw:name="Straight Connector 341" draw:style-name="gr27" draw:text-style-name="P5" draw:layer="layout" svg:x1="14.125cm" svg:y1="5.803cm" svg:x2="14.126cm" svg:y2="6.378cm">
          <text:p/>
        </draw:line>
        <draw:line draw:name="Straight Connector 343" draw:style-name="gr13" draw:text-style-name="P5" draw:layer="layout" svg:x1="10.448cm" svg:y1="20.352cm" svg:x2="10.449cm" svg:y2="22.599cm">
          <text:p/>
        </draw:line>
        <draw:line draw:name="Straight Connector 344" draw:style-name="gr13" draw:text-style-name="P5" draw:layer="layout" svg:x1="11.104cm" svg:y1="20.434cm" svg:x2="11.105cm" svg:y2="21.622cm">
          <text:p/>
        </draw:line>
        <draw:line draw:name="Straight Connector 345" draw:style-name="gr27" draw:text-style-name="P5" draw:layer="layout" svg:x1="11.613cm" svg:y1="20.434cm" svg:x2="11.104cm" svg:y2="20.435cm">
          <text:p/>
        </draw:line>
        <draw:line draw:name="Straight Connector 346" draw:style-name="gr27" draw:text-style-name="P5" draw:layer="layout" svg:x1="11.613cm" svg:y1="20.536cm" svg:x2="11.104cm" svg:y2="20.537cm">
          <text:p/>
        </draw:line>
        <draw:line draw:name="Straight Connector 348" draw:style-name="gr27" draw:text-style-name="P5" draw:layer="layout" svg:x1="11.613cm" svg:y1="20.638cm" svg:x2="11.104cm" svg:y2="20.639cm">
          <text:p/>
        </draw:line>
        <draw:line draw:name="Straight Connector 349" draw:style-name="gr27" draw:text-style-name="P5" draw:layer="layout" svg:x1="11.613cm" svg:y1="20.74cm" svg:x2="11.104cm" svg:y2="20.741cm">
          <text:p/>
        </draw:line>
        <draw:line draw:name="Straight Connector 350" draw:style-name="gr27" draw:text-style-name="P5" draw:layer="layout" svg:x1="11.613cm" svg:y1="20.842cm" svg:x2="11.104cm" svg:y2="20.843cm">
          <text:p/>
        </draw:line>
        <draw:line draw:name="Straight Connector 351" draw:style-name="gr27" draw:text-style-name="P5" draw:layer="layout" svg:x1="11.613cm" svg:y1="20.944cm" svg:x2="11.104cm" svg:y2="20.945cm">
          <text:p/>
        </draw:line>
        <draw:line draw:name="Straight Connector 353" draw:style-name="gr27" draw:text-style-name="P5" draw:layer="layout" svg:x1="11.613cm" svg:y1="21.046cm" svg:x2="11.104cm" svg:y2="21.047cm">
          <text:p/>
        </draw:line>
        <draw:line draw:name="Straight Connector 354" draw:style-name="gr27" draw:text-style-name="P5" draw:layer="layout" svg:x1="11.613cm" svg:y1="21.148cm" svg:x2="11.104cm" svg:y2="21.149cm">
          <text:p/>
        </draw:line>
        <draw:line draw:name="Straight Connector 355" draw:style-name="gr27" draw:text-style-name="P5" draw:layer="layout" svg:x1="11.613cm" svg:y1="21.25cm" svg:x2="11.104cm" svg:y2="21.251cm">
          <text:p/>
        </draw:line>
        <draw:line draw:name="Straight Connector 356" draw:style-name="gr27" draw:text-style-name="P5" draw:layer="layout" svg:x1="11.613cm" svg:y1="21.352cm" svg:x2="11.104cm" svg:y2="21.353cm">
          <text:p/>
        </draw:line>
        <draw:line draw:name="Straight Connector 358" draw:style-name="gr27" draw:text-style-name="P5" draw:layer="layout" svg:x1="10.982cm" svg:y1="20.734cm" svg:x2="10.473cm" svg:y2="20.735cm">
          <text:p/>
        </draw:line>
        <draw:line draw:name="Straight Connector 359" draw:style-name="gr27" draw:text-style-name="P5" draw:layer="layout" svg:x1="10.982cm" svg:y1="20.836cm" svg:x2="10.473cm" svg:y2="20.837cm">
          <text:p/>
        </draw:line>
        <draw:line draw:name="Straight Connector 360" draw:style-name="gr27" draw:text-style-name="P5" draw:layer="layout" svg:x1="10.982cm" svg:y1="20.938cm" svg:x2="10.473cm" svg:y2="20.939cm">
          <text:p/>
        </draw:line>
        <draw:line draw:name="Straight Connector 362" draw:style-name="gr27" draw:text-style-name="P5" draw:layer="layout" svg:x1="10.982cm" svg:y1="21.04cm" svg:x2="10.473cm" svg:y2="21.041cm">
          <text:p/>
        </draw:line>
        <draw:line draw:name="Straight Connector 363" draw:style-name="gr27" draw:text-style-name="P5" draw:layer="layout" svg:x1="10.982cm" svg:y1="21.142cm" svg:x2="10.473cm" svg:y2="21.143cm">
          <text:p/>
        </draw:line>
        <draw:line draw:name="Straight Connector 364" draw:style-name="gr27" draw:text-style-name="P5" draw:layer="layout" svg:x1="10.982cm" svg:y1="21.244cm" svg:x2="10.473cm" svg:y2="21.245cm">
          <text:p/>
        </draw:line>
        <draw:line draw:name="Straight Connector 365" draw:style-name="gr27" draw:text-style-name="P5" draw:layer="layout" svg:x1="10.982cm" svg:y1="21.346cm" svg:x2="10.473cm" svg:y2="21.347cm">
          <text:p/>
        </draw:line>
        <draw:line draw:name="Straight Connector 366" draw:style-name="gr27" draw:text-style-name="P5" draw:layer="layout" svg:x1="10.982cm" svg:y1="21.448cm" svg:x2="10.473cm" svg:y2="21.449cm">
          <text:p/>
        </draw:line>
        <draw:line draw:name="Straight Connector 368" draw:style-name="gr27" draw:text-style-name="P5" draw:layer="layout" svg:x1="10.982cm" svg:y1="21.55cm" svg:x2="10.473cm" svg:y2="21.551cm">
          <text:p/>
        </draw:line>
        <draw:line draw:name="Straight Connector 369" draw:style-name="gr27" draw:text-style-name="P5" draw:layer="layout" svg:x1="10.982cm" svg:y1="21.651cm" svg:x2="10.473cm" svg:y2="21.652cm">
          <text:p/>
        </draw:line>
        <draw:g draw:name="Group 57">
          <draw:custom-shape draw:name="Arc 57" draw:style-name="gr28" draw:text-style-name="P7" draw:layer="layout" svg:width="0.756cm" svg:height="0.916cm" draw:transform="rotate (-1.5707963267949) translate (17.692cm 30.075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0" draw:style-name="gr13" draw:text-style-name="P5" draw:layer="layout" svg:x1="17.697cm" svg:y1="30.446cm" svg:x2="17.256cm" svg:y2="30.447cm">
            <text:p/>
          </draw:line>
          <draw:custom-shape draw:name="Rectangle 169" draw:style-name="gr29" draw:text-style-name="P8" draw:layer="layout" svg:width="0.308cm" svg:height="0.132cm" draw:transform="rotate (-1.5707963267949) translate (17.319cm 30.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Arc 58" draw:style-name="gr30" draw:text-style-name="P7" draw:layer="layout" svg:width="0.756cm" svg:height="0.915cm" draw:transform="rotate (-1.5707963267949) translate (17.681cm 20.216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2" draw:style-name="gr13" draw:text-style-name="P5" draw:layer="layout" svg:x1="17.687cm" svg:y1="20.587cm" svg:x2="17.246cm" svg:y2="20.588cm">
            <text:p/>
          </draw:line>
          <draw:custom-shape draw:name="Rectangle 170" draw:style-name="gr29" draw:text-style-name="P8" draw:layer="layout" svg:width="0.31cm" svg:height="0.132cm" draw:transform="rotate (-1.5707963267949) translate (17.31cm 20.63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9">
          <draw:custom-shape draw:name="Arc 59" draw:style-name="gr30" draw:text-style-name="P7" draw:layer="layout" svg:width="0.756cm" svg:height="0.915cm" draw:transform="rotate (-1.5707963267949) translate (17.681cm 14.65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3" draw:style-name="gr13" draw:text-style-name="P5" draw:layer="layout" svg:x1="17.688cm" svg:y1="15.028cm" svg:x2="17.247cm" svg:y2="15.029cm">
            <text:p/>
          </draw:line>
          <draw:custom-shape draw:name="Rectangle 171" draw:style-name="gr29" draw:text-style-name="P8" draw:layer="layout" svg:width="0.31cm" svg:height="0.132cm" draw:transform="rotate (-1.5707963267949) translate (17.31cm 15.0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0">
          <draw:custom-shape draw:name="Arc 60" draw:style-name="gr30" draw:text-style-name="P7" draw:layer="layout" svg:width="0.756cm" svg:height="0.915cm" draw:transform="rotate (-1.5707963267949) translate (17.699cm 12.304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4" draw:style-name="gr13" draw:text-style-name="P5" draw:layer="layout" svg:x1="17.706cm" svg:y1="12.675cm" svg:x2="17.265cm" svg:y2="12.676cm">
            <text:p/>
          </draw:line>
          <draw:custom-shape draw:name="Rectangle 172" draw:style-name="gr29" draw:text-style-name="P8" draw:layer="layout" svg:width="0.308cm" svg:height="0.132cm" draw:transform="rotate (-1.5707963267949) translate (17.328cm 12.71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Arc 61" draw:style-name="gr30" draw:text-style-name="P7" draw:layer="layout" svg:width="0.756cm" svg:height="0.915cm" draw:transform="rotate (-1.5707963267949) translate (17.704cm 9.946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5" draw:style-name="gr13" draw:text-style-name="P5" draw:layer="layout" svg:x1="17.71cm" svg:y1="10.317cm" svg:x2="17.27cm" svg:y2="10.318cm">
            <text:p/>
          </draw:line>
          <draw:custom-shape draw:name="Rectangle 173" draw:style-name="gr29" draw:text-style-name="P8" draw:layer="layout" svg:width="0.308cm" svg:height="0.132cm" draw:transform="rotate (-1.5707963267949) translate (17.333cm 10.35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2">
          <draw:custom-shape draw:name="Arc 62" draw:style-name="gr30" draw:text-style-name="P7" draw:layer="layout" svg:width="0.756cm" svg:height="0.915cm" draw:transform="rotate (-1.5707963267949) translate (14.3cm 14.01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6" draw:style-name="gr13" draw:text-style-name="P5" draw:layer="layout" svg:x1="14.307cm" svg:y1="14.388cm" svg:x2="13.866cm" svg:y2="14.389cm">
            <text:p/>
          </draw:line>
          <draw:custom-shape draw:name="Rectangle 174" draw:style-name="gr29" draw:text-style-name="P8" draw:layer="layout" svg:width="0.31cm" svg:height="0.132cm" draw:transform="rotate (-1.5707963267949) translate (13.929cm 14.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0" draw:style-name="gr31" draw:text-style-name="P8" draw:layer="layout" svg:width="0.466cm" svg:height="0.521cm" draw:transform="rotate (-1.5707963267949) translate (15.71cm 16.95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31" draw:text-style-name="P8" draw:layer="layout" svg:width="0.466cm" svg:height="0.521cm" draw:transform="rotate (-1.5707963267949) translate (15.651cm 15.43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31" draw:text-style-name="P8" draw:layer="layout" svg:width="0.466cm" svg:height="0.521cm" draw:transform="rotate (-1.5707963267949) translate (15.603cm 23.96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31" draw:text-style-name="P8" draw:layer="layout" svg:width="0.466cm" svg:height="0.521cm" draw:transform="rotate (-1.5707963267949) translate (15.651cm 25.62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3">
          <draw:custom-shape draw:name="Arc 63" draw:style-name="gr28" draw:text-style-name="P7" draw:layer="layout" svg:width="0.756cm" svg:height="0.916cm" draw:transform="rotate (-1.5707963267949) translate (14.054cm 9.595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7" draw:style-name="gr13" draw:text-style-name="P5" draw:layer="layout" svg:x1="14.059cm" svg:y1="9.966cm" svg:x2="13.618cm" svg:y2="9.967cm">
            <text:p/>
          </draw:line>
          <draw:custom-shape draw:name="Rectangle 175" draw:style-name="gr29" draw:text-style-name="P8" draw:layer="layout" svg:width="0.31cm" svg:height="0.132cm" draw:transform="rotate (-1.5707963267949) translate (13.681cm 10.0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76" draw:style-name="gr32" draw:text-style-name="P7" draw:layer="layout" svg:width="0.828cm" svg:height="1.3cm" draw:transform="rotate (-1.5707963267949) translate (15.166cm 6.38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4">
          <draw:custom-shape draw:name="Arc 64" draw:style-name="gr28" draw:text-style-name="P7" draw:layer="layout" svg:width="0.756cm" svg:height="0.916cm" draw:transform="rotate (-1.5707963267949) translate (14.991cm 34.886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79" draw:style-name="gr13" draw:text-style-name="P5" draw:layer="layout" svg:x1="14.996cm" svg:y1="35.257cm" svg:x2="14.555cm" svg:y2="35.258cm">
            <text:p/>
          </draw:line>
          <draw:custom-shape draw:name="Rectangle 178" draw:style-name="gr29" draw:text-style-name="P8" draw:layer="layout" svg:width="0.31cm" svg:height="0.132cm" draw:transform="rotate (-1.5707963267949) translate (14.618cm 35.30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5">
          <draw:custom-shape draw:name="Arc 65" draw:style-name="gr28" draw:text-style-name="P7" draw:layer="layout" svg:width="0.756cm" svg:height="0.916cm" draw:transform="rotate (-1.5707963267949) translate (12.202cm 27.989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0" draw:style-name="gr13" draw:text-style-name="P5" draw:layer="layout" svg:x1="12.207cm" svg:y1="28.36cm" svg:x2="11.766cm" svg:y2="28.361cm">
            <text:p/>
          </draw:line>
          <draw:custom-shape draw:name="Rectangle 179" draw:style-name="gr29" draw:text-style-name="P8" draw:layer="layout" svg:width="0.31cm" svg:height="0.132cm" draw:transform="rotate (-1.5707963267949) translate (11.829cm 28.4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6">
          <draw:custom-shape draw:name="Arc 66" draw:style-name="gr28" draw:text-style-name="P7" draw:layer="layout" svg:width="0.756cm" svg:height="0.916cm" draw:transform="rotate (-1.5707963267949) translate (12.191cm 18.72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1" draw:style-name="gr13" draw:text-style-name="P5" draw:layer="layout" svg:x1="12.196cm" svg:y1="19.098cm" svg:x2="11.755cm" svg:y2="19.099cm">
            <text:p/>
          </draw:line>
          <draw:custom-shape draw:name="Rectangle 180" draw:style-name="gr29" draw:text-style-name="P8" draw:layer="layout" svg:width="0.308cm" svg:height="0.132cm" draw:transform="rotate (-1.5707963267949) translate (11.818cm 19.1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7">
          <draw:custom-shape draw:name="Arc 67" draw:style-name="gr28" draw:text-style-name="P7" draw:layer="layout" svg:width="0.756cm" svg:height="0.916cm" draw:transform="rotate (-1.5707963267949) translate (12.188cm 13.02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3" draw:style-name="gr13" draw:text-style-name="P5" draw:layer="layout" svg:x1="12.193cm" svg:y1="13.398cm" svg:x2="11.752cm" svg:y2="13.399cm">
            <text:p/>
          </draw:line>
          <draw:custom-shape draw:name="Rectangle 181" draw:style-name="gr29" draw:text-style-name="P8" draw:layer="layout" svg:width="0.308cm" svg:height="0.132cm" draw:transform="rotate (-1.5707963267949) translate (11.815cm 13.4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8">
          <draw:custom-shape draw:name="Arc 68" draw:style-name="gr28" draw:text-style-name="P7" draw:layer="layout" svg:width="0.756cm" svg:height="0.916cm" draw:transform="rotate (-1.5707963267949) translate (12.179cm 8.605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4" draw:style-name="gr13" draw:text-style-name="P5" draw:layer="layout" svg:x1="12.184cm" svg:y1="8.976cm" svg:x2="11.743cm" svg:y2="8.977cm">
            <text:p/>
          </draw:line>
          <draw:custom-shape draw:name="Rectangle 183" draw:style-name="gr29" draw:text-style-name="P8" draw:layer="layout" svg:width="0.308cm" svg:height="0.132cm" draw:transform="rotate (-1.5707963267949) translate (11.806cm 9.0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9">
          <draw:custom-shape draw:name="Arc 69" draw:style-name="gr28" draw:text-style-name="P7" draw:layer="layout" svg:width="0.756cm" svg:height="0.916cm" draw:transform="rotate (-1.5707963267949) translate (12.179cm 9.662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5" draw:style-name="gr13" draw:text-style-name="P5" draw:layer="layout" svg:x1="12.184cm" svg:y1="10.048cm" svg:x2="11.743cm" svg:y2="10.049cm">
            <text:p/>
          </draw:line>
          <draw:custom-shape draw:name="Rectangle 184" draw:style-name="gr29" draw:text-style-name="P8" draw:layer="layout" svg:width="0.309cm" svg:height="0.132cm" draw:transform="rotate (-1.5707963267949) translate (11.806cm 9.691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0">
          <draw:custom-shape draw:name="Arc 70" draw:style-name="gr30" draw:text-style-name="P7" draw:layer="layout" svg:width="0.756cm" svg:height="0.915cm" draw:transform="rotate (1.5707963267949) translate (11.335cm 15.934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87" draw:style-name="gr13" draw:text-style-name="P5" draw:layer="layout" svg:x1="11.328cm" svg:y1="15.549cm" svg:x2="11.769cm" svg:y2="15.55cm">
            <text:p/>
          </draw:line>
          <draw:custom-shape draw:name="Rectangle 185" draw:style-name="gr29" draw:text-style-name="P8" draw:layer="layout" svg:width="0.309cm" svg:height="0.131cm" draw:transform="rotate (1.5707963267949) translate (11.708cm 15.915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388" draw:style-name="gr13" draw:text-style-name="P5" draw:layer="layout" svg:x1="10.901cm" svg:y1="15.389cm" svg:x2="10.902cm" svg:y2="18.68cm">
          <text:p/>
        </draw:line>
        <draw:line draw:name="Straight Connector 389" draw:style-name="gr13" draw:text-style-name="P5" draw:layer="layout" svg:x1="10.487cm" svg:y1="16.945cm" svg:x2="10.488cm" svg:y2="17.52cm">
          <text:p/>
        </draw:line>
        <draw:line draw:name="Straight Connector 391" draw:style-name="gr13" draw:text-style-name="P5" draw:layer="layout" svg:x1="10.114cm" svg:y1="16.945cm" svg:x2="10.115cm" svg:y2="17.537cm">
          <text:p/>
        </draw:line>
        <draw:line draw:name="Straight Connector 392" draw:style-name="gr13" draw:text-style-name="P5" draw:layer="layout" svg:x1="11.35cm" svg:y1="17.844cm" svg:x2="10.884cm" svg:y2="17.845cm">
          <text:p/>
        </draw:line>
        <draw:line draw:name="Straight Connector 393" draw:style-name="gr13" draw:text-style-name="P5" draw:layer="layout" svg:x1="10.901cm" svg:y1="18.459cm" svg:x2="10.902cm" svg:y2="19.67cm">
          <text:p/>
        </draw:line>
        <draw:g draw:name="Group 71">
          <draw:custom-shape draw:name="Arc 71" draw:style-name="gr30" draw:text-style-name="P7" draw:layer="layout" svg:width="0.756cm" svg:height="0.915cm" draw:transform="rotate (1.5707963267949) translate (10.48cm 15.953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5" draw:style-name="gr13" draw:text-style-name="P5" draw:layer="layout" svg:x1="10.473cm" svg:y1="15.568cm" svg:x2="10.914cm" svg:y2="15.569cm">
            <text:p/>
          </draw:line>
          <draw:custom-shape draw:name="Rectangle 187" draw:style-name="gr29" draw:text-style-name="P8" draw:layer="layout" svg:width="0.309cm" svg:height="0.131cm" draw:transform="rotate (1.5707963267949) translate (10.853cm 15.934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2">
          <draw:custom-shape draw:name="Arc 72" draw:style-name="gr30" draw:text-style-name="P7" draw:layer="layout" svg:width="0.756cm" svg:height="0.915cm" draw:transform="rotate (1.5707963267949) translate (11.303cm 18.68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6" draw:style-name="gr13" draw:text-style-name="P5" draw:layer="layout" svg:x1="11.296cm" svg:y1="18.309cm" svg:x2="11.737cm" svg:y2="18.31cm">
            <text:p/>
          </draw:line>
          <draw:custom-shape draw:name="Rectangle 188" draw:style-name="gr29" draw:text-style-name="P8" draw:layer="layout" svg:width="0.309cm" svg:height="0.132cm" draw:transform="rotate (1.5707963267949) translate (11.674cm 18.26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3">
          <draw:custom-shape draw:name="Arc 73" draw:style-name="gr28" draw:text-style-name="P7" draw:layer="layout" svg:width="0.756cm" svg:height="0.916cm" draw:transform="rotate (-1.5707963267949) translate (11.358cm 19.098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7" draw:style-name="gr13" draw:text-style-name="P5" draw:layer="layout" svg:x1="11.363cm" svg:y1="19.484cm" svg:x2="10.922cm" svg:y2="19.485cm">
            <text:p/>
          </draw:line>
          <draw:custom-shape draw:name="Rectangle 189" draw:style-name="gr29" draw:text-style-name="P8" draw:layer="layout" svg:width="0.309cm" svg:height="0.132cm" draw:transform="rotate (-1.5707963267949) translate (10.985cm 19.127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4">
          <draw:custom-shape draw:name="Arc 74" draw:style-name="gr30" draw:text-style-name="P7" draw:layer="layout" svg:width="0.756cm" svg:height="0.915cm" draw:transform="rotate (1.5707963267949) translate (10.467cm 18.721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399" draw:style-name="gr13" draw:text-style-name="P5" draw:layer="layout" svg:x1="10.46cm" svg:y1="18.35cm" svg:x2="10.901cm" svg:y2="18.351cm">
            <text:p/>
          </draw:line>
          <draw:custom-shape draw:name="Rectangle 191" draw:style-name="gr29" draw:text-style-name="P8" draw:layer="layout" svg:width="0.309cm" svg:height="0.131cm" draw:transform="rotate (1.5707963267949) translate (10.84cm 18.30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5">
          <draw:custom-shape draw:name="Arc 75" draw:style-name="gr30" draw:text-style-name="P7" draw:layer="layout" svg:width="0.756cm" svg:height="0.915cm" draw:transform="rotate (1.5707963267949) translate (11.31cm 20.212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0" draw:style-name="gr13" draw:text-style-name="P5" draw:layer="layout" svg:x1="11.303cm" svg:y1="19.827cm" svg:x2="11.744cm" svg:y2="19.828cm">
            <text:p/>
          </draw:line>
          <draw:custom-shape draw:name="Rectangle 192" draw:style-name="gr29" draw:text-style-name="P8" draw:layer="layout" svg:width="0.309cm" svg:height="0.131cm" draw:transform="rotate (1.5707963267949) translate (11.683cm 20.193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Arc 76" draw:style-name="gr30" draw:text-style-name="P7" draw:layer="layout" svg:width="0.756cm" svg:height="0.915cm" draw:transform="rotate (-1.5707963267949) translate (12.17cm 23.85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1" draw:style-name="gr13" draw:text-style-name="P5" draw:layer="layout" svg:x1="12.176cm" svg:y1="24.236cm" svg:x2="11.735cm" svg:y2="24.237cm">
            <text:p/>
          </draw:line>
          <draw:custom-shape draw:name="Rectangle 193" draw:style-name="gr29" draw:text-style-name="P8" draw:layer="layout" svg:width="0.309cm" svg:height="0.132cm" draw:transform="rotate (-1.5707963267949) translate (11.799cm 23.879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7">
          <draw:custom-shape draw:name="Arc 77" draw:style-name="gr28" draw:text-style-name="P7" draw:layer="layout" svg:width="0.756cm" svg:height="0.916cm" draw:transform="rotate (-1.5707963267949) translate (12.184cm 26.136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3" draw:style-name="gr13" draw:text-style-name="P5" draw:layer="layout" svg:x1="12.189cm" svg:y1="26.522cm" svg:x2="11.748cm" svg:y2="26.523cm">
            <text:p/>
          </draw:line>
          <draw:custom-shape draw:name="Rectangle 195" draw:style-name="gr29" draw:text-style-name="P8" draw:layer="layout" svg:width="0.309cm" svg:height="0.132cm" draw:transform="rotate (-1.5707963267949) translate (11.811cm 26.165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8">
          <draw:custom-shape draw:name="Arc 78" draw:style-name="gr28" draw:text-style-name="P7" draw:layer="layout" svg:width="0.756cm" svg:height="0.916cm" draw:transform="rotate (-1.5707963267949) translate (12.243cm 25.172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4" draw:style-name="gr13" draw:text-style-name="P5" draw:layer="layout" svg:x1="12.248cm" svg:y1="25.543cm" svg:x2="11.807cm" svg:y2="25.544cm">
            <text:p/>
          </draw:line>
          <draw:custom-shape draw:name="Rectangle 196" draw:style-name="gr29" draw:text-style-name="P8" draw:layer="layout" svg:width="0.31cm" svg:height="0.132cm" draw:transform="rotate (-1.5707963267949) translate (11.87cm 25.59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9">
          <draw:custom-shape draw:name="Arc 79" draw:style-name="gr30" draw:text-style-name="P7" draw:layer="layout" svg:width="0.757cm" svg:height="0.915cm" draw:transform="rotate (1.5707963267949) translate (11.34cm 30.881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5" draw:style-name="gr13" draw:text-style-name="P5" draw:layer="layout" svg:x1="11.333cm" svg:y1="30.497cm" svg:x2="11.774cm" svg:y2="30.498cm">
            <text:p/>
          </draw:line>
          <draw:custom-shape draw:name="Rectangle 197" draw:style-name="gr29" draw:text-style-name="P8" draw:layer="layout" svg:width="0.309cm" svg:height="0.131cm" draw:transform="rotate (1.5707963267949) translate (11.713cm 30.864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07" draw:style-name="gr13" draw:text-style-name="P5" draw:layer="layout" svg:x1="10.695cm" svg:y1="30.353cm" svg:x2="10.677cm" svg:y2="33.38cm">
          <text:p/>
        </draw:line>
        <draw:g draw:name="Group 80">
          <draw:custom-shape draw:name="Arc 80" draw:style-name="gr30" draw:text-style-name="P7" draw:layer="layout" svg:width="0.756cm" svg:height="0.915cm" draw:transform="rotate (1.5707963267949) translate (10.273cm 30.875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8" draw:style-name="gr13" draw:text-style-name="P5" draw:layer="layout" svg:x1="10.266cm" svg:y1="30.49cm" svg:x2="10.707cm" svg:y2="30.491cm">
            <text:p/>
          </draw:line>
          <draw:custom-shape draw:name="Rectangle 198" draw:style-name="gr29" draw:text-style-name="P8" draw:layer="layout" svg:width="0.309cm" svg:height="0.131cm" draw:transform="rotate (1.5707963267949) translate (10.646cm 30.856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1">
          <draw:custom-shape draw:name="Arc 81" draw:style-name="gr30" draw:text-style-name="P7" draw:layer="layout" svg:width="0.756cm" svg:height="0.915cm" draw:transform="rotate (1.5707963267949) translate (11.326cm 33.543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09" draw:style-name="gr13" draw:text-style-name="P5" draw:layer="layout" svg:x1="11.319cm" svg:y1="33.172cm" svg:x2="11.76cm" svg:y2="33.173cm">
            <text:p/>
          </draw:line>
          <draw:custom-shape draw:name="Rectangle 200" draw:style-name="gr29" draw:text-style-name="P8" draw:layer="layout" svg:width="0.309cm" svg:height="0.132cm" draw:transform="rotate (1.5707963267949) translate (11.697cm 33.12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2">
          <draw:custom-shape draw:name="Arc 82" draw:style-name="gr30" draw:text-style-name="P7" draw:layer="layout" svg:width="0.756cm" svg:height="0.915cm" draw:transform="rotate (1.5707963267949) translate (10.249cm 33.557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1" draw:style-name="gr13" draw:text-style-name="P5" draw:layer="layout" svg:x1="10.242cm" svg:y1="33.186cm" svg:x2="10.683cm" svg:y2="33.187cm">
            <text:p/>
          </draw:line>
          <draw:custom-shape draw:name="Rectangle 201" draw:style-name="gr29" draw:text-style-name="P8" draw:layer="layout" svg:width="0.309cm" svg:height="0.132cm" draw:transform="rotate (1.5707963267949) translate (10.62cm 33.14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Arc 83" draw:style-name="gr30" draw:text-style-name="P7" draw:layer="layout" svg:width="0.756cm" svg:height="0.915cm" draw:transform="rotate (-1.5707963267949) translate (17.676cm 32.334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2" draw:style-name="gr13" draw:text-style-name="P5" draw:layer="layout" svg:x1="17.683cm" svg:y1="32.72cm" svg:x2="17.242cm" svg:y2="32.721cm">
            <text:p/>
          </draw:line>
          <draw:custom-shape draw:name="Rectangle 202" draw:style-name="gr29" draw:text-style-name="P8" draw:layer="layout" svg:width="0.309cm" svg:height="0.132cm" draw:transform="rotate (-1.5707963267949) translate (17.305cm 32.363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4">
          <draw:custom-shape draw:name="Arc 84" draw:style-name="gr28" draw:text-style-name="P7" draw:layer="layout" svg:width="0.756cm" svg:height="0.916cm" draw:transform="rotate (-1.5707963267949) translate (17.703cm 10.7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3" draw:style-name="gr13" draw:text-style-name="P5" draw:layer="layout" svg:x1="17.708cm" svg:y1="11.086cm" svg:x2="17.267cm" svg:y2="11.087cm">
            <text:p/>
          </draw:line>
          <draw:custom-shape draw:name="Rectangle 203" draw:style-name="gr29" draw:text-style-name="P8" draw:layer="layout" svg:width="0.427cm" svg:height="0.126cm" draw:transform="rotate (-1.5707963267949) translate (17.329cm 10.611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5">
          <draw:custom-shape draw:name="Arc 85" draw:style-name="gr30" draw:text-style-name="P7" draw:layer="layout" svg:width="0.757cm" svg:height="0.915cm" draw:transform="rotate (1.5707963267949) translate (12.499cm 30.857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5" draw:style-name="gr13" draw:text-style-name="P5" draw:layer="layout" svg:x1="12.492cm" svg:y1="30.473cm" svg:x2="12.933cm" svg:y2="30.474cm">
            <text:p/>
          </draw:line>
          <draw:custom-shape draw:name="Rectangle 204" draw:style-name="gr29" draw:text-style-name="P8" draw:layer="layout" svg:width="0.309cm" svg:height="0.132cm" draw:transform="rotate (1.5707963267949) translate (12.87cm 30.84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Arc 86" draw:style-name="gr30" draw:text-style-name="P7" draw:layer="layout" svg:width="0.757cm" svg:height="0.915cm" draw:transform="rotate (1.5707963267949) translate (12.497cm 20.998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6" draw:style-name="gr13" draw:text-style-name="P5" draw:layer="layout" svg:x1="12.49cm" svg:y1="20.614cm" svg:x2="12.931cm" svg:y2="20.615cm">
            <text:p/>
          </draw:line>
          <draw:custom-shape draw:name="Rectangle 205" draw:style-name="gr29" draw:text-style-name="P8" draw:layer="layout" svg:width="0.309cm" svg:height="0.131cm" draw:transform="rotate (1.5707963267949) translate (12.87cm 20.981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7">
          <draw:custom-shape draw:name="Arc 87" draw:style-name="gr30" draw:text-style-name="P7" draw:layer="layout" svg:width="0.757cm" svg:height="0.915cm" draw:transform="rotate (1.5707963267949) translate (12.506cm 12.654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7" draw:style-name="gr13" draw:text-style-name="P5" draw:layer="layout" svg:x1="12.499cm" svg:y1="12.27cm" svg:x2="12.94cm" svg:y2="12.271cm">
            <text:p/>
          </draw:line>
          <draw:custom-shape draw:name="Rectangle 206" draw:style-name="gr29" draw:text-style-name="P8" draw:layer="layout" svg:width="0.309cm" svg:height="0.132cm" draw:transform="rotate (1.5707963267949) translate (12.877cm 12.637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8">
          <draw:custom-shape draw:name="Arc 88" draw:style-name="gr30" draw:text-style-name="P7" draw:layer="layout" svg:width="0.756cm" svg:height="0.915cm" draw:transform="rotate (1.5707963267949) translate (12.506cm 33.095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19" draw:style-name="gr13" draw:text-style-name="P5" draw:layer="layout" svg:x1="12.499cm" svg:y1="32.724cm" svg:x2="12.94cm" svg:y2="32.725cm">
            <text:p/>
          </draw:line>
          <draw:custom-shape draw:name="Rectangle 209" draw:style-name="gr29" draw:text-style-name="P8" draw:layer="layout" svg:width="0.309cm" svg:height="0.131cm" draw:transform="rotate (1.5707963267949) translate (12.879cm 32.68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9">
          <draw:custom-shape draw:name="Arc 89" draw:style-name="gr30" draw:text-style-name="P7" draw:layer="layout" svg:width="0.757cm" svg:height="0.915cm" draw:transform="rotate (1.5707963267949) translate (15.724cm 35.616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0" draw:style-name="gr13" draw:text-style-name="P5" draw:layer="layout" svg:x1="15.716cm" svg:y1="35.232cm" svg:x2="16.157cm" svg:y2="35.233cm">
            <text:p/>
          </draw:line>
          <draw:custom-shape draw:name="Rectangle 210" draw:style-name="gr29" draw:text-style-name="P8" draw:layer="layout" svg:width="0.309cm" svg:height="0.132cm" draw:transform="rotate (1.5707963267949) translate (16.095cm 35.599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0">
          <draw:custom-shape draw:name="Arc 90" draw:style-name="gr28" draw:text-style-name="P7" draw:layer="layout" svg:width="0.755cm" svg:height="0.916cm" draw:transform="rotate (-3.14159265358979) translate (16.879cm 29.951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1" draw:style-name="gr13" draw:text-style-name="P5" draw:layer="layout" svg:x1="16.509cm" svg:y1="29.956cm" svg:x2="16.51cm" svg:y2="29.515cm">
            <text:p/>
          </draw:line>
          <draw:custom-shape draw:name="Rectangle 211" draw:style-name="gr29" draw:text-style-name="P8" draw:layer="layout" svg:width="0.307cm" svg:height="0.131cm" draw:transform="rotate (-3.14159265358979) translate (16.456cm 29.57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3" draw:style-name="gr33" draw:text-style-name="P8" draw:layer="layout" svg:width="0.344cm" svg:height="0.348cm" draw:transform="rotate (-1.5707963267949) translate (16.038cm 29.40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custom-shape draw:name="Arc 91" draw:style-name="gr28" draw:text-style-name="P7" draw:layer="layout" svg:width="0.758cm" svg:height="0.916cm" svg:x="13.211cm" svg:y="18.723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3" draw:style-name="gr13" draw:text-style-name="P5" draw:layer="layout" svg:x1="13.582cm" svg:y1="18.717cm" svg:x2="13.583cm" svg:y2="19.158cm">
            <text:p/>
          </draw:line>
          <draw:custom-shape draw:name="Rectangle 214" draw:style-name="gr29" draw:text-style-name="P8" draw:layer="layout" svg:width="0.31cm" svg:height="0.131cm" svg:x="13.634cm" svg:y="19.0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5" draw:style-name="gr33" draw:text-style-name="P8" draw:layer="layout" svg:width="0.344cm" svg:height="0.348cm" draw:transform="rotate (-1.5707963267949) translate (14.55cm 29.38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custom-shape draw:name="Arc 92" draw:style-name="gr28" draw:text-style-name="P7" draw:layer="layout" svg:width="0.755cm" svg:height="0.916cm" draw:transform="rotate (-3.14159265358979) translate (16.895cm 23.43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4" draw:style-name="gr13" draw:text-style-name="P5" draw:layer="layout" svg:x1="16.525cm" svg:y1="23.435cm" svg:x2="16.526cm" svg:y2="22.994cm">
            <text:p/>
          </draw:line>
          <draw:custom-shape draw:name="Rectangle 216" draw:style-name="gr29" draw:text-style-name="P8" draw:layer="layout" svg:width="0.309cm" svg:height="0.131cm" draw:transform="rotate (-3.14159265358979) translate (16.472cm 23.05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7" draw:style-name="gr33" draw:text-style-name="P8" draw:layer="layout" svg:width="0.344cm" svg:height="0.348cm" draw:transform="rotate (-1.5707963267949) translate (15.929cm 22.88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3">
          <draw:custom-shape draw:name="Arc 93" draw:style-name="gr28" draw:text-style-name="P7" draw:layer="layout" svg:width="0.758cm" svg:height="0.916cm" svg:x="13.286cm" svg:y="29.068cm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5" draw:style-name="gr13" draw:text-style-name="P5" draw:layer="layout" svg:x1="13.657cm" svg:y1="29.99cm" svg:x2="13.658cm" svg:y2="29.55cm">
            <text:p/>
          </draw:line>
          <draw:custom-shape draw:name="Rectangle 218" draw:style-name="gr29" draw:text-style-name="P8" draw:layer="layout" svg:width="0.309cm" svg:height="0.131cm" svg:x="13.701cm" svg:y="29.476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4">
          <draw:custom-shape draw:name="Arc 94" draw:style-name="gr28" draw:text-style-name="P7" draw:layer="layout" svg:width="0.755cm" svg:height="0.916cm" svg:x="16.11cm" svg:y="18.706cm">
            <text:p/>
            <draw:enhanced-geometry draw:mirror-horizontal="tru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7" draw:style-name="gr13" draw:text-style-name="P5" draw:layer="layout" svg:x1="16.499cm" svg:y1="18.7cm" svg:x2="16.5cm" svg:y2="19.141cm">
            <text:p/>
          </draw:line>
          <draw:custom-shape draw:name="Rectangle 219" draw:style-name="gr29" draw:text-style-name="P8" draw:layer="layout" svg:width="0.309cm" svg:height="0.131cm" svg:x="16.142cm" svg:y="19.0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1" draw:style-name="gr33" draw:text-style-name="P8" draw:layer="layout" svg:width="0.344cm" svg:height="0.348cm" draw:transform="rotate (-1.5707963267949) translate (15.919cm 19.0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33" draw:text-style-name="P8" draw:layer="layout" svg:width="0.344cm" svg:height="0.348cm" draw:transform="rotate (-1.5707963267949) translate (14.477cm 18.95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5">
          <draw:custom-shape draw:name="Arc 95" draw:style-name="gr28" draw:text-style-name="P7" draw:layer="layout" svg:width="0.758cm" svg:height="0.916cm" svg:x="13.313cm" svg:y="26.601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28" draw:style-name="gr13" draw:text-style-name="P5" draw:layer="layout" svg:x1="13.684cm" svg:y1="26.595cm" svg:x2="13.685cm" svg:y2="27.036cm">
            <text:p/>
          </draw:line>
          <draw:custom-shape draw:name="Rectangle 223" draw:style-name="gr29" draw:text-style-name="P8" draw:layer="layout" svg:width="0.31cm" svg:height="0.131cm" svg:x="13.738cm" svg:y="26.9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6">
          <draw:custom-shape draw:name="Arc 96" draw:style-name="gr28" draw:text-style-name="P7" draw:layer="layout" svg:width="0.755cm" svg:height="0.916cm" svg:x="16.069cm" svg:y="26.585cm">
            <text:p/>
            <draw:enhanced-geometry draw:mirror-horizontal="tru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0" draw:style-name="gr13" draw:text-style-name="P5" draw:layer="layout" svg:x1="16.458cm" svg:y1="26.578cm" svg:x2="16.459cm" svg:y2="27.019cm">
            <text:p/>
          </draw:line>
          <draw:custom-shape draw:name="Rectangle 225" draw:style-name="gr29" draw:text-style-name="P8" draw:layer="layout" svg:width="0.309cm" svg:height="0.131cm" svg:x="16.101cm" svg:y="26.95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6" draw:style-name="gr33" draw:text-style-name="P8" draw:layer="layout" svg:width="0.344cm" svg:height="0.348cm" draw:transform="rotate (-1.5707963267949) translate (15.94cm 26.91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33" draw:text-style-name="P8" draw:layer="layout" svg:width="0.344cm" svg:height="0.348cm" draw:transform="rotate (-1.5707963267949) translate (14.539cm 26.8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9" draw:style-name="gr33" draw:text-style-name="P8" draw:layer="layout" svg:width="0.344cm" svg:height="0.348cm" draw:transform="rotate (-1.5707963267949) translate (14.488cm 22.81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7">
          <draw:custom-shape draw:name="Arc 97" draw:style-name="gr28" draw:text-style-name="P7" draw:layer="layout" svg:width="0.758cm" svg:height="0.916cm" svg:x="13.183cm" svg:y="22.5cm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1" draw:style-name="gr13" draw:text-style-name="P5" draw:layer="layout" svg:x1="13.554cm" svg:y1="23.422cm" svg:x2="13.555cm" svg:y2="22.981cm">
            <text:p/>
          </draw:line>
          <draw:custom-shape draw:name="Rectangle 230" draw:style-name="gr29" draw:text-style-name="P8" draw:layer="layout" svg:width="0.309cm" svg:height="0.131cm" svg:x="13.598cm" svg:y="22.908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8">
          <draw:custom-shape draw:name="Arc 98" draw:style-name="gr30" draw:text-style-name="P7" draw:layer="layout" svg:width="0.756cm" svg:height="0.915cm" draw:transform="rotate (1.5707963267949) translate (15.342cm 8.904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3" draw:style-name="gr13" draw:text-style-name="P5" draw:layer="layout" svg:x1="15.335cm" svg:y1="8.519cm" svg:x2="15.776cm" svg:y2="8.52cm">
            <text:p/>
          </draw:line>
          <draw:custom-shape draw:name="Rectangle 231" draw:style-name="gr29" draw:text-style-name="P8" draw:layer="layout" svg:width="0.308cm" svg:height="0.131cm" draw:transform="rotate (1.5707963267949) translate (15.715cm 8.886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>
          <draw:custom-shape draw:name="Arc 99" draw:style-name="gr28" draw:text-style-name="P7" draw:layer="layout" svg:width="0.758cm" svg:height="0.917cm" svg:x="13.659cm" svg:y="6.726cm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4" draw:style-name="gr13" draw:text-style-name="P5" draw:layer="layout" svg:x1="14.03cm" svg:y1="7.652cm" svg:x2="14.031cm" svg:y2="7.212cm">
            <text:p/>
          </draw:line>
          <draw:custom-shape draw:name="Rectangle 233" draw:style-name="gr29" draw:text-style-name="P8" draw:layer="layout" svg:width="0.309cm" svg:height="0.131cm" svg:x="14.074cm" svg:y="7.138cm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0">
          <draw:custom-shape draw:name="Arc 100" draw:style-name="gr30" draw:text-style-name="P7" draw:layer="layout" svg:width="0.755cm" svg:height="0.914cm" draw:transform="skewX (0.0010471975511965) rotate (0.873537290623162) translate (12.714cm 8.471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5" draw:style-name="gr13" draw:text-style-name="P5" draw:layer="layout" svg:x1="12.946cm" svg:y1="8.184cm" svg:x2="13.284cm" svg:y2="8.468cm">
            <text:p/>
          </draw:line>
          <draw:custom-shape draw:name="Rectangle 234" draw:style-name="gr29" draw:text-style-name="P8" draw:layer="layout" svg:width="0.309cm" svg:height="0.188cm" draw:transform="skewX (0.00523598775598305) rotate (0.874759021099558) translate (13.227cm 8.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1">
          <draw:custom-shape draw:name="Arc 101" draw:style-name="gr30" draw:text-style-name="P7" draw:layer="layout" svg:width="0.756cm" svg:height="0.915cm" draw:transform="rotate (-1.5707963267949) translate (16.134cm 9.919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7" draw:style-name="gr13" draw:text-style-name="P5" draw:layer="layout" svg:x1="16.14cm" svg:y1="10.29cm" svg:x2="15.699cm" svg:y2="10.291cm">
            <text:p/>
          </draw:line>
          <draw:custom-shape draw:name="Rectangle 235" draw:style-name="gr29" draw:text-style-name="P8" draw:layer="layout" svg:width="0.31cm" svg:height="0.132cm" draw:transform="rotate (-1.5707963267949) translate (15.763cm 10.34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2">
          <draw:custom-shape draw:name="Arc 102" draw:style-name="gr28" draw:text-style-name="P7" draw:layer="layout" svg:width="0.756cm" svg:height="0.916cm" draw:transform="rotate (-1.5707963267949) translate (16.133cm 10.673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8" draw:style-name="gr13" draw:text-style-name="P5" draw:layer="layout" svg:x1="16.138cm" svg:y1="11.059cm" svg:x2="15.697cm" svg:y2="11.06cm">
            <text:p/>
          </draw:line>
          <draw:custom-shape draw:name="Rectangle 237" draw:style-name="gr29" draw:text-style-name="P8" draw:layer="layout" svg:width="0.427cm" svg:height="0.126cm" draw:transform="rotate (-1.5707963267949) translate (15.759cm 10.596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3">
          <draw:custom-shape draw:name="Arc 103" draw:style-name="gr30" draw:text-style-name="P7" draw:layer="layout" svg:width="0.758cm" svg:height="0.915cm" svg:x="12.847cm" svg:y="5.957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39" draw:style-name="gr13" draw:text-style-name="P5" draw:layer="layout" svg:x1="13.218cm" svg:y1="5.951cm" svg:x2="13.219cm" svg:y2="6.392cm">
            <text:p/>
          </draw:line>
          <draw:custom-shape draw:name="Rectangle 238" draw:style-name="gr29" draw:text-style-name="P8" draw:layer="layout" svg:width="0.307cm" svg:height="0.131cm" svg:x="13.26cm" svg:y="6.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4">
          <draw:custom-shape draw:name="Arc 104" draw:style-name="gr30" draw:text-style-name="P7" draw:layer="layout" svg:width="0.758cm" svg:height="0.915cm" svg:x="12.895cm" svg:y="4.659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0" draw:style-name="gr13" draw:text-style-name="P5" draw:layer="layout" svg:x1="13.266cm" svg:y1="4.653cm" svg:x2="13.267cm" svg:y2="5.094cm">
            <text:p/>
          </draw:line>
          <draw:custom-shape draw:name="Rectangle 239" draw:style-name="gr29" draw:text-style-name="P8" draw:layer="layout" svg:width="0.31cm" svg:height="0.131cm" svg:x="13.32cm" svg:y="5.0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5">
          <draw:custom-shape draw:name="Arc 105" draw:style-name="gr30" draw:text-style-name="P7" draw:layer="layout" svg:width="0.758cm" svg:height="0.915cm" svg:x="16.557cm" svg:y="3.673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2" draw:style-name="gr13" draw:text-style-name="P5" draw:layer="layout" svg:x1="16.928cm" svg:y1="3.667cm" svg:x2="16.929cm" svg:y2="4.108cm">
            <text:p/>
          </draw:line>
          <draw:custom-shape draw:name="Rectangle 241" draw:style-name="gr29" draw:text-style-name="P8" draw:layer="layout" svg:width="0.307cm" svg:height="0.131cm" svg:x="16.97cm" svg:y="4.0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6">
          <draw:custom-shape draw:name="Arc 106" draw:style-name="gr28" draw:text-style-name="P7" draw:layer="layout" svg:width="0.758cm" svg:height="0.916cm" svg:x="15.327cm" svg:y="3.663cm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3" draw:style-name="gr13" draw:text-style-name="P5" draw:layer="layout" svg:x1="15.698cm" svg:y1="3.657cm" svg:x2="15.699cm" svg:y2="4.098cm">
            <text:p/>
          </draw:line>
          <draw:custom-shape draw:name="Rectangle 242" draw:style-name="gr29" draw:text-style-name="P8" draw:layer="layout" svg:width="0.307cm" svg:height="0.131cm" svg:x="15.74cm" svg:y="4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7">
          <draw:custom-shape draw:name="Arc 107" draw:style-name="gr30" draw:text-style-name="P7" draw:layer="layout" svg:width="0.755cm" svg:height="0.915cm" svg:x="15.052cm" svg:y="3.667cm">
            <text:p/>
            <draw:enhanced-geometry draw:mirror-horizontal="tru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4" draw:style-name="gr13" draw:text-style-name="P5" draw:layer="layout" svg:x1="15.441cm" svg:y1="3.661cm" svg:x2="15.442cm" svg:y2="4.102cm">
            <text:p/>
          </draw:line>
          <draw:custom-shape draw:name="Rectangle 243" draw:style-name="gr29" draw:text-style-name="P8" draw:layer="layout" svg:width="0.31cm" svg:height="0.131cm" svg:x="15.074cm" svg:y="4.04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8">
          <draw:custom-shape draw:name="Arc 108" draw:style-name="gr30" draw:text-style-name="P7" draw:layer="layout" svg:width="0.755cm" svg:height="0.915cm" svg:x="11.166cm" svg:y="3.044cm">
            <text:p/>
            <draw:enhanced-geometry draw:mirror-horizontal="tru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5" draw:style-name="gr13" draw:text-style-name="P5" draw:layer="layout" svg:x1="11.555cm" svg:y1="3.038cm" svg:x2="11.556cm" svg:y2="3.479cm">
            <text:p/>
          </draw:line>
          <draw:custom-shape draw:name="Rectangle 244" draw:style-name="gr29" draw:text-style-name="P8" draw:layer="layout" svg:width="0.309cm" svg:height="0.131cm" svg:x="11.198cm" svg:y="3.417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9">
          <draw:custom-shape draw:name="Arc 109" draw:style-name="gr30" draw:text-style-name="P7" draw:layer="layout" svg:width="0.756cm" svg:height="0.915cm" draw:transform="rotate (1.5707963267949) translate (10.688cm 4.069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6" draw:style-name="gr13" draw:text-style-name="P5" draw:layer="layout" svg:x1="10.681cm" svg:y1="3.684cm" svg:x2="11.122cm" svg:y2="3.685cm">
            <text:p/>
          </draw:line>
          <draw:custom-shape draw:name="Rectangle 245" draw:style-name="gr29" draw:text-style-name="P8" draw:layer="layout" svg:width="0.31cm" svg:height="0.131cm" draw:transform="rotate (1.5707963267949) translate (11.061cm 4.041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47" draw:style-name="gr13" draw:text-style-name="P5" draw:layer="layout" svg:x1="10.272cm" svg:y1="4.213cm" svg:x2="10.273cm" svg:y2="5.094cm">
          <text:p/>
        </draw:line>
        <draw:g draw:name="Group 110">
          <draw:custom-shape draw:name="Arc 110" draw:style-name="gr30" draw:text-style-name="P7" draw:layer="layout" svg:width="0.756cm" svg:height="0.915cm" draw:transform="rotate (1.5707963267949) translate (9.816cm 5.22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8" draw:style-name="gr13" draw:text-style-name="P5" draw:layer="layout" svg:x1="9.809cm" svg:y1="4.85cm" svg:x2="10.25cm" svg:y2="4.851cm">
            <text:p/>
          </draw:line>
          <draw:custom-shape draw:name="Rectangle 246" draw:style-name="gr29" draw:text-style-name="P8" draw:layer="layout" svg:width="0.309cm" svg:height="0.131cm" draw:transform="rotate (1.5707963267949) translate (10.189cm 4.8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1">
          <draw:custom-shape draw:name="Arc 111" draw:style-name="gr34" draw:text-style-name="P7" draw:layer="layout" svg:width="0.697cm" svg:height="0.899cm" draw:transform="rotate (-3.14159265358979) translate (10.517cm 2.984cm)">
            <text:p/>
            <draw:enhanced-geometry draw:mirror-horizontal="false" draw:mirror-vertical="fals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49" draw:style-name="gr13" draw:text-style-name="P5" draw:layer="layout" svg:x1="10.174cm" svg:y1="2.991cm" svg:x2="10.175cm" svg:y2="2.558cm">
            <text:p/>
          </draw:line>
          <draw:custom-shape draw:name="Rectangle 247" draw:style-name="gr29" draw:text-style-name="P8" draw:layer="layout" svg:width="0.284cm" svg:height="0.128cm" draw:transform="rotate (-3.14159265358979) translate (10.122cm 2.6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2">
          <draw:custom-shape draw:name="Arc 112" draw:style-name="gr30" draw:text-style-name="P7" draw:layer="layout" svg:width="0.756cm" svg:height="0.915cm" draw:transform="rotate (1.5707963267949) translate (11.966cm 5.705cm)">
            <text:p/>
            <draw:enhanced-geometry draw:mirror-horizontal="false" draw:mirror-vertical="true" svg:viewBox="0 0 0 0" draw:text-areas="?f36 ?f42 ?f24 ?f30" draw:type="ooxml-arc" draw:modifiers="16188466 2152627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line draw:name="Straight Connector 450" draw:style-name="gr13" draw:text-style-name="P5" draw:layer="layout" svg:x1="11.959cm" svg:y1="5.32cm" svg:x2="12.4cm" svg:y2="5.321cm">
            <text:p/>
          </draw:line>
          <draw:custom-shape draw:name="Rectangle 248" draw:style-name="gr29" draw:text-style-name="P8" draw:layer="layout" svg:width="0.308cm" svg:height="0.132cm" draw:transform="rotate (1.5707963267949) translate (12.337cm 5.687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49" draw:style-name="gr35" draw:text-style-name="P9" draw:layer="layout" svg:width="0.126cm" svg:height="0.805cm" draw:transform="rotate (-1.5707963267949) translate (15.757cm 36.3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36" draw:text-style-name="P2" draw:layer="layout" svg:width="1.19cm" svg:height="4.254cm" draw:transform="rotate (-1.5707963267949) translate (17.217cm 20.47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37" draw:text-style-name="P10" draw:layer="layout" svg:width="2.501cm" svg:height="4.297cm" draw:transform="rotate (-1.5707963267949) translate (17.217cm 27.04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38" draw:text-style-name="P10" draw:layer="layout" svg:width="1.192cm" svg:height="4.384cm" draw:transform="rotate (-1.5707963267949) translate (17.267cm 21.78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3" draw:style-name="gr39" draw:text-style-name="P10" draw:layer="layout" svg:width="1.184cm" svg:height="4.384cm" draw:transform="rotate (-1.5707963267949) translate (17.26cm 19.17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40" draw:text-style-name="P11" draw:layer="layout" svg:width="2.58cm" svg:height="2.599cm" draw:transform="rotate (-1.5707963267949) translate (15.706cm 15.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: Shape 4" draw:style-name="gr41" draw:text-style-name="P3" draw:layer="layout" svg:width="4.68cm" svg:height="4.281cm" draw:transform="rotate (-1.5707963267949) translate (17.23cm 11.788cm)">
          <text:p/>
          <draw:enhanced-geometry draw:mirror-horizontal="false" draw:mirror-vertical="false" svg:viewBox="0 0 0 0" drawooo:sub-view-size="1685261 1541721" draw:text-areas="0 0 ?f22 ?f23" draw:type="ooxml-non-primitive" draw:enhanced-path="M 0 5317 L 792126 0 797442 1217428 1265275 1217428 1376916 1360968 1435395 1408814 1536405 1461977 1679944 1488558 1685261 1541721 5316 1536405 0 5317 Z N">
            <draw:equation draw:name="f0" draw:formula="0*logwidth/1685261"/>
            <draw:equation draw:name="f1" draw:formula="5317*logheight/1541721"/>
            <draw:equation draw:name="f2" draw:formula="792126*logwidth/1685261"/>
            <draw:equation draw:name="f3" draw:formula="0*logheight/1541721"/>
            <draw:equation draw:name="f4" draw:formula="797442*logwidth/1685261"/>
            <draw:equation draw:name="f5" draw:formula="1217428*logheight/1541721"/>
            <draw:equation draw:name="f6" draw:formula="1265275*logwidth/1685261"/>
            <draw:equation draw:name="f7" draw:formula="1217428*logheight/1541721"/>
            <draw:equation draw:name="f8" draw:formula="1376916*logwidth/1685261"/>
            <draw:equation draw:name="f9" draw:formula="1360968*logheight/1541721"/>
            <draw:equation draw:name="f10" draw:formula="1435395*logwidth/1685261"/>
            <draw:equation draw:name="f11" draw:formula="1408814*logheight/1541721"/>
            <draw:equation draw:name="f12" draw:formula="1536405*logwidth/1685261"/>
            <draw:equation draw:name="f13" draw:formula="1461977*logheight/1541721"/>
            <draw:equation draw:name="f14" draw:formula="1679944*logwidth/1685261"/>
            <draw:equation draw:name="f15" draw:formula="1488558*logheight/1541721"/>
            <draw:equation draw:name="f16" draw:formula="1685261*logwidth/1685261"/>
            <draw:equation draw:name="f17" draw:formula="1541721*logheight/1541721"/>
            <draw:equation draw:name="f18" draw:formula="5316*logwidth/1685261"/>
            <draw:equation draw:name="f19" draw:formula="1536405*logheight/1541721"/>
            <draw:equation draw:name="f20" draw:formula="0*logwidth/1685261"/>
            <draw:equation draw:name="f21" draw:formula="5317*logheight/1541721"/>
            <draw:equation draw:name="f22" draw:formula="logwidth"/>
            <draw:equation draw:name="f23" draw:formula="logheight"/>
          </draw:enhanced-geometry>
        </draw:custom-shape>
        <draw:custom-shape draw:name="Freeform: Shape 5" draw:style-name="gr42" draw:text-style-name="P10" draw:layer="layout" svg:width="5.389cm" svg:height="4.325cm" draw:transform="rotate (-1.5707963267949) translate (17.274cm 6.4cm)">
          <text:p/>
          <draw:enhanced-geometry draw:mirror-horizontal="false" draw:mirror-vertical="false" svg:viewBox="0 0 0 0" drawooo:sub-view-size="1940442 1557670" draw:text-areas="0 0 ?f14 ?f15" draw:type="ooxml-non-primitive" draw:enhanced-path="M 0 0 L 1935126 10633 1940442 1552354 909084 1557670 489098 1233377 0 1233377 0 0 Z N">
            <draw:equation draw:name="f0" draw:formula="0*logwidth/1940442"/>
            <draw:equation draw:name="f1" draw:formula="0*logheight/1557670"/>
            <draw:equation draw:name="f2" draw:formula="1935126*logwidth/1940442"/>
            <draw:equation draw:name="f3" draw:formula="10633*logheight/1557670"/>
            <draw:equation draw:name="f4" draw:formula="1940442*logwidth/1940442"/>
            <draw:equation draw:name="f5" draw:formula="1552354*logheight/1557670"/>
            <draw:equation draw:name="f6" draw:formula="909084*logwidth/1940442"/>
            <draw:equation draw:name="f7" draw:formula="1557670*logheight/1557670"/>
            <draw:equation draw:name="f8" draw:formula="489098*logwidth/1940442"/>
            <draw:equation draw:name="f9" draw:formula="1233377*logheight/1557670"/>
            <draw:equation draw:name="f10" draw:formula="0*logwidth/1940442"/>
            <draw:equation draw:name="f11" draw:formula="1233377*logheight/1557670"/>
            <draw:equation draw:name="f12" draw:formula="0*logwidth/1940442"/>
            <draw:equation draw:name="f13" draw:formula="0*logheight/1557670"/>
            <draw:equation draw:name="f14" draw:formula="logwidth"/>
            <draw:equation draw:name="f15" draw:formula="logheight"/>
          </draw:enhanced-geometry>
        </draw:custom-shape>
        <draw:custom-shape draw:name="Rectangle 254" draw:style-name="gr43" draw:text-style-name="P12" draw:layer="layout" svg:width="3.782cm" svg:height="1.972cm" draw:transform="rotate (-1.5707963267949) translate (11.781cm 11.62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6" draw:style-name="gr44" draw:text-style-name="P11" draw:layer="layout" svg:width="2.491cm" svg:height="3.381cm" draw:transform="rotate (-1.5707963267949) translate (17.247cm 13.997cm)">
          <text:p/>
          <draw:enhanced-geometry draw:mirror-horizontal="false" draw:mirror-vertical="false" svg:viewBox="0 0 0 0" drawooo:sub-view-size="897066 1217755" draw:text-areas="0 0 ?f24 ?f25" draw:type="ooxml-non-primitive" draw:enhanced-path="M 4334 4334 L 897066 0 897066 546040 745388 572042 632713 637046 502703 758389 455033 879731 429031 992406 442032 1113748 476702 1217755 0 1213422 C 1445 810393 2889 407363 4334 4334 Z N">
            <draw:equation draw:name="f0" draw:formula="4334*logwidth/897066"/>
            <draw:equation draw:name="f1" draw:formula="4334*logheight/1217755"/>
            <draw:equation draw:name="f2" draw:formula="897066*logwidth/897066"/>
            <draw:equation draw:name="f3" draw:formula="0*logheight/1217755"/>
            <draw:equation draw:name="f4" draw:formula="897066*logwidth/897066"/>
            <draw:equation draw:name="f5" draw:formula="546040*logheight/1217755"/>
            <draw:equation draw:name="f6" draw:formula="745388*logwidth/897066"/>
            <draw:equation draw:name="f7" draw:formula="572042*logheight/1217755"/>
            <draw:equation draw:name="f8" draw:formula="632713*logwidth/897066"/>
            <draw:equation draw:name="f9" draw:formula="637046*logheight/1217755"/>
            <draw:equation draw:name="f10" draw:formula="502703*logwidth/897066"/>
            <draw:equation draw:name="f11" draw:formula="758389*logheight/1217755"/>
            <draw:equation draw:name="f12" draw:formula="455033*logwidth/897066"/>
            <draw:equation draw:name="f13" draw:formula="879731*logheight/1217755"/>
            <draw:equation draw:name="f14" draw:formula="429031*logwidth/897066"/>
            <draw:equation draw:name="f15" draw:formula="992406*logheight/1217755"/>
            <draw:equation draw:name="f16" draw:formula="442032*logwidth/897066"/>
            <draw:equation draw:name="f17" draw:formula="1113748*logheight/1217755"/>
            <draw:equation draw:name="f18" draw:formula="476702*logwidth/897066"/>
            <draw:equation draw:name="f19" draw:formula="1217755*logheight/1217755"/>
            <draw:equation draw:name="f20" draw:formula="0*logwidth/897066"/>
            <draw:equation draw:name="f21" draw:formula="1213422*logheight/1217755"/>
            <draw:equation draw:name="f22" draw:formula="4334*logwidth/897066"/>
            <draw:equation draw:name="f23" draw:formula="4334*logheight/1217755"/>
            <draw:equation draw:name="f24" draw:formula="logwidth"/>
            <draw:equation draw:name="f25" draw:formula="logheight"/>
          </draw:enhanced-geometry>
        </draw:custom-shape>
        <draw:custom-shape draw:name="TextBox 45" draw:style-name="gr112" draw:text-style-name="P14" draw:layer="layout" svg:width="5.466cm" svg:height="1.435cm" svg:x="18.664cm" svg:y="32.374cm">
          <text:p text:style-name="P13"><text:span text:style-name="T1">CSRU </text:span></text:p>
          <text:p text:style-name="P13"><text:span text:style-name="T1">Interview roo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46" draw:text-style-name="P5" draw:layer="layout" svg:width="1.994cm" svg:height="0.775cm" svg:x="16.67cm" svg:y="32.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6" draw:style-name="gr113" draw:text-style-name="P14" draw:layer="layout" svg:width="5.333cm" svg:height="1.435cm" svg:x="18.664cm" svg:y="30.382cm">
          <text:p text:style-name="P13"><text:span text:style-name="T1">CSRU </text:span></text:p>
          <text:p text:style-name="P13"><text:span text:style-name="T1">Interview roo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48" draw:text-style-name="P5" draw:layer="layout" svg:width="2.08cm" svg:height="0.172cm" svg:x="16.583cm" svg:y="30.9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7" draw:style-name="gr114" draw:text-style-name="P16" draw:layer="layout" svg:width="5.351cm" svg:height="1.435cm" svg:x="3.811cm" svg:y="33.544cm">
          <text:p text:style-name="P15"><text:span text:style-name="T1">CSRU </text:span></text:p>
          <text:p text:style-name="P15"><text:span text:style-name="T1">Interview roo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15" draw:text-style-name="P16" draw:layer="layout" svg:width="5.53cm" svg:height="1.433cm" svg:x="3.631cm" svg:y="31.824cm">
          <text:p text:style-name="P15"><text:span text:style-name="T1">CSRU </text:span></text:p>
          <text:p text:style-name="P15"><text:span text:style-name="T1">Interview roo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51" draw:text-style-name="P5" draw:layer="layout" svg:width="4.249cm" svg:height="1.979cm" svg:x="9.164cm" svg:y="32.2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52" draw:text-style-name="P5" draw:layer="layout" svg:width="4.384cm" svg:height="1.608cm" svg:x="9.163cm" svg:y="30.9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9" draw:style-name="gr116" draw:text-style-name="P14" draw:layer="layout" svg:width="2.926cm" svg:height="1.433cm" svg:x="18.664cm" svg:y="28.205cm">
          <text:p text:style-name="P13"><text:span text:style-name="T2">EEG Boot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54" draw:text-style-name="P5" draw:layer="layout" svg:width="2.08cm" svg:height="0.001cm" svg:x="16.583cm" svg:y="28.9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2" draw:style-name="gr117" draw:text-style-name="P14" draw:layer="layout" svg:width="3.561cm" svg:height="1.433cm" svg:x="18.666cm" svg:y="26.415cm">
          <text:p text:style-name="P13"><text:span text:style-name="T2">EEG <text:s/>Booth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56" draw:text-style-name="P5" draw:layer="layout" svg:width="2.073cm" svg:height="0.509cm" svg:x="16.588cm" svg:y="27.1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3" draw:style-name="gr118" draw:text-style-name="P16" draw:layer="layout" svg:width="3.445cm" svg:height="1.433cm" svg:x="5.716cm" svg:y="28.227cm">
          <text:p text:style-name="P15"><text:span text:style-name="T2">EEG</text:span></text:p>
          <text:p text:style-name="P15"><text:span text:style-name="T2">Booth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19" draw:text-style-name="P16" draw:layer="layout" svg:width="3.445cm" svg:height="1.433cm" svg:x="5.716cm" svg:y="26.415cm">
          <text:p text:style-name="P15"><text:span text:style-name="T2">EEG <text:s/>Booth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59" draw:text-style-name="P5" draw:layer="layout" svg:width="4.396cm" svg:height="0.001cm" svg:x="9.164cm" svg:y="28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60" draw:text-style-name="P5" draw:layer="layout" svg:width="4.402cm" svg:height="0.497cm" svg:x="9.164cm" svg:y="27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5" draw:style-name="gr120" draw:text-style-name="P16" draw:layer="layout" svg:width="6.414cm" svg:height="1.435cm" svg:x="2.748cm" svg:y="29.952cm">
          <text:p text:style-name="P15"><text:span text:style-name="T3">VR </text:span></text:p>
          <text:p text:style-name="P15"><text:span text:style-name="T3">Body Scanner 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62" draw:text-style-name="P5" draw:layer="layout" svg:width="1.479cm" svg:height="1.354cm" svg:x="9.164cm" svg:y="29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6" draw:style-name="gr121" draw:text-style-name="P16" draw:layer="layout" svg:width="5.349cm" svg:height="1.433cm" svg:x="3.811cm" svg:y="24.466cm">
          <text:p text:style-name="P15"><text:span text:style-name="T1">CSRU</text:span></text:p>
          <text:p text:style-name="P15"><text:span text:style-name="T1">Biomarker 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64" draw:text-style-name="P5" draw:layer="layout" svg:width="1.514cm" svg:height="0.001cm" svg:x="9.208cm" svg:y="25.2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7" draw:style-name="gr122" draw:text-style-name="P14" draw:layer="layout" svg:width="4.196cm" svg:height="1.433cm" svg:x="18.662cm" svg:y="22.21cm">
          <text:p text:style-name="P13"><text:span text:style-name="T2">EEG</text:span></text:p>
          <text:p text:style-name="P13"><text:span text:style-name="T2">Booth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66" draw:text-style-name="P5" draw:layer="layout" svg:width="1.964cm" svg:height="0.309cm" svg:x="16.698cm" svg:y="22.40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58" draw:style-name="gr123" draw:text-style-name="P14" draw:layer="layout" svg:width="3.561cm" svg:height="1.433cm" svg:x="18.666cm" svg:y="18.591cm">
          <text:p text:style-name="P13"><text:span text:style-name="T2">EEG</text:span></text:p>
          <text:p text:style-name="P13"><text:span text:style-name="T2">Booth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124" draw:text-style-name="P5" draw:layer="layout" svg:width="1.941cm" svg:height="0.516cm" svg:x="16.72cm" svg:y="19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9" draw:style-name="gr125" draw:text-style-name="P14" draw:layer="layout" svg:width="5.466cm" svg:height="1.435cm" svg:x="18.664cm" svg:y="20.328cm">
          <text:p text:style-name="P13"><text:span text:style-name="T1">CSRU </text:span></text:p>
          <text:p text:style-name="P13"><text:span text:style-name="T1">Interview room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70" draw:text-style-name="P5" draw:layer="layout" svg:width="2.137cm" svg:height="0.001cm" svg:x="16.524cm" svg:y="21.07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60" draw:style-name="gr126" draw:text-style-name="P16" draw:layer="layout" svg:width="4.082cm" svg:height="1.433cm" svg:x="5.08cm" svg:y="22.023cm">
          <text:p text:style-name="P15"><text:span text:style-name="T2">EEG</text:span></text:p>
          <text:p text:style-name="P15"><text:span text:style-name="T2">Booth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27" draw:text-style-name="P16" draw:layer="layout" svg:width="3.445cm" svg:height="1.433cm" svg:x="5.716cm" svg:y="18.573cm">
          <text:p text:style-name="P15"><text:span text:style-name="T2">EEG <text:s/>Booth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128" draw:text-style-name="P16" draw:layer="layout" svg:width="5.351cm" svg:height="1.435cm" svg:x="3.811cm" svg:y="20.342cm">
          <text:p text:style-name="P15"><text:span text:style-name="T1">CSRU </text:span></text:p>
          <text:p text:style-name="P15"><text:span text:style-name="T1">Interview room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74" draw:text-style-name="P5" draw:layer="layout" svg:width="4.249cm" svg:height="0.468cm" svg:x="9.163cm" svg:y="22.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0" draw:style-name="gr75" draw:text-style-name="P5" draw:layer="layout" svg:width="4.41cm" svg:height="0.001cm" svg:x="9.1cm" svg:y="21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1" draw:style-name="gr76" draw:text-style-name="P5" draw:layer="layout" svg:width="4.251cm" svg:height="0.389cm" svg:x="9.163cm" svg:y="19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3" draw:style-name="gr129" draw:text-style-name="P14" draw:layer="layout" svg:width="0.501cm" svg:height="0.841cm" svg:x="15.821cm" svg:y="31.86cm">
          <text:p text:style-name="P13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130" draw:text-style-name="P14" draw:layer="layout" svg:width="0.501cm" svg:height="0.841cm" svg:x="15.821cm" svg:y="30.547cm">
          <text:p text:style-name="P13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131" draw:text-style-name="P14" draw:layer="layout" svg:width="0.501cm" svg:height="0.841cm" svg:x="13.603cm" svg:y="31.86cm">
          <text:p text:style-name="P13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132" draw:text-style-name="P14" draw:layer="layout" svg:width="0.501cm" svg:height="0.841cm" svg:x="13.603cm" svg:y="30.547cm">
          <text:p text:style-name="P13"><text:span text:style-name="T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133" draw:text-style-name="P14" draw:layer="layout" svg:width="0.501cm" svg:height="0.841cm" svg:x="15.171cm" svg:y="28.522cm">
          <text:p text:style-name="P13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134" draw:text-style-name="P14" draw:layer="layout" svg:width="0.501cm" svg:height="0.841cm" svg:x="15.171cm" svg:y="27.187cm">
          <text:p text:style-name="P13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135" draw:text-style-name="P14" draw:layer="layout" svg:width="0.501cm" svg:height="0.841cm" svg:x="14.188cm" svg:y="28.522cm">
          <text:p text:style-name="P13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136" draw:text-style-name="P14" draw:layer="layout" svg:width="0.501cm" svg:height="0.841cm" svg:x="14.188cm" svg:y="27.187cm">
          <text:p text:style-name="P13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37" draw:text-style-name="P14" draw:layer="layout" svg:width="0.501cm" svg:height="0.841cm" svg:x="15.171cm" svg:y="21.949cm">
          <text:p text:style-name="P13"><text:span text:style-name="T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138" draw:text-style-name="P14" draw:layer="layout" svg:width="0.501cm" svg:height="0.841cm" svg:x="15.171cm" svg:y="19.37cm">
          <text:p text:style-name="P13"><text:span text:style-name="T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39" draw:text-style-name="P14" draw:layer="layout" svg:width="0.501cm" svg:height="0.841cm" svg:x="14.177cm" svg:y="21.949cm">
          <text:p text:style-name="P13"><text:span text:style-name="T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40" draw:text-style-name="P14" draw:layer="layout" svg:width="0.654cm" svg:height="0.841cm" svg:x="14.177cm" svg:y="19.37cm">
          <text:p text:style-name="P13"><text:span text:style-name="T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41" draw:text-style-name="P14" draw:layer="layout" svg:width="0.501cm" svg:height="0.841cm" svg:x="15.171cm" svg:y="20.678cm">
          <text:p text:style-name="P13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42" draw:text-style-name="P14" draw:layer="layout" svg:width="0.501cm" svg:height="0.841cm" svg:x="14.177cm" svg:y="20.678cm">
          <text:p text:style-name="P13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143" draw:text-style-name="P18" draw:layer="layout" svg:width="8.746cm" svg:height="2.621cm" svg:x="18.559cm" svg:y="13.505cm">
          <text:p text:style-name="P17"><text:span text:style-name="T4">M/EEG-NMOD Off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2" draw:style-name="gr92" draw:text-style-name="P5" draw:layer="layout" svg:width="0.001cm" svg:height="2.277cm" draw:transform="rotate (-1.5707963267949) translate (18.529cm 14.7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8" draw:style-name="gr144" draw:text-style-name="P14" draw:layer="layout" svg:width="2.533cm" svg:height="1.435cm" svg:x="18.591cm" svg:y="12.128cm">
          <text:p text:style-name="P13"><text:span text:style-name="T3">VR Off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4" draw:style-name="gr94" draw:text-style-name="P5" draw:layer="layout" svg:width="0.001cm" svg:height="2.277cm" draw:transform="rotate (-1.5707963267949) translate (18.529cm 12.8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9" draw:style-name="gr145" draw:text-style-name="P20" draw:layer="layout" svg:width="4.213cm" svg:height="1.013cm" svg:x="18.646cm" svg:y="9.092cm">
          <text:p text:style-name="P19"><text:span text:style-name="T5">ME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146" draw:text-style-name="P14" draw:layer="layout" svg:width="5.011cm" svg:height="1.433cm" svg:x="20.389cm" svg:y="2.411cm">
          <text:p text:style-name="P13"><text:span text:style-name="T1">CSRU </text:span></text:p>
          <text:p text:style-name="P13"><text:span text:style-name="T1">Sleep roo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147" draw:text-style-name="P14" draw:layer="layout" svg:width="5.646cm" svg:height="0.841cm" svg:x="20.389cm" svg:y="3.732cm">
          <text:p text:style-name="P13"><text:span text:style-name="T1">Sleep roo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148" draw:text-style-name="P14" draw:layer="layout" svg:width="5.011cm" svg:height="0.841cm" svg:x="20.389cm" svg:y="4.438cm">
          <text:p text:style-name="P13"><text:span text:style-name="T1">Sleep roo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6" draw:style-name="gr99" draw:text-style-name="P5" draw:layer="layout" svg:width="2.592cm" svg:height="0.271cm" svg:x="17.754cm" svg:y="3.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7" draw:style-name="gr100" draw:text-style-name="P5" draw:layer="layout" svg:width="4.105cm" svg:height="0.671cm" svg:x="16.322cm" svg:y="3.4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8" draw:style-name="gr101" draw:text-style-name="P5" draw:layer="layout" svg:width="5.422cm" svg:height="1.294cm" svg:x="15.009cm" svg:y="3.5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3" draw:style-name="gr149" draw:text-style-name="P16" draw:layer="layout" svg:width="4.462cm" svg:height="1.435cm" svg:x="4.952cm" svg:y="3.162cm">
          <text:p text:style-name="P15"><text:span text:style-name="T1">CSRU </text:span></text:p>
          <text:p text:style-name="P15"><text:span text:style-name="T1">Relaxing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9" draw:style-name="gr103" draw:text-style-name="P5" draw:layer="layout" svg:width="2.887cm" svg:height="0.001cm" svg:x="9.459cm" svg:y="3.8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4" draw:style-name="gr150" draw:text-style-name="P22" draw:layer="layout" svg:width="9.796cm" svg:height="1.436cm" svg:x="-0.135cm" svg:y="12.608cm">
          <text:p text:style-name="P21"><text:span text:style-name="T6">Neuromo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105" draw:text-style-name="P5" draw:layer="layout" svg:width="0.001cm" svg:height="1.239cm" draw:transform="rotate (1.5707963267949) translate (9.399cm 13.42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85" draw:style-name="gr151" draw:text-style-name="P14" draw:layer="layout" svg:width="0.501cm" svg:height="0.841cm" svg:x="14.753cm" svg:y="2.781cm">
          <text:p text:style-name="P13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152" draw:text-style-name="P14" draw:layer="layout" svg:width="0.663cm" svg:height="0.841cm" draw:transform="rotate (-0.0542797397370241) translate (15.839cm 2.781cm)">
          <text:p text:style-name="P13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7" draw:style-name="gr153" draw:text-style-name="P14" draw:layer="layout" svg:width="0.501cm" svg:height="0.841cm" svg:x="17.052cm" svg:y="2.781cm">
          <text:p text:style-name="P13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154" draw:text-style-name="P14" draw:layer="layout" svg:width="4.574cm" svg:height="1.433cm" svg:x="18.711cm" svg:y="34.882cm">
          <text:p text:style-name="P13"><text:span text:style-name="T7">MRI</text:span></text:p>
          <text:p text:style-name="P13"><text:span text:style-name="T7">R&amp;D 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110" draw:text-style-name="P5" draw:layer="layout" svg:width="2.576cm" svg:height="0.001cm" svg:x="15.974cm" svg:y="9.59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1">
          <draw:page-thumbnail draw:style-name="gr111" draw:layer="layout" svg:width="19.798cm" svg:height="11.136cm" svg:x="0.6cm" svg:y="2.257cm" draw:page-number="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65cm" fo:margin-bottom="0cm" fo:text-indent="0cm"/>
      <style:text-properties fo:font-size="67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24cm" fo:margin-bottom="0cm" fo:text-indent="0cm"/>
      <style:text-properties fo:font-size="5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82cm" fo:margin-bottom="0cm" fo:text-indent="0cm"/>
      <style:text-properties fo:font-size="48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6.40000152587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38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54cm" svg:height="7.575cm" svg:x="2.722cm" svg:y="2.485cm"/>
      <draw:page-thumbnail draw:layer="backgroundobjects" svg:width="5.554cm" svg:height="7.575cm" svg:x="2.722cm" svg:y="11.061cm"/>
      <draw:page-thumbnail draw:layer="backgroundobjects" svg:width="5.554cm" svg:height="7.575cm" svg:x="2.722cm" svg:y="19.637cm"/>
      <draw:page-thumbnail draw:layer="backgroundobjects" svg:width="5.554cm" svg:height="7.575cm" svg:x="12.722cm" svg:y="2.485cm"/>
      <draw:page-thumbnail draw:layer="backgroundobjects" svg:width="5.554cm" svg:height="7.575cm" svg:x="12.722cm" svg:y="11.061cm"/>
      <draw:page-thumbnail draw:layer="backgroundobjects" svg:width="5.554cm" svg:height="7.575cm" svg:x="12.722cm" svg:y="19.637cm"/>
    </style:handout-master>
    <style:master-page style:name="Default" style:page-layout-name="PM1" draw:style-name="Mdp1">
      <draw:frame presentation:style-name="Default-title" draw:layer="backgroundobjects" svg:width="25.145cm" svg:height="6.36cm" svg:x="1.395cm" svg:y="1.519cm" presentation:class="title" presentation:placeholder="true">
        <draw:text-box/>
      </draw:frame>
      <draw:frame presentation:style-name="Default-outline1" draw:layer="backgroundobjects" svg:width="25.145cm" svg:height="22.095cm" svg:x="1.395cm" svg:y="8.913cm" presentation:class="outline" presentation:placeholder="true">
        <draw:text-box/>
      </draw:frame>
      <draw:frame presentation:style-name="Mpr1" draw:text-style-name="MP2" draw:layer="backgroundobjects" svg:width="6.508cm" svg:height="2.625cm" svg:x="1.395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2.625cm" svg:x="9.554cm" svg:y="34.7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8cm" svg:height="2.625cm" svg:x="20.031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1T16:26:14.660372989</meta:creation-date>
    <dc:date>2024-06-10T13:15:21.990142994</dc:date>
    <meta:editing-duration>PT8M2S</meta:editing-duration>
    <meta:editing-cycles>3</meta:editing-cycles>
    <meta:generator>LibreOffice/7.3.7.2$Linux_X86_64 LibreOffice_project/30$Build-2</meta:generator>
    <meta:document-statistic meta:object-count="908"/>
  </office:meta>
</office:document-meta>
</file>